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c8526" draw:stroke-linejoin="bevel" draw:fill="none" draw:fill-color="#cccccc" draw:textarea-horizontal-align="justify" draw:textarea-vertical-align="middle" draw:auto-grow-height="false" fo:min-height="19.75cm" fo:min-width="29.8cm"/>
    </style:style>
    <style:style style:name="gr2" style:family="graphic" style:parent-style-name="standard">
      <style:graphic-properties svg:stroke-width="0.7cm" svg:stroke-color="#000000" draw:marker-start-width="1.906cm" draw:marker-end-width="1.906cm" draw:stroke-linejoin="bevel" draw:fill="solid" draw:fill-color="#000000" draw:textarea-horizontal-align="justify" draw:textarea-vertical-align="middle" draw:auto-grow-height="false" fo:min-height="14.242cm" fo:min-width="14.392cm" fo:padding-top="0.479cm" fo:padding-bottom="0.479cm" fo:padding-left="0.604cm" fo:padding-right="0.604cm"/>
    </style:style>
    <style:style style:name="gr3" style:family="graphic" style:parent-style-name="measure">
      <style:graphic-properties draw:stroke-linejoin="bevel" draw:textarea-vertical-align="middle" draw:line-distance="0.6cm"/>
    </style:style>
    <style:style style:name="gr4" style:family="graphic" style:parent-style-name="measure" style:list-style-name="L1">
      <style:graphic-properties draw:textarea-vertical-align="middle" draw:line-distance="0.6cm" draw:placing="above"/>
    </style:style>
    <style:style style:name="gr5" style:family="graphic" style:parent-style-name="measure" style:list-style-name="L1">
      <style:graphic-properties draw:textarea-vertical-align="middle" draw:line-distance="0.6cm" draw:placing="above"/>
    </style:style>
    <style:style style:name="gr6" style:family="graphic" style:parent-style-name="standard">
      <style:graphic-properties svg:stroke-width="0.7cm" svg:stroke-color="#333333" draw:marker-start-width="1.906cm" draw:marker-end-width="1.906cm" draw:stroke-linejoin="miter" draw:fill="solid" draw:fill-color="#000000" draw:textarea-horizontal-align="justify" draw:textarea-vertical-align="middle" draw:auto-grow-height="false" fo:min-height="0cm" fo:min-width="14.392cm" fo:padding-top="0.479cm" fo:padding-bottom="0.479cm" fo:padding-left="0.604cm" fo:padding-right="0.604cm"/>
    </style:style>
    <style:style style:name="gr7" style:family="graphic" style:parent-style-name="standard">
      <style:graphic-properties svg:stroke-width="0.7cm" svg:stroke-color="#333333" draw:marker-start-width="1.906cm" draw:marker-end-width="1.906cm" draw:stroke-linejoin="miter" draw:fill="solid" draw:fill-color="#000000" draw:textarea-horizontal-align="justify" draw:textarea-vertical-align="middle" draw:auto-grow-height="false" fo:min-height="26.243cm" fo:min-width="0cm" fo:padding-top="0.479cm" fo:padding-bottom="0.479cm" fo:padding-left="0.604cm" fo:padding-right="0.604cm"/>
    </style:style>
    <style:style style:name="gr8" style:family="graphic" style:parent-style-name="standard">
      <style:graphic-properties svg:stroke-width="0.7cm" svg:stroke-color="#000000" draw:marker-start-width="1.906cm" draw:marker-end-width="1.906cm" draw:stroke-linejoin="bevel" draw:fill="solid" draw:fill-color="#000000" draw:textarea-horizontal-align="justify" draw:textarea-vertical-align="middle" draw:auto-grow-height="false" fo:min-height="8.642cm" fo:min-width="14.392cm" fo:padding-top="0.479cm" fo:padding-bottom="0.479cm" fo:padding-left="0.604cm" fo:padding-right="0.604cm"/>
    </style:style>
    <style:style style:name="gr9" style:family="graphic" style:parent-style-name="measure" style:list-style-name="L1">
      <style:graphic-properties draw:textarea-vertical-align="middle" draw:line-distance="0.6cm" draw:placing="above"/>
    </style:style>
    <style:style style:name="gr10" style:family="graphic" style:parent-style-name="measure" style:list-style-name="L1">
      <style:graphic-properties draw:textarea-vertical-align="middle" draw:line-distance="0.6cm" draw:placing="above"/>
    </style:style>
    <style:style style:name="gr11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4.348cm" fo:min-width="3.698cm" fo:padding-top="0.226cm" fo:padding-bottom="0.226cm" fo:padding-left="0.351cm" fo:padding-right="0.351cm"/>
    </style:style>
    <style:style style:name="gr12" style:family="graphic" style:parent-style-name="standard">
      <style:graphic-properties draw:stroke="solid" draw:stroke-dash="Ultrafine_20_Dashed" svg:stroke-width="0.6cm" svg:stroke-color="#ffff99" draw:marker-start-width="2.004cm" draw:marker-end-width="2.004cm" draw:stroke-linejoin="bevel" draw:fill="solid" draw:fill-color="#ffff99" draw:fill-hatch-solid="false" draw:textarea-horizontal-align="center" draw:textarea-vertical-align="middle" draw:auto-grow-height="false" fo:min-height="8.542cm" fo:min-width="3.892cm" fo:padding-top="0.529cm" fo:padding-bottom="0.529cm" fo:padding-left="0.654cm" fo:padding-right="0.654cm"/>
    </style:style>
    <style:style style:name="gr13" style:family="graphic" style:parent-style-name="standard">
      <style:graphic-properties draw:stroke="solid" draw:stroke-dash="Ultrafine_20_Dashed" svg:stroke-width="0.6cm" svg:stroke-color="#ffff99" draw:marker-start-width="2.004cm" draw:marker-end-width="2.004cm" draw:stroke-linejoin="bevel" draw:fill="solid" draw:fill-color="#ffff99" draw:fill-hatch-solid="false" draw:textarea-horizontal-align="center" draw:textarea-vertical-align="middle" draw:auto-grow-height="false" fo:min-height="8.142cm" fo:min-width="1.892cm" fo:padding-top="0.529cm" fo:padding-bottom="0.529cm" fo:padding-left="0.654cm" fo:padding-right="0.654cm"/>
    </style:style>
    <style:style style:name="gr14" style:family="graphic" style:parent-style-name="standard">
      <style:graphic-properties draw:stroke="none" svg:stroke-width="0cm" svg:stroke-color="#000000" draw:marker-start-width="0.201cm" draw:marker-end-width="0.201cm" draw:stroke-linejoin="miter" draw:fill="hatch" draw:fill-color="#cccccc" draw:fill-hatch-name="Black_20_45_20_Degrees" draw:textarea-horizontal-align="right" draw:textarea-vertical-align="middle" draw:auto-grow-height="false" fo:min-height="9.948cm" fo:min-width="9.298cm" fo:padding-top="0.226cm" fo:padding-bottom="0.226cm" fo:padding-left="0.351cm" fo:padding-right="0.351cm"/>
    </style:style>
    <style:style style:name="gr15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0cm" fo:min-width="4.098cm" fo:padding-top="0.226cm" fo:padding-bottom="0.226cm" fo:padding-left="0.351cm" fo:padding-right="0.351cm"/>
    </style:style>
    <style:style style:name="gr16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1.948cm" fo:min-width="2.098cm" fo:padding-top="0.226cm" fo:padding-bottom="0.226cm" fo:padding-left="0.351cm" fo:padding-right="0.351cm"/>
    </style:style>
    <style:style style:name="gr17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2.348cm" fo:min-width="0cm" fo:padding-top="0.226cm" fo:padding-bottom="0.226cm" fo:padding-left="0.351cm" fo:padding-right="0.351cm"/>
    </style:style>
    <style:style style:name="gr18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4.348cm" fo:min-width="4.098cm" fo:padding-top="0.226cm" fo:padding-bottom="0.226cm" fo:padding-left="0.351cm" fo:padding-right="0.351cm"/>
    </style:style>
    <style:style style:name="gr19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2.348cm" fo:min-width="3.698cm" fo:padding-top="0.226cm" fo:padding-bottom="0.226cm" fo:padding-left="0.351cm" fo:padding-right="0.351cm"/>
    </style:style>
    <style:style style:name="gr20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0.787cm" fo:min-width="1.101cm"/>
    </style:style>
    <style:style style:name="gr21" style:family="graphic" style:parent-style-name="standard">
      <style:graphic-properties draw:stroke="none" svg:stroke-width="0cm" svg:stroke-color="#000000" draw:marker-start-width="0.204cm" draw:marker-end-width="0.204cm" draw:stroke-linejoin="miter" draw:fill="solid" draw:fill-color="#cccccc" draw:textarea-horizontal-align="center" draw:textarea-vertical-align="middle" draw:auto-grow-height="false" fo:min-height="0cm" fo:min-width="4.492cm" fo:padding-top="0.229cm" fo:padding-bottom="0.229cm" fo:padding-left="0.354cm" fo:padding-right="0.354cm"/>
    </style:style>
    <style:style style:name="gr22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0.398cm" fo:min-width="0.5cm"/>
    </style:style>
    <style:style style:name="gr23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3.948cm" fo:min-width="10.102cm" fo:padding-top="0.226cm" fo:padding-bottom="0.226cm" fo:padding-left="0.351cm" fo:padding-right="0.351cm"/>
    </style:style>
    <style:style style:name="gr24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3.148cm" fo:min-width="7.698cm" fo:padding-top="0.226cm" fo:padding-bottom="0.226cm" fo:padding-left="0.351cm" fo:padding-right="0.351cm"/>
    </style:style>
    <style:style style:name="gr25" style:family="graphic" style:parent-style-name="standard">
      <style:graphic-properties draw:stroke="none" svg:stroke-color="#000000" draw:fill="none" draw:fill-color="#ffffff" fo:min-height="0.937cm"/>
    </style:style>
    <style:style style:name="gr26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0.917cm" fo:min-width="1.301cm"/>
    </style:style>
    <style:style style:name="gr27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0.528cm" fo:min-width="0.7cm"/>
    </style:style>
    <style:style style:name="gr28" style:family="graphic" style:parent-style-name="standard">
      <style:graphic-properties svg:stroke-width="0.3cm" svg:stroke-color="#cccccc" draw:marker-start-width="1.046cm" draw:marker-end-width="1.046cm" draw:stroke-linejoin="bevel" svg:stroke-linecap="round" draw:fill="solid" draw:fill-color="#b3b3b3" draw:textarea-horizontal-align="justify" draw:textarea-vertical-align="middle" draw:auto-grow-height="false" fo:min-height="1.052cm" fo:min-width="0.402cm" fo:padding-top="0.274cm" fo:padding-bottom="0.274cm" fo:padding-left="0.399cm" fo:padding-right="0.399cm"/>
    </style:style>
    <style:style style:name="gr29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1.436cm" fo:min-width="2.1cm"/>
    </style:style>
    <style:style style:name="gr30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0cm" fo:min-width="0.898cm" fo:padding-top="0.226cm" fo:padding-bottom="0.226cm" fo:padding-left="0.351cm" fo:padding-right="0.351cm"/>
    </style:style>
    <style:style style:name="gr31" style:family="graphic" style:parent-style-name="standard">
      <style:graphic-properties draw:stroke="none" svg:stroke-width="0cm" svg:stroke-color="#000000" draw:marker-start-width="0.204cm" draw:marker-end-width="0.204cm" draw:stroke-linejoin="miter" draw:fill="solid" draw:fill-color="#cccccc" draw:textarea-horizontal-align="center" draw:textarea-vertical-align="middle" draw:auto-grow-height="false" fo:min-height="4.342cm" fo:min-width="0cm" fo:padding-top="0.229cm" fo:padding-bottom="0.229cm" fo:padding-left="0.354cm" fo:padding-right="0.354cm"/>
    </style:style>
    <style:style style:name="gr32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0.658cm" fo:min-width="0.9cm"/>
    </style:style>
    <style:style style:name="gr33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1.047cm" fo:min-width="1.501cm"/>
    </style:style>
    <style:style style:name="gr34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0.269cm" fo:min-width="0.301cm"/>
    </style:style>
    <style:style style:name="gr35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4.15cm" fo:min-width="5.698cm" fo:padding-top="0.226cm" fo:padding-bottom="0.226cm" fo:padding-left="0.351cm" fo:padding-right="0.351cm"/>
    </style:style>
    <style:style style:name="gr36" style:family="graphic" style:parent-style-name="standard">
      <style:graphic-properties draw:stroke="none" svg:stroke-width="0cm" svg:stroke-color="#000000" draw:marker-start-width="0.204cm" draw:marker-end-width="0.204cm" draw:stroke-linejoin="miter" draw:fill="solid" draw:fill-color="#cccccc" draw:textarea-horizontal-align="center" draw:textarea-vertical-align="middle" draw:auto-grow-height="false" fo:min-height="10.739cm" fo:min-width="8.89cm" fo:padding-top="0.229cm" fo:padding-bottom="0.229cm" fo:padding-left="0.354cm" fo:padding-right="0.354cm"/>
    </style:style>
    <style:style style:name="gr37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1.148cm" fo:min-width="2.498cm" fo:padding-top="0.226cm" fo:padding-bottom="0.226cm" fo:padding-left="0.351cm" fo:padding-right="0.351cm"/>
    </style:style>
    <style:style style:name="gr38" style:family="graphic" style:parent-style-name="standard">
      <style:graphic-properties draw:stroke="solid" svg:stroke-width="0.212cm" svg:stroke-color="#999999" draw:marker-start-width="0.517cm" draw:marker-end-width="0.517cm" draw:stroke-linejoin="round" svg:stroke-linecap="round" draw:fill-color="#b3b3b3" draw:textarea-horizontal-align="justify" draw:textarea-vertical-align="middle" draw:auto-grow-height="false" fo:min-height="0.906cm" fo:min-width="2.89cm" fo:padding-top="0.23cm" fo:padding-bottom="0.23cm" fo:padding-left="0.355cm" fo:padding-right="0.355cm"/>
    </style:style>
    <style:style style:name="gr39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0.738cm" fo:min-width="0.888cm" fo:padding-top="0.231cm" fo:padding-bottom="0.231cm" fo:padding-left="0.356cm" fo:padding-right="0.356cm"/>
    </style:style>
    <style:style style:name="gr40" style:family="graphic" style:parent-style-name="standard">
      <style:graphic-properties svg:stroke-width="0.7cm" svg:stroke-color="#808080" draw:marker-start-width="1.05cm" draw:marker-end-width="1.05cm" svg:stroke-linecap="round" draw:fill-color="#808080" draw:textarea-horizontal-align="justify" draw:textarea-vertical-align="middle" draw:auto-grow-height="false" fo:min-height="0cm" fo:min-width="0cm" fo:padding-top="0.475cm" fo:padding-bottom="0.475cm" fo:padding-left="0.6cm" fo:padding-right="0.6cm"/>
    </style:style>
    <style:style style:name="gr41" style:family="graphic" style:parent-style-name="standard">
      <style:graphic-properties svg:stroke-width="0.4cm" svg:stroke-color="#999999" draw:marker-start-width="0.3cm" draw:marker-end-width="0.3cm" draw:stroke-linejoin="round" draw:fill-color="#b3b3b3" draw:textarea-horizontal-align="justify" draw:textarea-vertical-align="middle" draw:auto-grow-height="false" fo:min-height="0.15cm" fo:min-width="0.101cm" fo:padding-top="0.325cm" fo:padding-bottom="0.325cm" fo:padding-left="0.45cm" fo:padding-right="0.45cm"/>
    </style:style>
    <style:style style:name="gr42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0cm" fo:min-width="0.488cm" fo:padding-top="0.231cm" fo:padding-bottom="0.231cm" fo:padding-left="0.356cm" fo:padding-right="0.356cm"/>
    </style:style>
    <style:style style:name="gr43" style:family="graphic" style:parent-style-name="standard">
      <style:graphic-properties draw:stroke="none" draw:fill="none" draw:fill-color="#ffff99" draw:fill-image-width="0cm" draw:fill-image-height="0cm" fo:min-height="0.95cm"/>
    </style:style>
    <style:style style:name="gr44" style:family="graphic" style:parent-style-name="standard">
      <style:graphic-properties svg:stroke-width="0cm" svg:stroke-color="#999999" draw:stroke-linejoin="miter" svg:stroke-linecap="round" draw:fill="hatch" draw:fill-color="#b3b3b3" draw:fill-hatch-name="Hatching_20_1" draw:fill-hatch-solid="false" draw:opacity="50%" draw:textarea-horizontal-align="center" draw:textarea-vertical-align="bottom" draw:auto-grow-height="false" fo:min-height="1.75cm" fo:min-width="1.5cm" draw:shadow-opacity="50%"/>
    </style:style>
    <style:style style:name="gr45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0.338cm" fo:min-width="0.088cm" fo:padding-top="0.231cm" fo:padding-bottom="0.231cm" fo:padding-left="0.356cm" fo:padding-right="0.356cm"/>
    </style:style>
    <style:style style:name="gr46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0.748cm" fo:min-width="1.298cm" fo:padding-top="0.226cm" fo:padding-bottom="0.226cm" fo:padding-left="0.351cm" fo:padding-right="0.351cm"/>
    </style:style>
    <style:style style:name="gr47" style:family="graphic" style:parent-style-name="standard">
      <style:graphic-properties svg:stroke-width="0cm" svg:stroke-color="#999999" draw:stroke-linejoin="miter" svg:stroke-linecap="round" draw:fill="hatch" draw:fill-color="#b3b3b3" draw:fill-hatch-name="Hatching_20_1" draw:fill-hatch-solid="true" draw:opacity="75%" draw:textarea-horizontal-align="center" draw:textarea-vertical-align="bottom" draw:auto-grow-height="false" fo:min-height="3.35cm" fo:min-width="1.5cm" draw:shadow-opacity="75%"/>
    </style:style>
    <style:style style:name="gr48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1.306cm" fo:min-width="1.9cm"/>
    </style:style>
    <style:style style:name="gr49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2.348cm" fo:min-width="4.898cm" fo:padding-top="0.226cm" fo:padding-bottom="0.226cm" fo:padding-left="0.351cm" fo:padding-right="0.351cm"/>
    </style:style>
    <style:style style:name="gr50" style:family="graphic" style:parent-style-name="standard">
      <style:graphic-properties draw:stroke-linejoin="miter" draw:fill-color="#e6e6e6" draw:textarea-horizontal-align="justify" draw:textarea-vertical-align="middle" draw:auto-grow-height="false" fo:min-height="2.55cm" fo:min-width="0cm"/>
    </style:style>
    <style:style style:name="gr51" style:family="graphic" style:parent-style-name="standard">
      <style:graphic-properties draw:stroke-linejoin="miter" draw:fill-color="#e6e6e6" draw:textarea-horizontal-align="justify" draw:textarea-vertical-align="middle" draw:auto-grow-height="false" fo:min-height="0.95cm" fo:min-width="0cm"/>
    </style:style>
    <style:style style:name="gr52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55cm" fo:min-width="1.1cm" draw:shadow-opacity="10%"/>
    </style:style>
    <style:style style:name="gr53" style:family="graphic" style:parent-style-name="standard">
      <style:graphic-properties draw:stroke="none" svg:stroke-width="0.201cm" svg:stroke-color="#000000" draw:marker-start-width="0.506cm" draw:marker-end-width="0.506cm" draw:stroke-linejoin="miter" draw:fill="none" draw:fill-color="#cccccc" draw:textarea-horizontal-align="right" draw:textarea-vertical-align="bottom" draw:auto-grow-height="false" fo:min-height="2.74cm" fo:min-width="2.49cm" fo:padding-top="0.23cm" fo:padding-bottom="0.23cm" fo:padding-left="0.355cm" fo:padding-right="0.355cm"/>
    </style:style>
    <style:style style:name="gr54" style:family="graphic" style:parent-style-name="standard">
      <style:graphic-properties draw:stroke="none" svg:stroke-width="0.201cm" svg:stroke-color="#000000" draw:marker-start-width="0.505cm" draw:marker-end-width="0.505cm" draw:stroke-linejoin="miter" draw:fill="none" draw:fill-color="#cccccc" draw:textarea-horizontal-align="center" draw:textarea-vertical-align="middle" draw:auto-grow-height="false" fo:min-height="2.342cm" fo:min-width="2.492cm" fo:padding-top="0.229cm" fo:padding-bottom="0.229cm" fo:padding-left="0.354cm" fo:padding-right="0.354cm"/>
    </style:style>
    <style:style style:name="gr55" style:family="graphic" style:parent-style-name="standard">
      <style:graphic-properties draw:stroke="none" svg:stroke-width="0.201cm" svg:stroke-color="#000000" draw:marker-start-width="0.502cm" draw:marker-end-width="0.502cm" draw:stroke-linejoin="miter" draw:fill="none" draw:fill-color="#cccccc" draw:textarea-horizontal-align="right" draw:textarea-vertical-align="bottom" draw:auto-grow-height="false" fo:min-height="2.748cm" fo:min-width="5.297cm" fo:padding-top="0.226cm" fo:padding-bottom="0.226cm" fo:padding-left="0.351cm" fo:padding-right="0.351cm"/>
    </style:style>
    <style:style style:name="gr56" style:family="graphic" style:parent-style-name="standard">
      <style:graphic-properties draw:stroke="none" svg:stroke-width="0.201cm" svg:stroke-color="#000000" draw:marker-start-width="0.506cm" draw:marker-end-width="0.506cm" draw:stroke-linejoin="miter" draw:fill="none" draw:fill-color="#cccccc" draw:textarea-horizontal-align="justify" draw:textarea-vertical-align="middle" draw:auto-grow-height="false" fo:min-height="2.34cm" fo:min-width="5.142cm" fo:padding-top="0.23cm" fo:padding-bottom="0.23cm" fo:padding-left="0.355cm" fo:padding-right="0.355cm"/>
    </style:style>
    <style:style style:name="gr57" style:family="graphic" style:parent-style-name="standard">
      <style:graphic-properties draw:stroke="none" svg:stroke-width="0.201cm" svg:stroke-color="#000000" draw:marker-start-width="0.303cm" draw:marker-end-width="0.303cm" draw:stroke-linejoin="miter" draw:fill="none" draw:fill-color="#cccccc" draw:textarea-horizontal-align="right" draw:textarea-vertical-align="bottom" draw:auto-grow-height="false" fo:min-height="14.346cm" fo:min-width="7.696cm" fo:padding-top="0.227cm" fo:padding-bottom="0.227cm" fo:padding-left="0.352cm" fo:padding-right="0.352cm"/>
    </style:style>
    <style:style style:name="gr58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0.594cm" fo:padding-top="0.178cm" fo:padding-bottom="0.178cm" fo:padding-left="0.303cm" fo:padding-right="0.303cm"/>
    </style:style>
    <style:style style:name="gr59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244cm" fo:min-width="8.19cm" fo:padding-top="0.178cm" fo:padding-bottom="0.178cm" fo:padding-left="0.303cm" fo:padding-right="0.303cm"/>
    </style:style>
    <style:style style:name="gr60" style:family="graphic" style:parent-style-name="standard">
      <style:graphic-properties svg:stroke-color="#999999" draw:stroke-linejoin="miter" draw:fill-color="#b3b3b3" draw:textarea-horizontal-align="justify" draw:textarea-vertical-align="middle" draw:auto-grow-height="false" fo:min-height="1.35cm" fo:min-width="1.1cm"/>
    </style:style>
    <style:style style:name="gr61" style:family="graphic" style:parent-style-name="objectwithoutfill">
      <style:graphic-properties svg:stroke-width="0.3cm" svg:stroke-color="#666666" draw:marker-start-width="0.798cm" draw:marker-end-width="0.798cm" draw:stroke-linejoin="miter" svg:stroke-linecap="round" draw:fill="none" draw:textarea-vertical-align="middle" fo:padding-top="0.276cm" fo:padding-bottom="0.276cm" fo:padding-left="0.401cm" fo:padding-right="0.401cm"/>
    </style:style>
    <style:style style:name="gr62" style:family="graphic" style:parent-style-name="objectwithoutfill">
      <style:graphic-properties svg:stroke-width="0.201cm" svg:stroke-color="#666666" draw:marker-start-width="0.503cm" draw:marker-end-width="0.503cm" draw:stroke-linejoin="miter" svg:stroke-linecap="round" draw:fill="none" draw:textarea-vertical-align="middle" fo:padding-top="0.227cm" fo:padding-bottom="0.227cm" fo:padding-left="0.352cm" fo:padding-right="0.352cm"/>
    </style:style>
    <style:style style:name="gr63" style:family="graphic" style:parent-style-name="measure">
      <style:graphic-properties draw:textarea-vertical-align="middle" draw:line-distance="0.4cm"/>
    </style:style>
    <style:style style:name="gr64" style:family="graphic" style:parent-style-name="measure">
      <style:graphic-properties draw:textarea-vertical-align="middle" draw:line-distance="0.4cm" draw:placing="above"/>
    </style:style>
    <style:style style:name="gr65" style:family="graphic" style:parent-style-name="measure">
      <style:graphic-properties draw:textarea-vertical-align="middle" draw:line-distance="0.7cm" draw:placing="above"/>
    </style:style>
    <style:style style:name="gr66" style:family="graphic" style:parent-style-name="measure" style:list-style-name="L1">
      <style:graphic-properties draw:textarea-vertical-align="middle" draw:line-distance="0.597cm" draw:end-guide="0.003cm"/>
    </style:style>
    <style:style style:name="gr67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342cm" fo:min-width="1.939cm" fo:padding-top="0.178cm" fo:padding-bottom="0.178cm" fo:padding-left="0.303cm" fo:padding-right="0.303cm"/>
    </style:style>
    <style:style style:name="gr68" style:family="graphic" style:parent-style-name="measure" style:list-style-name="L1">
      <style:graphic-properties draw:textarea-vertical-align="middle" draw:line-distance="0.7cm" draw:placing="above"/>
    </style:style>
    <style:style style:name="gr69" style:family="graphic" style:parent-style-name="measure">
      <style:graphic-properties draw:textarea-vertical-align="middle" draw:line-distance="0.5cm" draw:placing="above"/>
    </style:style>
    <style:style style:name="gr70" style:family="graphic" style:parent-style-name="measure" style:list-style-name="L1">
      <style:graphic-properties draw:textarea-vertical-align="middle" draw:line-distance="0.7cm" draw:placing="below"/>
    </style:style>
    <style:style style:name="gr71" style:family="graphic" style:parent-style-name="objectwithoutfill">
      <style:graphic-properties svg:stroke-width="0.106cm" svg:stroke-color="#666666" draw:marker-start-width="0.36cm" draw:marker-end-width="0.36cm" draw:stroke-linejoin="miter" svg:stroke-linecap="round" draw:fill="none" draw:textarea-vertical-align="middle" fo:padding-top="0.179cm" fo:padding-bottom="0.179cm" fo:padding-left="0.304cm" fo:padding-right="0.304cm"/>
    </style:style>
    <style:style style:name="gr72" style:family="graphic" style:parent-style-name="measure">
      <style:graphic-properties draw:textarea-vertical-align="middle" draw:line-distance="0.6cm" draw:placing="above"/>
    </style:style>
    <style:style style:name="gr73" style:family="graphic" style:parent-style-name="measure">
      <style:graphic-properties draw:textarea-vertical-align="middle" draw:line-distance="0.366cm" draw:start-guide="0cm" draw:placing="below"/>
    </style:style>
    <style:style style:name="gr74" style:family="graphic" style:parent-style-name="measure">
      <style:graphic-properties draw:textarea-vertical-align="middle" draw:line-distance="0.9cm" draw:placing="above"/>
    </style:style>
    <style:style style:name="gr75" style:family="graphic" style:parent-style-name="measure">
      <style:graphic-properties draw:textarea-vertical-align="middle" draw:line-distance="0.642cm" draw:start-guide="0cm" draw:placing="above"/>
    </style:style>
    <style:style style:name="gr76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342cm" fo:min-width="1.373cm" fo:padding-top="0.178cm" fo:padding-bottom="0.178cm" fo:padding-left="0.303cm" fo:padding-right="0.303cm"/>
    </style:style>
    <style:style style:name="gr77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5cm" fo:min-width="1.394cm" fo:padding-top="0.178cm" fo:padding-bottom="0.178cm" fo:padding-left="0.303cm" fo:padding-right="0.303cm"/>
    </style:style>
    <style:style style:name="gr78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244cm" fo:min-width="2.594cm" fo:padding-top="0.178cm" fo:padding-bottom="0.178cm" fo:padding-left="0.303cm" fo:padding-right="0.303cm"/>
    </style:style>
    <style:style style:name="gr79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993cm" fo:min-width="2.567cm" fo:padding-top="0.178cm" fo:padding-bottom="0.178cm" fo:padding-left="0.303cm" fo:padding-right="0.303cm"/>
    </style:style>
    <style:style style:name="gr80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2.844cm" fo:min-width="3.394cm" fo:padding-top="0.178cm" fo:padding-bottom="0.178cm" fo:padding-left="0.303cm" fo:padding-right="0.303cm"/>
    </style:style>
    <style:style style:name="gr81" style:family="graphic" style:parent-style-name="measure">
      <style:graphic-properties draw:textarea-vertical-align="middle" draw:line-distance="0.643cm" draw:start-guide="0cm" draw:placing="above"/>
    </style:style>
    <style:style style:name="gr82" style:family="graphic" style:parent-style-name="standard">
      <style:graphic-properties draw:fill-color="#b84700" draw:opacity="50%" draw:textarea-horizontal-align="justify" draw:textarea-vertical-align="middle" draw:auto-grow-height="false" fo:min-height="0.15cm" fo:min-width="15.1cm" draw:shadow-opacity="50%"/>
    </style:style>
    <style:style style:name="gr83" style:family="graphic" style:parent-style-name="standard">
      <style:graphic-properties draw:fill-color="#b84700" draw:opacity="50%" draw:textarea-horizontal-align="justify" draw:textarea-vertical-align="middle" draw:auto-grow-height="false" fo:min-height="16.15cm" fo:min-width="0cm" draw:shadow-opacity="50%"/>
    </style:style>
    <style:style style:name="gr84" style:family="graphic" style:parent-style-name="standard">
      <style:graphic-properties draw:fill-color="#b84700" draw:textarea-horizontal-align="justify" draw:textarea-vertical-align="middle" draw:auto-grow-height="false" fo:min-height="0.55cm" fo:min-width="0cm"/>
    </style:style>
    <style:style style:name="gr85" style:family="graphic" style:parent-style-name="standard">
      <style:graphic-properties draw:fill="none" draw:fill-color="#b84700" draw:opacity="50%" draw:textarea-horizontal-align="justify" draw:textarea-vertical-align="middle" draw:auto-grow-height="false" fo:min-height="16.15cm" fo:min-width="0cm" draw:shadow-opacity="50%"/>
    </style:style>
    <style:style style:name="gr86" style:family="graphic" style:parent-style-name="standard">
      <style:graphic-properties draw:fill-color="#b84700" draw:opacity="50%" draw:textarea-horizontal-align="justify" draw:textarea-vertical-align="middle" draw:auto-grow-height="false" fo:min-height="0.15cm" fo:min-width="9.9cm" draw:shadow-opacity="50%"/>
    </style:style>
    <style:style style:name="gr87" style:family="graphic" style:parent-style-name="standard">
      <style:graphic-properties draw:fill-color="#b84700" draw:textarea-horizontal-align="justify" draw:textarea-vertical-align="middle" draw:auto-grow-height="false" fo:min-height="0.15cm" fo:min-width="0.3cm"/>
    </style:style>
    <style:style style:name="gr88" style:family="graphic" style:parent-style-name="standard">
      <style:graphic-properties draw:fill="none" draw:opacity="100%" draw:fill-image-width="0cm" draw:fill-image-height="0cm" draw:textarea-horizontal-align="justify" draw:textarea-vertical-align="middle" draw:auto-grow-height="false" fo:min-height="0.75cm" fo:min-width="0.5cm" draw:shadow-opacity="100%"/>
    </style:style>
    <style:style style:name="gr89" style:family="graphic" style:parent-style-name="standard">
      <style:graphic-properties draw:stroke="none" svg:stroke-color="#000000" draw:fill="none" draw:fill-color="#ffffff" draw:opacity="100%" draw:fill-image-width="0cm" draw:fill-image-height="0cm" draw:textarea-horizontal-align="left" draw:auto-grow-height="true" draw:auto-grow-width="true" fo:min-height="2.134cm" fo:min-width="3.88cm" draw:shadow-opacity="100%"/>
    </style:style>
    <style:style style:name="gr90" style:family="graphic" style:parent-style-name="measure" style:list-style-name="L1">
      <style:graphic-properties draw:textarea-vertical-align="middle" draw:line-distance="0.597cm" draw:end-guide="0.003cm"/>
    </style:style>
    <style:style style:name="gr91" style:family="graphic" style:parent-style-name="measure" style:list-style-name="L1">
      <style:graphic-properties draw:textarea-vertical-align="middle" draw:line-distance="0.7cm" draw:placing="above"/>
    </style:style>
    <style:style style:name="gr92" style:family="graphic" style:parent-style-name="measure" style:list-style-name="L1">
      <style:graphic-properties draw:textarea-vertical-align="middle" draw:line-distance="0.7cm" draw:placing="below"/>
    </style:style>
    <style:style style:name="gr93" style:family="graphic" style:parent-style-name="measure" style:list-style-name="L1">
      <style:graphic-properties draw:textarea-vertical-align="middle" draw:line-distance="0.6cm" draw:placing="above"/>
    </style:style>
    <style:style style:name="gr94" style:family="graphic" style:parent-style-name="measure" style:list-style-name="L1">
      <style:graphic-properties draw:textarea-vertical-align="middle" draw:line-distance="0.6cm" draw:placing="above"/>
    </style:style>
    <style:style style:name="gr95" style:family="graphic" style:parent-style-name="measure" style:list-style-name="L1">
      <style:graphic-properties draw:textarea-vertical-align="middle" draw:line-distance="0.6cm" draw:placing="above"/>
    </style:style>
    <style:style style:name="gr96" style:family="graphic" style:parent-style-name="measure" style:list-style-name="L1">
      <style:graphic-properties draw:textarea-vertical-align="middle" draw:line-distance="0.6cm" draw:placing="above"/>
    </style:style>
    <style:style style:name="gr97" style:family="graphic" style:parent-style-name="standard">
      <style:graphic-properties draw:stroke="solid" draw:stroke-dash="Ultrafine_20_Dashed" svg:stroke-width="0.6cm" svg:stroke-color="#ffff99" draw:marker-start-width="2.004cm" draw:marker-end-width="2.004cm" draw:stroke-linejoin="bevel" draw:fill="solid" draw:fill-color="#ffff99" draw:fill-hatch-solid="false" draw:textarea-horizontal-align="center" draw:textarea-vertical-align="middle" draw:auto-grow-height="false" fo:min-height="3.742cm" fo:min-width="3.892cm" fo:padding-top="0.529cm" fo:padding-bottom="0.529cm" fo:padding-left="0.654cm" fo:padding-right="0.654cm"/>
    </style:style>
    <style:style style:name="gr98" style:family="graphic" style:parent-style-name="standard">
      <style:graphic-properties draw:stroke="solid" draw:stroke-dash="Ultrafine_20_Dashed" svg:stroke-width="0.6cm" svg:stroke-color="#ffff99" draw:marker-start-width="2.004cm" draw:marker-end-width="2.004cm" draw:stroke-linejoin="bevel" draw:fill="solid" draw:fill-color="#ffff99" draw:fill-hatch-solid="false" draw:textarea-horizontal-align="center" draw:textarea-vertical-align="middle" draw:auto-grow-height="false" fo:min-height="3.742cm" fo:min-width="0cm" fo:padding-top="0.529cm" fo:padding-bottom="0.529cm" fo:padding-left="0.654cm" fo:padding-right="0.654cm"/>
    </style:style>
    <style:style style:name="gr99" style:family="graphic" style:parent-style-name="standard">
      <style:graphic-properties draw:stroke="none" svg:stroke-width="0cm" svg:stroke-color="#000000" draw:marker-start-width="0.201cm" draw:marker-end-width="0.201cm" draw:stroke-linejoin="miter" draw:fill="hatch" draw:fill-color="#cccccc" draw:fill-hatch-name="Black_20_45_20_Degrees" draw:textarea-horizontal-align="right" draw:textarea-vertical-align="middle" draw:auto-grow-height="false" fo:min-height="5.548cm" fo:min-width="6.498cm" fo:padding-top="0.226cm" fo:padding-bottom="0.226cm" fo:padding-left="0.351cm" fo:padding-right="0.351cm"/>
    </style:style>
    <style:style style:name="gr100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1.948cm" fo:min-width="3.698cm" fo:padding-top="0.226cm" fo:padding-bottom="0.226cm" fo:padding-left="0.351cm" fo:padding-right="0.351cm"/>
    </style:style>
    <style:style style:name="gr101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4.748cm" fo:min-width="2.098cm" fo:padding-top="0.226cm" fo:padding-bottom="0.226cm" fo:padding-left="0.351cm" fo:padding-right="0.351cm"/>
    </style:style>
    <style:style style:name="gr102" style:family="graphic" style:parent-style-name="standard">
      <style:graphic-properties draw:stroke="none" svg:stroke-width="0cm" svg:stroke-color="#000000" draw:marker-start-width="0.204cm" draw:marker-end-width="0.204cm" draw:stroke-linejoin="miter" draw:fill="solid" draw:fill-color="#cccccc" draw:textarea-horizontal-align="center" draw:textarea-vertical-align="middle" draw:auto-grow-height="false" fo:min-height="7.542cm" fo:min-width="0cm" fo:padding-top="0.229cm" fo:padding-bottom="0.229cm" fo:padding-left="0.354cm" fo:padding-right="0.354cm"/>
    </style:style>
    <style:style style:name="gr103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2.343cm" fo:min-width="3.501cm"/>
    </style:style>
    <style:style style:name="gr104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3.948cm" fo:min-width="5.698cm" fo:padding-top="0.226cm" fo:padding-bottom="0.226cm" fo:padding-left="0.351cm" fo:padding-right="0.351cm"/>
    </style:style>
    <style:style style:name="gr105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008cm" fo:min-width="1.5cm" draw:shadow-opacity="10%"/>
    </style:style>
    <style:style style:name="gr106" style:family="graphic" style:parent-style-name="standard">
      <style:graphic-properties draw:stroke-linejoin="miter" draw:fill-color="#e6e6e6" draw:textarea-horizontal-align="justify" draw:textarea-vertical-align="middle" draw:auto-grow-height="false" fo:min-height="1.75cm" fo:min-width="0cm"/>
    </style:style>
    <style:style style:name="gr107" style:family="graphic" style:parent-style-name="measure" style:list-style-name="L1">
      <style:graphic-properties draw:textarea-vertical-align="middle" draw:line-distance="0.597cm" draw:end-guide="0.003cm"/>
    </style:style>
    <style:style style:name="gr108" style:family="graphic" style:parent-style-name="measure" style:list-style-name="L1">
      <style:graphic-properties draw:textarea-vertical-align="middle" draw:line-distance="0.7cm" draw:placing="above"/>
    </style:style>
    <style:style style:name="gr109" style:family="graphic" style:parent-style-name="measure" style:list-style-name="L1">
      <style:graphic-properties draw:textarea-vertical-align="middle" draw:line-distance="0.7cm" draw:placing="below"/>
    </style:style>
    <style:style style:name="gr110" style:family="graphic" style:parent-style-name="measure" style:list-style-name="L1">
      <style:graphic-properties draw:textarea-vertical-align="middle" draw:line-distance="0.6cm" draw:placing="above"/>
    </style:style>
    <style:style style:name="gr111" style:family="graphic" style:parent-style-name="measure" style:list-style-name="L1">
      <style:graphic-properties draw:textarea-vertical-align="middle" draw:line-distance="0.6cm" draw:placing="above"/>
    </style:style>
    <style:style style:name="gr112" style:family="graphic" style:parent-style-name="standard">
      <style:graphic-properties svg:stroke-width="0.6cm" svg:stroke-color="#333333" draw:marker-start-width="1.606cm" draw:marker-end-width="1.606cm" draw:stroke-linejoin="miter" draw:fill="solid" draw:fill-color="#000000" draw:textarea-horizontal-align="justify" draw:textarea-vertical-align="middle" draw:auto-grow-height="false" fo:min-height="0cm" fo:min-width="14.492cm" fo:padding-top="0.429cm" fo:padding-bottom="0.429cm" fo:padding-left="0.554cm" fo:padding-right="0.554cm"/>
    </style:style>
    <style:style style:name="gr113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2.342cm" fo:min-width="6.492cm" fo:padding-top="0.429cm" fo:padding-bottom="0.429cm" fo:padding-left="0.554cm" fo:padding-right="0.554cm"/>
    </style:style>
    <style:style style:name="gr114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1.542cm" fo:min-width="6.492cm" fo:padding-top="0.429cm" fo:padding-bottom="0.429cm" fo:padding-left="0.554cm" fo:padding-right="0.554cm"/>
    </style:style>
    <style:style style:name="gr115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3.142cm" fo:min-width="6.492cm" fo:padding-top="0.429cm" fo:padding-bottom="0.429cm" fo:padding-left="0.554cm" fo:padding-right="0.554cm"/>
    </style:style>
    <style:style style:name="gr116" style:family="graphic" style:parent-style-name="measure" style:list-style-name="L1">
      <style:graphic-properties svg:stroke-width="0.018cm" svg:stroke-color="#000000" draw:marker-start-width="0.227cm" draw:marker-end-width="0.227cm" draw:stroke-linejoin="bevel" draw:textarea-vertical-align="middle" draw:line-distance="0.2cm" draw:placing="below"/>
    </style:style>
    <style:style style:name="gr117" style:family="graphic" style:parent-style-name="measure" style:list-style-name="L1">
      <style:graphic-properties draw:textarea-vertical-align="middle" draw:line-distance="0.494cm" draw:placing="above"/>
    </style:style>
    <style:style style:name="gr118" style:family="graphic" style:parent-style-name="measure" style:list-style-name="L1">
      <style:graphic-properties draw:textarea-vertical-align="middle" draw:line-distance="0.51cm" draw:start-guide="0cm" draw:placing="above"/>
    </style:style>
    <style:style style:name="gr119" style:family="graphic" style:parent-style-name="measure" style:list-style-name="L1">
      <style:graphic-properties draw:textarea-vertical-align="middle" draw:line-distance="0.6cm" draw:placing="above"/>
    </style:style>
    <style:style style:name="gr120" style:family="graphic" style:parent-style-name="measure" style:list-style-name="L1">
      <style:graphic-properties draw:textarea-vertical-align="middle" draw:line-distance="0.494cm" draw:placing="above"/>
    </style:style>
    <style:style style:name="gr121" style:family="graphic" style:parent-style-name="measure" style:list-style-name="L1">
      <style:graphic-properties draw:textarea-vertical-align="middle" draw:line-distance="0.494cm" draw:placing="above"/>
    </style:style>
    <style:style style:name="gr122" style:family="graphic" style:parent-style-name="standard">
      <style:graphic-properties svg:stroke-width="0.6cm" svg:stroke-color="#333333" draw:marker-start-width="1.606cm" draw:marker-end-width="1.606cm" draw:stroke-linejoin="miter" draw:fill="solid" draw:fill-color="#000000" draw:textarea-horizontal-align="justify" draw:textarea-vertical-align="middle" draw:auto-grow-height="false" fo:min-height="15.943cm" fo:min-width="0cm" fo:padding-top="0.429cm" fo:padding-bottom="0.429cm" fo:padding-left="0.554cm" fo:padding-right="0.554cm"/>
    </style:style>
    <style:style style:name="gr123" style:family="graphic" style:parent-style-name="standard">
      <style:graphic-properties svg:stroke-width="0.6cm" svg:stroke-color="#333333" draw:marker-start-width="1.606cm" draw:marker-end-width="1.606cm" draw:stroke-linejoin="miter" draw:fill="solid" draw:fill-color="#000000" draw:textarea-horizontal-align="justify" draw:textarea-vertical-align="middle" draw:auto-grow-height="false" fo:min-height="15.942cm" fo:min-width="0cm" fo:padding-top="0.429cm" fo:padding-bottom="0.429cm" fo:padding-left="0.554cm" fo:padding-right="0.554cm"/>
    </style:style>
    <style:style style:name="gr124" style:family="graphic" style:parent-style-name="standard">
      <style:graphic-properties svg:stroke-width="0.6cm" svg:stroke-color="#666666" draw:marker-start-width="1.606cm" draw:marker-end-width="1.606cm" draw:stroke-linejoin="miter" draw:fill="solid" draw:fill-color="#000000" draw:textarea-horizontal-align="justify" draw:textarea-vertical-align="middle" draw:auto-grow-height="false" fo:min-height="9.142cm" fo:min-width="0cm" fo:padding-top="0.429cm" fo:padding-bottom="0.429cm" fo:padding-left="0.554cm" fo:padding-right="0.554cm"/>
    </style:style>
    <style:style style:name="gr125" style:family="graphic" style:parent-style-name="measure">
      <style:graphic-properties draw:textarea-vertical-align="middle"/>
    </style:style>
    <style:style style:name="gr126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left" draw:textarea-vertical-align="top" draw:auto-grow-height="false" fo:min-height="7.54cm" fo:min-width="8.09cm" fo:padding-top="0.23cm" fo:padding-bottom="0.23cm" fo:padding-left="0.355cm" fo:padding-right="0.355cm"/>
    </style:style>
    <style:style style:name="gr127" style:family="graphic" style:parent-style-name="standard">
      <style:graphic-properties draw:stroke="none" svg:stroke-width="0.201cm" svg:stroke-color="#000000" draw:marker-start-width="0.505cm" draw:marker-end-width="0.505cm" draw:stroke-linejoin="miter" draw:fill="solid" draw:fill-color="#cccccc" draw:textarea-horizontal-align="center" draw:textarea-vertical-align="middle" draw:auto-grow-height="false" fo:min-height="5.142cm" fo:min-width="7.692cm" fo:padding-top="0.229cm" fo:padding-bottom="0.229cm" fo:padding-left="0.354cm" fo:padding-right="0.354cm"/>
    </style:style>
    <style:style style:name="gr128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7.54cm" fo:min-width="5.69cm" fo:padding-top="0.23cm" fo:padding-bottom="0.23cm" fo:padding-left="0.355cm" fo:padding-right="0.355cm"/>
    </style:style>
    <style:style style:name="gr129" style:family="graphic" style:parent-style-name="standard">
      <style:graphic-properties draw:stroke="none" svg:stroke-width="0.201cm" svg:stroke-color="#000000" draw:marker-start-width="0.303cm" draw:marker-end-width="0.303cm" draw:stroke-linejoin="miter" draw:fill-color="#cccccc" draw:opacity="50%" draw:textarea-horizontal-align="justify" draw:textarea-vertical-align="middle" draw:auto-grow-height="false" fo:min-height="15.146cm" fo:min-width="6.496cm" fo:padding-top="0.227cm" fo:padding-bottom="0.227cm" fo:padding-left="0.352cm" fo:padding-right="0.352cm" draw:shadow-opacity="50%"/>
    </style:style>
    <style:style style:name="gr130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center" draw:textarea-vertical-align="middle" draw:auto-grow-height="false" fo:min-height="1.548cm" fo:min-width="7.697cm" fo:padding-top="0.226cm" fo:padding-bottom="0.226cm" fo:padding-left="0.351cm" fo:padding-right="0.351cm"/>
    </style:style>
    <style:style style:name="gr131" style:family="graphic" style:parent-style-name="standard">
      <style:graphic-properties svg:stroke-width="0cm" svg:stroke-color="#999999" draw:stroke-linejoin="miter" svg:stroke-linecap="round" draw:fill="hatch" draw:fill-color="#b3b3b3" draw:fill-hatch-name="Black_20_90_20_Degrees" draw:textarea-horizontal-align="right" draw:textarea-vertical-align="middle" draw:auto-grow-height="false" fo:min-height="5.35cm" fo:min-width="1.5cm"/>
    </style:style>
    <style:style style:name="gr132" style:family="graphic" style:parent-style-name="standard">
      <style:graphic-properties svg:stroke-width="0cm" svg:stroke-color="#999999" draw:stroke-linejoin="miter" svg:stroke-linecap="round" draw:fill="hatch" draw:fill-color="#008000" draw:fill-hatch-name="Black_20_90_20_Degrees" draw:fill-hatch-solid="true" draw:opacity="50%" draw:textarea-horizontal-align="right" draw:textarea-vertical-align="middle" draw:auto-grow-height="false" fo:min-height="16.15cm" fo:min-width="4.3cm" draw:shadow-opacity="50%"/>
    </style:style>
    <style:style style:name="gr133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7.54cm" fo:min-width="2.49cm" fo:padding-top="0.23cm" fo:padding-bottom="0.23cm" fo:padding-left="0.355cm" fo:padding-right="0.355cm"/>
    </style:style>
    <style:style style:name="gr134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0.738cm" fo:min-width="0.088cm" fo:padding-top="0.231cm" fo:padding-bottom="0.231cm" fo:padding-left="0.356cm" fo:padding-right="0.356cm"/>
    </style:style>
    <style:style style:name="gr135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0cm" fo:min-width="1.69cm" fo:padding-top="0.23cm" fo:padding-bottom="0.23cm" fo:padding-left="0.355cm" fo:padding-right="0.355cm"/>
    </style:style>
    <style:style style:name="gr136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1.538cm" fo:min-width="1.288cm" fo:padding-top="0.231cm" fo:padding-bottom="0.231cm" fo:padding-left="0.356cm" fo:padding-right="0.356cm"/>
    </style:style>
    <style:style style:name="gr137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3.644cm" fo:min-width="2.594cm" fo:padding-top="0.178cm" fo:padding-bottom="0.178cm" fo:padding-left="0.303cm" fo:padding-right="0.303cm"/>
    </style:style>
    <style:style style:name="gr138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3.644cm" fo:min-width="1.394cm" fo:padding-top="0.178cm" fo:padding-bottom="0.178cm" fo:padding-left="0.303cm" fo:padding-right="0.303cm"/>
    </style:style>
    <style:style style:name="gr139" style:family="graphic" style:parent-style-name="measure">
      <style:graphic-properties draw:textarea-vertical-align="middle" draw:line-distance="0.3cm" draw:start-guide="0cm" draw:placing="below"/>
    </style:style>
    <style:style style:name="gr140" style:family="graphic" style:parent-style-name="measure">
      <style:graphic-properties draw:textarea-vertical-align="middle" draw:line-distance="0.3cm" draw:placing="below"/>
    </style:style>
    <style:style style:name="gr141" style:family="graphic" style:parent-style-name="measure">
      <style:graphic-properties draw:textarea-vertical-align="middle" draw:line-distance="0.4cm" draw:start-guide="0cm" draw:placing="below"/>
    </style:style>
    <style:style style:name="gr142" style:family="graphic" style:parent-style-name="objectwithoutfill">
      <style:graphic-properties svg:stroke-width="0.2cm" svg:stroke-color="#b84700" draw:marker-start-width="0cm" draw:marker-end-width="0cm" svg:stroke-linecap="round" draw:fill="none" draw:textarea-vertical-align="middle" fo:padding-top="0.224cm" fo:padding-bottom="0.224cm" fo:padding-left="0.349cm" fo:padding-right="0.349cm"/>
    </style:style>
    <style:style style:name="gr143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opacity="0%" draw:textarea-horizontal-align="justify" draw:textarea-vertical-align="middle" draw:auto-grow-height="false" fo:min-height="7.54cm" fo:min-width="6.49cm" fo:padding-top="0.23cm" fo:padding-bottom="0.23cm" fo:padding-left="0.355cm" fo:padding-right="0.355cm" draw:shadow-opacity="0%"/>
    </style:style>
    <style:style style:name="gr144" style:family="graphic" style:parent-style-name="standard">
      <style:graphic-properties draw:stroke="none" svg:stroke-width="0.201cm" svg:stroke-color="#000000" draw:marker-start-width="0.505cm" draw:marker-end-width="0.505cm" draw:stroke-linejoin="miter" draw:fill="solid" draw:fill-color="#cccccc" draw:opacity="0%" draw:textarea-horizontal-align="center" draw:textarea-vertical-align="middle" draw:auto-grow-height="false" fo:min-height="5.142cm" fo:min-width="8.092cm" fo:padding-top="0.229cm" fo:padding-bottom="0.229cm" fo:padding-left="0.354cm" fo:padding-right="0.354cm" draw:shadow-opacity="0%"/>
    </style:style>
    <style:style style:name="gr145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opacity="0%" draw:textarea-horizontal-align="justify" draw:textarea-vertical-align="middle" draw:auto-grow-height="false" fo:min-height="6.34cm" fo:min-width="2.09cm" fo:padding-top="0.23cm" fo:padding-bottom="0.23cm" fo:padding-left="0.355cm" fo:padding-right="0.355cm" draw:shadow-opacity="0%"/>
    </style:style>
    <style:style style:name="gr146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opacity="0%" draw:textarea-horizontal-align="justify" draw:textarea-vertical-align="middle" draw:auto-grow-height="false" fo:min-height="7.54cm" fo:min-width="5.29cm" fo:padding-top="0.23cm" fo:padding-bottom="0.23cm" fo:padding-left="0.355cm" fo:padding-right="0.355cm" draw:shadow-opacity="0%"/>
    </style:style>
    <style:style style:name="gr147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opacity="0%" draw:textarea-horizontal-align="center" draw:textarea-vertical-align="middle" draw:auto-grow-height="false" fo:min-height="1.548cm" fo:min-width="8.097cm" fo:padding-top="0.226cm" fo:padding-bottom="0.226cm" fo:padding-left="0.351cm" fo:padding-right="0.351cm" draw:shadow-opacity="0%"/>
    </style:style>
    <style:style style:name="gr148" style:family="graphic" style:parent-style-name="standard">
      <style:graphic-properties draw:stroke="none" svg:stroke-color="#000000" draw:fill="none" draw:fill-color="#ffffff" draw:opacity="100%" draw:fill-image-width="0cm" draw:fill-image-height="0cm" draw:textarea-horizontal-align="left" draw:auto-grow-height="true" draw:auto-grow-width="true" fo:min-height="0.552cm" fo:min-width="0.002cm" draw:shadow-opacity="100%"/>
    </style:style>
    <style:style style:name="gr149" style:family="graphic" style:parent-style-name="standard">
      <style:graphic-properties draw:fill-color="#b84700" draw:textarea-horizontal-align="justify" draw:textarea-vertical-align="middle" draw:auto-grow-height="false" fo:min-height="0.15cm" fo:min-width="0.7cm"/>
    </style:style>
    <style:style style:name="gr150" style:family="graphic" style:parent-style-name="standard">
      <style:graphic-properties draw:stroke="none" draw:fill="none" draw:opacity="100%" draw:fill-image-width="0cm" draw:fill-image-height="0cm" fo:min-height="2.135cm" draw:shadow-opacity="100%"/>
    </style:style>
    <style:style style:name="gr151" style:family="graphic" style:parent-style-name="measure" style:list-style-name="L1">
      <style:graphic-properties svg:stroke-width="0.018cm" svg:stroke-color="#000000" draw:marker-start-width="0.227cm" draw:marker-end-width="0.227cm" draw:stroke-linejoin="bevel" draw:textarea-vertical-align="middle" draw:line-distance="0.2cm" draw:placing="below"/>
    </style:style>
    <style:style style:name="gr152" style:family="graphic" style:parent-style-name="measure" style:list-style-name="L1">
      <style:graphic-properties draw:textarea-vertical-align="middle" draw:line-distance="0.494cm" draw:placing="above"/>
    </style:style>
    <style:style style:name="gr153" style:family="graphic" style:parent-style-name="measure" style:list-style-name="L1">
      <style:graphic-properties draw:textarea-vertical-align="middle" draw:line-distance="0.51cm" draw:start-guide="0cm" draw:placing="above"/>
    </style:style>
    <style:style style:name="gr154" style:family="graphic" style:parent-style-name="measure" style:list-style-name="L1">
      <style:graphic-properties draw:textarea-vertical-align="middle" draw:line-distance="0.6cm" draw:placing="above"/>
    </style:style>
    <style:style style:name="gr155" style:family="graphic" style:parent-style-name="measure" style:list-style-name="L1">
      <style:graphic-properties draw:textarea-vertical-align="middle" draw:line-distance="0.494cm" draw:placing="above"/>
    </style:style>
    <style:style style:name="gr156" style:family="graphic" style:parent-style-name="measure" style:list-style-name="L1">
      <style:graphic-properties draw:textarea-vertical-align="middle" draw:line-distance="0.494cm" draw:placing="above"/>
    </style:style>
    <style:style style:name="gr157" style:family="graphic" style:parent-style-name="measure" style:list-style-name="L1">
      <style:graphic-properties svg:stroke-width="0.018cm" svg:stroke-color="#000000" draw:marker-start-width="0.227cm" draw:marker-end-width="0.227cm" draw:stroke-linejoin="bevel" draw:textarea-vertical-align="middle" draw:line-distance="0.2cm" draw:placing="below"/>
    </style:style>
    <style:style style:name="gr158" style:family="graphic" style:parent-style-name="measure" style:list-style-name="L1">
      <style:graphic-properties draw:textarea-vertical-align="middle" draw:line-distance="0.494cm" draw:placing="above"/>
    </style:style>
    <style:style style:name="gr159" style:family="graphic" style:parent-style-name="measure" style:list-style-name="L1">
      <style:graphic-properties draw:textarea-vertical-align="middle" draw:line-distance="0.51cm" draw:start-guide="0cm" draw:placing="above"/>
    </style:style>
    <style:style style:name="gr160" style:family="graphic" style:parent-style-name="measure" style:list-style-name="L1">
      <style:graphic-properties draw:textarea-vertical-align="middle" draw:line-distance="0.6cm" draw:placing="above"/>
    </style:style>
    <style:style style:name="gr161" style:family="graphic" style:parent-style-name="measure" style:list-style-name="L1">
      <style:graphic-properties draw:textarea-vertical-align="middle" draw:line-distance="0.494cm" draw:placing="above"/>
    </style:style>
    <style:style style:name="gr162" style:family="graphic" style:parent-style-name="measure" style:list-style-name="L1">
      <style:graphic-properties draw:textarea-vertical-align="middle" draw:line-distance="0.494cm" draw:placing="above"/>
    </style:style>
    <style:style style:name="gr163" style:family="graphic" style:parent-style-name="objectwithoutfill">
      <style:graphic-properties svg:stroke-width="0.6cm" svg:stroke-color="#b84700" draw:marker-start-width="1.099cm" draw:marker-end-width="1.099cm" draw:stroke-linejoin="bevel" svg:stroke-linecap="square" draw:fill="none" draw:textarea-vertical-align="middle" fo:padding-top="0.424cm" fo:padding-bottom="0.424cm" fo:padding-left="0.549cm" fo:padding-right="0.549cm"/>
    </style:style>
    <style:style style:name="gr164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50%" draw:textarea-horizontal-align="justify" draw:textarea-vertical-align="middle" draw:auto-grow-height="false" fo:min-height="7.748cm" fo:min-width="3.498cm" fo:padding-top="0.126cm" fo:padding-bottom="0.126cm" fo:padding-left="0.251cm" fo:padding-right="0.251cm" draw:shadow-opacity="50%"/>
    </style:style>
    <style:style style:name="gr165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50%" draw:textarea-horizontal-align="justify" draw:textarea-vertical-align="middle" draw:auto-grow-height="false" fo:min-height="3.748cm" fo:min-width="7.498cm" fo:padding-top="0.126cm" fo:padding-bottom="0.126cm" fo:padding-left="0.251cm" fo:padding-right="0.251cm" draw:shadow-opacity="50%"/>
    </style:style>
    <style:style style:name="gr166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50%" draw:textarea-horizontal-align="justify" draw:textarea-vertical-align="middle" draw:auto-grow-height="false" fo:min-height="4.547cm" fo:min-width="1.897cm" fo:padding-top="0.126cm" fo:padding-bottom="0.126cm" fo:padding-left="0.251cm" fo:padding-right="0.251cm" draw:shadow-opacity="50%"/>
    </style:style>
    <style:style style:name="gr167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50%" draw:textarea-horizontal-align="justify" draw:textarea-vertical-align="middle" draw:auto-grow-height="false" fo:min-height="15.143cm" fo:min-width="9.692cm" fo:padding-top="0.429cm" fo:padding-bottom="0.429cm" fo:padding-left="0.554cm" fo:padding-right="0.554cm" draw:shadow-opacity="50%"/>
    </style:style>
    <style:style style:name="gr168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50%" draw:textarea-horizontal-align="justify" draw:textarea-vertical-align="middle" draw:auto-grow-height="false" fo:min-height="6.742cm" fo:min-width="4.492cm" fo:padding-top="0.429cm" fo:padding-bottom="0.429cm" fo:padding-left="0.554cm" fo:padding-right="0.554cm" draw:shadow-opacity="50%"/>
    </style:style>
    <style:style style:name="gr169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50%" draw:textarea-horizontal-align="justify" draw:textarea-vertical-align="middle" draw:auto-grow-height="false" fo:min-height="3.541cm" fo:min-width="3.292cm" fo:padding-top="0.429cm" fo:padding-bottom="0.429cm" fo:padding-left="0.554cm" fo:padding-right="0.554cm" draw:shadow-opacity="50%"/>
    </style:style>
    <style:style style:name="gr170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50%" draw:textarea-horizontal-align="justify" draw:textarea-vertical-align="middle" draw:auto-grow-height="false" fo:min-height="5.142cm" fo:min-width="0.091cm" fo:padding-top="0.429cm" fo:padding-bottom="0.429cm" fo:padding-left="0.554cm" fo:padding-right="0.554cm" draw:shadow-opacity="50%"/>
    </style:style>
    <style:style style:name="gr171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50%" draw:textarea-horizontal-align="justify" draw:textarea-vertical-align="middle" draw:auto-grow-height="false" fo:min-height="0.742cm" fo:min-width="2.892cm" fo:padding-top="0.429cm" fo:padding-bottom="0.429cm" fo:padding-left="0.554cm" fo:padding-right="0.554cm" draw:shadow-opacity="50%"/>
    </style:style>
    <style:style style:name="gr172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50%" draw:textarea-horizontal-align="justify" draw:textarea-vertical-align="middle" draw:auto-grow-height="false" fo:min-height="1.348cm" fo:min-width="0.298cm" fo:padding-top="0.126cm" fo:padding-bottom="0.126cm" fo:padding-left="0.251cm" fo:padding-right="0.251cm" draw:shadow-opacity="50%"/>
    </style:style>
    <style:style style:name="gr173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9.1cm"/>
    </style:style>
    <style:style style:name="gr174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15.5cm"/>
    </style:style>
    <style:style style:name="gr175" style:family="graphic" style:parent-style-name="objectwithoutfill">
      <style:graphic-properties svg:stroke-width="0.6cm" svg:stroke-color="#b84700" draw:marker-start-width="1.35cm" draw:marker-end-width="1.35cm" svg:stroke-linecap="round" draw:fill="none" draw:textarea-vertical-align="middle" fo:padding-top="0.424cm" fo:padding-bottom="0.424cm" fo:padding-left="0.549cm" fo:padding-right="0.549cm"/>
    </style:style>
    <style:style style:name="gr176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2.892cm" fo:padding-top="0.429cm" fo:padding-bottom="0.429cm" fo:padding-left="0.554cm" fo:padding-right="0.554cm"/>
    </style:style>
    <style:style style:name="gr177" style:family="graphic" style:parent-style-name="objectwithoutfill">
      <style:graphic-properties svg:stroke-width="0.6cm" svg:stroke-color="#b84700" draw:marker-start-width="1.099cm" draw:marker-end-width="1.099cm" draw:stroke-linejoin="none" svg:stroke-linecap="square" draw:fill="none" draw:textarea-vertical-align="middle" fo:padding-top="0.424cm" fo:padding-bottom="0.424cm" fo:padding-left="0.549cm" fo:padding-right="0.549cm"/>
    </style:style>
    <style:style style:name="gr178" style:family="graphic" style:parent-style-name="objectwithoutfill">
      <style:graphic-properties svg:stroke-width="0.6cm" svg:stroke-color="#b84700" draw:marker-start-width="1.099cm" draw:marker-end-width="1.099cm" draw:stroke-linejoin="none" svg:stroke-linecap="butt" draw:fill="none" draw:textarea-vertical-align="middle" fo:padding-top="0.424cm" fo:padding-bottom="0.424cm" fo:padding-left="0.549cm" fo:padding-right="0.549cm"/>
    </style:style>
    <style:style style:name="gr179" style:family="graphic" style:parent-style-name="standard">
      <style:graphic-properties draw:fill="hatch" draw:fill-color="#c0c0c0" draw:fill-hatch-name="Hatching_20_betonplaat" draw:fill-hatch-solid="true" draw:textarea-horizontal-align="justify" draw:textarea-vertical-align="middle" draw:auto-grow-height="false" fo:min-height="1.75cm" fo:min-width="29.1cm"/>
    </style:style>
    <style:style style:name="gr180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3.292cm" fo:padding-top="0.429cm" fo:padding-bottom="0.429cm" fo:padding-left="0.554cm" fo:padding-right="0.554cm"/>
    </style:style>
    <style:style style:name="gr181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9.292cm" fo:padding-top="0.429cm" fo:padding-bottom="0.429cm" fo:padding-left="0.554cm" fo:padding-right="0.554cm"/>
    </style:style>
    <style:style style:name="gr182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6.742cm" fo:min-width="0cm" fo:padding-top="0.429cm" fo:padding-bottom="0.429cm" fo:padding-left="0.554cm" fo:padding-right="0.554cm"/>
    </style:style>
    <style:style style:name="gr183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4.342cm" fo:min-width="0cm" fo:padding-top="0.429cm" fo:padding-bottom="0.429cm" fo:padding-left="0.554cm" fo:padding-right="0.554cm"/>
    </style:style>
    <style:style style:name="gr184" style:family="graphic" style:parent-style-name="objectwithoutfill">
      <style:graphic-properties svg:stroke-width="0.3cm" svg:stroke-color="#355e00" draw:marker-start-width="0.199cm" draw:marker-end-width="0.199cm" svg:stroke-linecap="round" draw:fill="none" draw:textarea-vertical-align="middle" fo:padding-top="0.274cm" fo:padding-bottom="0.274cm" fo:padding-left="0.399cm" fo:padding-right="0.399cm"/>
    </style:style>
    <style:style style:name="gr185" style:family="graphic" style:parent-style-name="standard">
      <style:graphic-properties draw:fill="hatch" draw:fill-color="#808080" draw:fill-hatch-name="Black_20_-45_20_Degrees" draw:fill-hatch-solid="true" draw:textarea-horizontal-align="justify" draw:textarea-vertical-align="middle" draw:auto-grow-height="false" fo:min-height="0.15cm" fo:min-width="1.9cm"/>
    </style:style>
    <style:style style:name="gr186" style:family="graphic" style:parent-style-name="objectwithoutfill">
      <style:graphic-properties svg:stroke-width="0.6cm" svg:stroke-color="#b84700" draw:marker-start-width="1.099cm" draw:marker-end-width="1.099cm" svg:stroke-linecap="round" draw:fill="none" draw:textarea-vertical-align="middle" fo:padding-top="0.424cm" fo:padding-bottom="0.424cm" fo:padding-left="0.549cm" fo:padding-right="0.549cm"/>
    </style:style>
    <style:style style:name="gr187" style:family="graphic" style:parent-style-name="measure" style:list-style-name="L1">
      <style:graphic-properties draw:textarea-vertical-align="middle" draw:line-distance="0.6cm"/>
    </style:style>
    <style:style style:name="gr188" style:family="graphic" style:parent-style-name="measure" style:list-style-name="L1">
      <style:graphic-properties draw:textarea-vertical-align="middle" draw:line-distance="0.6cm" draw:placing="above"/>
    </style:style>
    <style:style style:name="gr189" style:family="graphic" style:parent-style-name="objectwithoutfill">
      <style:graphic-properties svg:stroke-width="0.3cm" svg:stroke-color="#b84700" draw:marker-start-width="0.199cm" draw:marker-end-width="0.199cm" svg:stroke-linecap="round" draw:fill="none" draw:textarea-vertical-align="middle" fo:padding-top="0.274cm" fo:padding-bottom="0.274cm" fo:padding-left="0.399cm" fo:padding-right="0.399cm"/>
    </style:style>
    <style:style style:name="gr190" style:family="graphic" style:parent-style-name="objectwithoutfill">
      <style:graphic-properties svg:stroke-width="0.6cm" svg:stroke-color="#b84700" draw:marker-start-width="1.099cm" draw:marker-end-width="1.099cm" svg:stroke-linecap="square" draw:fill="none" draw:textarea-vertical-align="middle" fo:padding-top="0.424cm" fo:padding-bottom="0.424cm" fo:padding-left="0.549cm" fo:padding-right="0.549cm"/>
    </style:style>
    <style:style style:name="gr191" style:family="graphic" style:parent-style-name="measure">
      <style:graphic-properties draw:textarea-vertical-align="middle" draw:line-distance="1.589cm" draw:end-guide="-0.014cm"/>
    </style:style>
    <style:style style:name="gr192" style:family="graphic" style:parent-style-name="measure" style:list-style-name="L1">
      <style:graphic-properties draw:textarea-vertical-align="middle" draw:line-distance="0.6cm" draw:placing="above"/>
    </style:style>
    <style:style style:name="gr193" style:family="graphic" style:parent-style-name="objectwithoutfill">
      <style:graphic-properties svg:stroke-width="0.212cm" svg:stroke-color="#33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94" style:family="graphic" style:parent-style-name="measure" style:list-style-name="L1">
      <style:graphic-properties draw:textarea-vertical-align="middle" draw:line-distance="1cm"/>
    </style:style>
    <style:style style:name="gr195" style:family="graphic" style:parent-style-name="measure" style:list-style-name="L1">
      <style:graphic-properties draw:textarea-vertical-align="middle" draw:line-distance="0.126cm" draw:end-guide="0.026cm" draw:placing="below"/>
    </style:style>
    <style:style style:name="gr196" style:family="graphic" style:parent-style-name="measure">
      <style:graphic-properties draw:textarea-vertical-align="middle" draw:line-distance="1.589cm"/>
    </style:style>
    <style:style style:name="gr197" style:family="graphic" style:parent-style-name="measure">
      <style:graphic-properties draw:textarea-vertical-align="middle" draw:line-distance="1.588cm"/>
    </style:style>
    <style:style style:name="gr198" style:family="graphic" style:parent-style-name="measure" style:list-style-name="L1">
      <style:graphic-properties draw:textarea-vertical-align="middle" draw:line-distance="0.6cm" draw:placing="above"/>
    </style:style>
    <style:style style:name="gr199" style:family="graphic" style:parent-style-name="measure" style:list-style-name="L1">
      <style:graphic-properties draw:textarea-vertical-align="middle" draw:line-distance="0.662cm" draw:placing="below"/>
    </style:style>
    <style:style style:name="gr200" style:family="graphic" style:parent-style-name="measure" style:list-style-name="L1">
      <style:graphic-properties draw:textarea-vertical-align="middle" draw:line-distance="-0.091cm" draw:placing="above"/>
    </style:style>
    <style:style style:name="gr201" style:family="graphic" style:parent-style-name="measure" style:list-style-name="L1">
      <style:graphic-properties draw:textarea-vertical-align="middle" draw:line-distance="0.6cm" draw:placing="above"/>
    </style:style>
    <style:style style:name="gr202" style:family="graphic" style:parent-style-name="measure" style:list-style-name="L1">
      <style:graphic-properties draw:textarea-vertical-align="middle" draw:line-distance="-0.1cm" draw:placing="above"/>
    </style:style>
    <style:style style:name="gr203" style:family="graphic" style:parent-style-name="measure" style:list-style-name="L1">
      <style:graphic-properties draw:textarea-vertical-align="middle" draw:line-distance="1cm" draw:placing="above"/>
    </style:style>
    <style:style style:name="gr204" style:family="graphic" style:parent-style-name="measure" style:list-style-name="L1">
      <style:graphic-properties draw:textarea-vertical-align="middle" draw:line-distance="1cm" draw:placing="above"/>
    </style:style>
    <style:style style:name="gr205" style:family="graphic" style:parent-style-name="measure">
      <style:graphic-properties draw:textarea-vertical-align="middle" draw:line-distance="0.2cm" draw:end-guide="0.026cm"/>
    </style:style>
    <style:style style:name="gr206" style:family="graphic" style:parent-style-name="measure" style:list-style-name="L1">
      <style:graphic-properties draw:textarea-vertical-align="middle" draw:line-distance="1cm" draw:placing="above"/>
    </style:style>
    <style:style style:name="gr207" style:family="graphic" style:parent-style-name="measure" style:list-style-name="L1">
      <style:graphic-properties draw:textarea-vertical-align="middle" draw:line-distance="1cm" draw:placing="above"/>
    </style:style>
    <style:style style:name="gr208" style:family="graphic" style:parent-style-name="measure" style:list-style-name="L1">
      <style:graphic-properties draw:textarea-vertical-align="middle" draw:line-distance="0.6cm" draw:start-guide="-0.841cm" draw:placing="above"/>
    </style:style>
    <style:style style:name="gr209" style:family="graphic" style:parent-style-name="measure" style:list-style-name="L1">
      <style:graphic-properties draw:textarea-vertical-align="middle" draw:placing="below"/>
    </style:style>
    <style:style style:name="gr210" style:family="graphic" style:parent-style-name="measure" style:list-style-name="L1">
      <style:graphic-properties draw:textarea-vertical-align="middle" draw:line-distance="1.8cm"/>
    </style:style>
    <style:style style:name="gr211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18.15cm" fo:min-width="30.3cm"/>
    </style:style>
    <style:style style:name="gr212" style:family="graphic" style:parent-style-name="standard">
      <style:graphic-properties draw:stroke="none" draw:fill="none" draw:fill-color="#e6e6e6" draw:textarea-horizontal-align="justify" draw:textarea-vertical-align="middle" draw:auto-grow-height="false" fo:min-height="1.35cm" fo:min-width="1.1cm"/>
    </style:style>
    <style:style style:name="gr213" style:family="graphic" style:parent-style-name="standard">
      <style:graphic-properties draw:fill-color="#e6e6e6" draw:textarea-horizontal-align="justify" draw:textarea-vertical-align="middle" draw:auto-grow-height="false" fo:min-height="0.95cm" fo:min-width="1.1cm"/>
    </style:style>
    <style:style style:name="gr214" style:family="graphic" style:parent-style-name="standard">
      <style:graphic-properties draw:fill-color="#e6e6e6" draw:textarea-horizontal-align="justify" draw:textarea-vertical-align="middle" draw:auto-grow-height="false" fo:min-height="0.95cm" fo:min-width="3.5cm"/>
    </style:style>
    <style:style style:name="gr215" style:family="graphic" style:parent-style-name="standard">
      <style:graphic-properties draw:fill-color="#b84747" draw:textarea-horizontal-align="justify" draw:textarea-vertical-align="middle" draw:auto-grow-height="false" fo:min-height="3.75cm" fo:min-width="1.5cm"/>
    </style:style>
    <style:style style:name="gr216" style:family="graphic" style:parent-style-name="standard">
      <style:graphic-properties draw:fill-color="#e6e6e6" draw:textarea-horizontal-align="justify" draw:textarea-vertical-align="middle" draw:auto-grow-height="false" fo:min-height="0.95cm" fo:min-width="0.7cm"/>
    </style:style>
    <style:style style:name="gr217" style:family="graphic" style:parent-style-name="measure" style:list-style-name="L1">
      <style:graphic-properties draw:textarea-vertical-align="middle" draw:line-distance="0.6cm" draw:placing="above"/>
    </style:style>
    <style:style style:name="gr218" style:family="graphic" style:parent-style-name="measure" style:list-style-name="L1">
      <style:graphic-properties draw:textarea-vertical-align="middle" draw:line-distance="0.6cm" draw:placing="above"/>
    </style:style>
    <style:style style:name="gr219" style:family="graphic" style:parent-style-name="standard">
      <style:graphic-properties draw:fill-color="#e6e6e6" draw:textarea-horizontal-align="justify" draw:textarea-vertical-align="middle" draw:auto-grow-height="false" fo:min-height="0.95cm" fo:min-width="2.3cm"/>
    </style:style>
    <style:style style:name="gr220" style:family="graphic" style:parent-style-name="measure" style:list-style-name="L1">
      <style:graphic-properties draw:textarea-vertical-align="middle" draw:line-distance="0.6cm" draw:placing="above"/>
    </style:style>
    <style:style style:name="gr221" style:family="graphic" style:parent-style-name="measure" style:list-style-name="L1">
      <style:graphic-properties draw:textarea-vertical-align="middle" draw:line-distance="0.6cm" draw:placing="above"/>
    </style:style>
    <style:style style:name="gr222" style:family="graphic" style:parent-style-name="measure" style:list-style-name="L1">
      <style:graphic-properties draw:textarea-vertical-align="middle" draw:line-distance="0.6cm" draw:placing="above"/>
    </style:style>
    <style:style style:name="gr223" style:family="graphic" style:parent-style-name="measure" style:list-style-name="L1">
      <style:graphic-properties draw:textarea-vertical-align="middle" draw:line-distance="0.6cm" draw:placing="above"/>
    </style:style>
    <style:style style:name="gr224" style:family="graphic" style:parent-style-name="measure" style:list-style-name="L1">
      <style:graphic-properties draw:textarea-vertical-align="middle" draw:line-distance="0.6cm" draw:placing="above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26" style:family="graphic" style:parent-style-name="standard">
      <style:graphic-properties draw:stroke="none" svg:stroke-color="#000000" draw:fill="none" draw:fill-color="#ffffff" draw:opacity="100%" draw:fill-image-width="0cm" draw:fill-image-height="0cm" fo:min-height="1.35cm" draw:shadow-opacity="100%"/>
    </style:style>
    <style:style style:name="gr227" style:family="graphic" style:parent-style-name="measure" style:list-style-name="L1">
      <style:graphic-properties draw:textarea-vertical-align="middle" draw:line-distance="0.6cm"/>
    </style:style>
    <style:style style:name="gr228" style:family="graphic" style:parent-style-name="standard">
      <style:graphic-properties draw:stroke="solid" svg:stroke-width="0.1cm" svg:stroke-color="#3465a4" draw:marker-start-width="0.3cm" draw:marker-end-width="0.3cm" draw:stroke-linejoin="bevel" svg:stroke-linecap="square" draw:fill="solid" draw:fill-color="#b84700" draw:opacity="100%" draw:textarea-horizontal-align="center" draw:textarea-vertical-align="middle" fo:padding-top="0.324cm" fo:padding-bottom="0.324cm" fo:padding-left="0.449cm" fo:padding-right="0.449cm"/>
    </style:style>
    <style:style style:name="gr229" style:family="graphic" style:parent-style-name="measure" style:list-style-name="L1">
      <style:graphic-properties draw:textarea-vertical-align="middle" draw:line-distance="0.6cm" draw:placing="above"/>
    </style:style>
    <style:style style:name="gr230" style:family="graphic" style:parent-style-name="measure" style:list-style-name="L1">
      <style:graphic-properties draw:textarea-vertical-align="middle" draw:line-distance="1cm"/>
    </style:style>
    <style:style style:name="gr231" style:family="graphic" style:parent-style-name="standard">
      <style:graphic-properties draw:stroke="none" svg:stroke-width="0.1cm" svg:stroke-color="#3465a4" draw:marker-start-width="0.3cm" draw:marker-end-width="0.3cm" draw:stroke-linejoin="bevel" svg:stroke-linecap="square" draw:fill="solid" draw:fill-color="#b84700" draw:opacity="100%" draw:textarea-horizontal-align="center" draw:textarea-vertical-align="middle" fo:padding-top="0.474cm" fo:padding-bottom="0.474cm" fo:padding-left="0.599cm" fo:padding-right="0.599cm"/>
    </style:style>
    <style:style style:name="gr232" style:family="graphic" style:parent-style-name="measure" style:list-style-name="L1">
      <style:graphic-properties draw:textarea-vertical-align="middle" draw:line-distance="0.6cm" draw:placing="above"/>
    </style:style>
    <style:style style:name="gr233" style:family="graphic" style:parent-style-name="measure" style:list-style-name="L1">
      <style:graphic-properties draw:textarea-vertical-align="middle" draw:line-distance="0.6cm" draw:placing="above"/>
    </style:style>
    <style:style style:name="gr234" style:family="graphic" style:parent-style-name="measure" style:list-style-name="L1">
      <style:graphic-properties draw:textarea-vertical-align="middle" draw:line-distance="1cm" draw:placing="above"/>
    </style:style>
    <style:style style:name="gr235" style:family="graphic" style:parent-style-name="measure" style:list-style-name="L1">
      <style:graphic-properties draw:textarea-vertical-align="middle" draw:line-distance="1cm" draw:placing="above"/>
    </style:style>
    <style:style style:name="gr236" style:family="graphic" style:parent-style-name="measure" style:list-style-name="L1">
      <style:graphic-properties draw:textarea-vertical-align="middle" draw:line-distance="1cm" draw:placing="above"/>
    </style:style>
    <style:style style:name="gr237" style:family="graphic" style:parent-style-name="measure" style:list-style-name="L1">
      <style:graphic-properties draw:textarea-vertical-align="middle" draw:line-distance="0.6cm" draw:start-guide="-0.841cm" draw:placing="above"/>
    </style:style>
    <style:style style:name="gr238" style:family="graphic" style:parent-style-name="measure" style:list-style-name="L1">
      <style:graphic-properties draw:textarea-vertical-align="middle" draw:placing="below"/>
    </style:style>
    <style:style style:name="gr239" style:family="graphic" style:parent-style-name="measure" style:list-style-name="L1">
      <style:graphic-properties draw:textarea-vertical-align="middle" draw:line-distance="1cm"/>
    </style:style>
    <style:style style:name="gr240" style:family="graphic" style:parent-style-name="standard">
      <style:graphic-properties draw:fill="hatch" draw:fill-color="#808080" draw:fill-hatch-name="Black_20_-45_20_Degrees" draw:fill-hatch-solid="true" draw:textarea-horizontal-align="justify" draw:textarea-vertical-align="middle" draw:auto-grow-height="false" fo:min-height="0.15cm" fo:min-width="1.5cm"/>
    </style:style>
    <style:style style:name="gr241" style:family="graphic" style:parent-style-name="measure" style:list-style-name="L1">
      <style:graphic-properties draw:textarea-vertical-align="middle" draw:line-distance="1cm" draw:placing="above"/>
    </style:style>
    <style:style style:name="gr242" style:family="graphic" style:parent-style-name="measure" style:list-style-name="L1">
      <style:graphic-properties draw:textarea-vertical-align="middle" draw:line-distance="0.6cm" draw:placing="above"/>
    </style:style>
    <style:style style:name="gr243" style:family="graphic" style:parent-style-name="measure" style:list-style-name="L1">
      <style:graphic-properties draw:textarea-vertical-align="middle" draw:line-distance="0.6cm" draw:placing="above"/>
    </style:style>
    <style:style style:name="gr244" style:family="graphic" style:parent-style-name="measure" style:list-style-name="L1">
      <style:graphic-properties draw:textarea-vertical-align="middle" draw:line-distance="0.6cm" draw:placing="above"/>
    </style:style>
    <style:style style:name="gr245" style:family="graphic" style:parent-style-name="measure" style:list-style-name="L1">
      <style:graphic-properties draw:textarea-vertical-align="middle" draw:line-distance="0.6cm" draw:placing="above"/>
    </style:style>
    <style:style style:name="gr246" style:family="graphic" style:parent-style-name="measure" style:list-style-name="L1">
      <style:graphic-properties draw:textarea-vertical-align="middle" draw:line-distance="0.6cm" draw:placing="above"/>
    </style:style>
    <style:style style:name="gr247" style:family="graphic" style:parent-style-name="measure" style:list-style-name="L1">
      <style:graphic-properties draw:textarea-vertical-align="middle" draw:line-distance="0.6cm" draw:placing="above"/>
    </style:style>
    <style:style style:name="gr248" style:family="graphic" style:parent-style-name="measure" style:list-style-name="L1">
      <style:graphic-properties draw:textarea-vertical-align="middle" draw:line-distance="0.6cm" draw:placing="above"/>
    </style:style>
    <style:style style:name="gr249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15.9cm"/>
    </style:style>
    <style:style style:name="gr250" style:family="graphic" style:parent-style-name="standard">
      <style:graphic-properties draw:fill="hatch" draw:fill-color="#c0c0c0" draw:fill-hatch-name="Hatching_20_betonplaat" draw:fill-hatch-solid="true" draw:textarea-horizontal-align="justify" draw:textarea-vertical-align="middle" draw:auto-grow-height="false" fo:min-height="1.75cm" fo:min-width="18.3cm"/>
    </style:style>
    <style:style style:name="gr251" style:family="graphic" style:parent-style-name="measure" style:list-style-name="L1">
      <style:graphic-properties draw:textarea-vertical-align="middle" draw:line-distance="0.6cm"/>
    </style:style>
    <style:style style:name="gr252" style:family="graphic" style:parent-style-name="measure" style:list-style-name="L1">
      <style:graphic-properties draw:textarea-vertical-align="middle" draw:line-distance="1cm"/>
    </style:style>
    <style:style style:name="gr253" style:family="graphic" style:parent-style-name="measure" style:list-style-name="L1">
      <style:graphic-properties draw:textarea-vertical-align="middle" draw:line-distance="1cm" draw:placing="above"/>
    </style:style>
    <style:style style:name="gr254" style:family="graphic" style:parent-style-name="standard">
      <style:graphic-properties draw:stroke="none" svg:stroke-width="0.1cm" draw:marker-start-width="0.5cm" draw:marker-end-width="0.5cm" draw:fill-color="#b84700" draw:opacity="100%" draw:textarea-horizontal-align="justify" draw:textarea-vertical-align="middle" draw:auto-grow-height="false" fo:min-height="0.45cm" fo:min-width="15.8cm" fo:padding-top="0.175cm" fo:padding-bottom="0.175cm" fo:padding-left="0.3cm" fo:padding-right="0.3cm" draw:shadow-opacity="100%"/>
    </style:style>
    <style:style style:name="gr255" style:family="graphic" style:parent-style-name="standard">
      <style:graphic-properties draw:stroke="none" svg:stroke-width="0.1cm" draw:marker-start-width="0.5cm" draw:marker-end-width="0.5cm" draw:fill-color="#b84700" draw:opacity="100%" draw:textarea-horizontal-align="justify" draw:textarea-vertical-align="middle" draw:auto-grow-height="false" fo:min-height="13.25cm" fo:min-width="0.2cm" fo:padding-top="0.175cm" fo:padding-bottom="0.175cm" fo:padding-left="0.3cm" fo:padding-right="0.3cm" draw:shadow-opacity="100%"/>
    </style:style>
    <style:style style:name="gr256" style:family="graphic" style:parent-style-name="standard">
      <style:graphic-properties svg:stroke-width="0.1cm" draw:marker-start-width="0.5cm" draw:marker-end-width="0.5cm" draw:fill-color="#b84700" draw:opacity="100%" draw:textarea-horizontal-align="justify" draw:textarea-vertical-align="middle" draw:auto-grow-height="false" fo:min-height="4.05cm" fo:min-width="0cm" fo:padding-top="0.175cm" fo:padding-bottom="0.175cm" fo:padding-left="0.3cm" fo:padding-right="0.3cm" draw:shadow-opacity="100%"/>
    </style:style>
    <style:style style:name="gr257" style:family="graphic" style:parent-style-name="standard">
      <style:graphic-properties svg:stroke-width="0.1cm" draw:marker-start-width="0.5cm" draw:marker-end-width="0.5cm" draw:fill-color="#b84700" draw:opacity="100%" draw:textarea-horizontal-align="justify" draw:textarea-vertical-align="middle" draw:auto-grow-height="false" fo:min-height="0.45cm" fo:min-width="0cm" fo:padding-top="0.175cm" fo:padding-bottom="0.175cm" fo:padding-left="0.3cm" fo:padding-right="0.3cm" draw:shadow-opacity="100%"/>
    </style:style>
    <style:style style:name="gr258" style:family="graphic" style:parent-style-name="measure" style:list-style-name="L1">
      <style:graphic-properties draw:textarea-vertical-align="middle" draw:line-distance="0.6cm"/>
    </style:style>
    <style:style style:name="gr259" style:family="graphic" style:parent-style-name="measure" style:list-style-name="L1">
      <style:graphic-properties draw:textarea-vertical-align="middle" draw:line-distance="1cm" draw:placing="above"/>
    </style:style>
    <style:style style:name="gr260" style:family="graphic" style:parent-style-name="measure" style:list-style-name="L1">
      <style:graphic-properties draw:textarea-vertical-align="middle" draw:line-distance="1cm" draw:placing="above"/>
    </style:style>
    <style:style style:name="gr261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3.69cm" fo:padding-top="0.23cm" fo:padding-bottom="0.23cm" fo:padding-left="0.355cm" fo:padding-right="0.355cm"/>
    </style:style>
    <style:style style:name="gr262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6.49cm" fo:padding-top="0.23cm" fo:padding-bottom="0.23cm" fo:padding-left="0.355cm" fo:padding-right="0.355cm"/>
    </style:style>
    <style:style style:name="gr263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5.29cm" fo:padding-top="0.23cm" fo:padding-bottom="0.23cm" fo:padding-left="0.355cm" fo:padding-right="0.355cm"/>
    </style:style>
    <style:style style:name="gr264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1.69cm" fo:padding-top="0.23cm" fo:padding-bottom="0.23cm" fo:padding-left="0.355cm" fo:padding-right="0.355cm"/>
    </style:style>
    <style:style style:name="gr265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0.89cm" fo:padding-top="0.23cm" fo:padding-bottom="0.23cm" fo:padding-left="0.355cm" fo:padding-right="0.355cm"/>
    </style:style>
    <style:style style:name="gr266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14cm" fo:min-width="0cm" fo:padding-top="0.23cm" fo:padding-bottom="0.23cm" fo:padding-left="0.355cm" fo:padding-right="0.355cm"/>
    </style:style>
    <style:style style:name="gr267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2.74cm" fo:min-width="0cm" fo:padding-top="0.23cm" fo:padding-bottom="0.23cm" fo:padding-left="0.355cm" fo:padding-right="0.355cm"/>
    </style:style>
    <style:style style:name="gr268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54cm" fo:min-width="0cm" fo:padding-top="0.23cm" fo:padding-bottom="0.23cm" fo:padding-left="0.355cm" fo:padding-right="0.355cm"/>
    </style:style>
    <style:style style:name="gr269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2.09cm" fo:padding-top="0.23cm" fo:padding-bottom="0.23cm" fo:padding-left="0.355cm" fo:padding-right="0.355cm"/>
    </style:style>
    <style:style style:name="gr270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7.75cm" fo:min-width="0cm" fo:padding-top="0.429cm" fo:padding-bottom="0.429cm" fo:padding-left="0.554cm" fo:padding-right="0.554cm"/>
    </style:style>
    <style:style style:name="gr271" style:family="graphic" style:parent-style-name="standard">
      <style:graphic-properties draw:stroke="none" svg:stroke-width="0cm" svg:stroke-color="#b84700" draw:marker-start-width="0.707cm" draw:marker-end-width="0.707cm" draw:fill="solid" draw:fill-color="#b84700" draw:textarea-horizontal-align="justify" draw:textarea-vertical-align="middle" draw:auto-grow-height="false" fo:min-height="0cm" fo:min-width="0cm" fo:padding-top="0.429cm" fo:padding-bottom="0.429cm" fo:padding-left="0.554cm" fo:padding-right="0.554cm"/>
    </style:style>
    <style:style style:name="gr272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.55cm" fo:min-width="13.292cm" fo:padding-top="0.429cm" fo:padding-bottom="0.429cm" fo:padding-left="0.554cm" fo:padding-right="0.554cm"/>
    </style:style>
    <style:style style:name="gr273" style:family="graphic" style:parent-style-name="standard">
      <style:graphic-properties draw:fill-color="#b84700" draw:textarea-horizontal-align="justify" draw:textarea-vertical-align="middle" draw:auto-grow-height="false" fo:min-height="2.95cm" fo:min-width="0cm"/>
    </style:style>
    <style:style style:name="gr274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50%" draw:textarea-horizontal-align="justify" draw:textarea-vertical-align="middle" draw:auto-grow-height="false" fo:min-height="17.142cm" fo:min-width="9.692cm" fo:padding-top="0.429cm" fo:padding-bottom="0.429cm" fo:padding-left="0.554cm" fo:padding-right="0.554cm" draw:shadow-opacity="50%"/>
    </style:style>
    <style:style style:name="gr275" style:family="graphic" style:parent-style-name="standard">
      <style:graphic-properties draw:fill-color="#314004" draw:opacity="90%" draw:textarea-horizontal-align="justify" draw:textarea-vertical-align="middle" draw:auto-grow-height="false" fo:min-height="4.55cm" fo:min-width="19.045cm"/>
    </style:style>
    <style:style style:name="gr276" style:family="graphic" style:parent-style-name="measure" style:list-style-name="L1">
      <style:graphic-properties draw:textarea-vertical-align="middle" draw:line-distance="0.6cm"/>
    </style:style>
    <style:style style:name="gr277" style:family="graphic" style:parent-style-name="measure" style:list-style-name="L1">
      <style:graphic-properties draw:textarea-vertical-align="middle" draw:line-distance="1cm"/>
    </style:style>
    <style:style style:name="gr278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5.542cm" fo:min-width="2.892cm" fo:padding-top="0.429cm" fo:padding-bottom="0.429cm" fo:padding-left="0.554cm" fo:padding-right="0.554cm"/>
    </style:style>
    <style:style style:name="gr279" style:family="graphic" style:parent-style-name="objectwithoutfill">
      <style:graphic-properties svg:stroke-width="0.212cm" svg:stroke-color="#7e0021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80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50%" draw:textarea-horizontal-align="justify" draw:textarea-vertical-align="middle" draw:auto-grow-height="false" fo:min-height="17.142cm" fo:min-width="9.292cm" fo:padding-top="0.429cm" fo:padding-bottom="0.429cm" fo:padding-left="0.554cm" fo:padding-right="0.554cm" draw:shadow-opacity="50%"/>
    </style:style>
    <style:style style:name="gr281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7.142cm" fo:min-width="0cm" fo:padding-top="0.429cm" fo:padding-bottom="0.429cm" fo:padding-left="0.554cm" fo:padding-right="0.554cm"/>
    </style:style>
    <style:style style:name="gr282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15.1cm"/>
    </style:style>
    <style:style style:name="gr283" style:family="graphic" style:parent-style-name="standard">
      <style:graphic-properties draw:stroke="none" svg:stroke-width="0cm" svg:stroke-color="#b84700" draw:marker-start-width="0.707cm" draw:marker-end-width="0.707cm" draw:fill="solid" draw:fill-color="#b84700" draw:textarea-horizontal-align="justify" draw:textarea-vertical-align="middle" draw:auto-grow-height="false" fo:min-height="0cm" fo:min-width="4.892cm" fo:padding-top="0.429cm" fo:padding-bottom="0.429cm" fo:padding-left="0.554cm" fo:padding-right="0.554cm"/>
    </style:style>
    <style:style style:name="gr284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13.292cm" fo:padding-top="0.429cm" fo:padding-bottom="0.429cm" fo:padding-left="0.554cm" fo:padding-right="0.554cm"/>
    </style:style>
    <style:style style:name="gr285" style:family="graphic" style:parent-style-name="measure" style:list-style-name="L1">
      <style:graphic-properties draw:textarea-vertical-align="middle" draw:line-distance="0.6cm"/>
    </style:style>
    <style:style style:name="gr286" style:family="graphic" style:parent-style-name="measure" style:list-style-name="L1">
      <style:graphic-properties draw:textarea-vertical-align="middle" draw:line-distance="1cm"/>
    </style:style>
    <style:style style:name="gr287" style:family="graphic" style:parent-style-name="standard">
      <style:graphic-properties draw:fill-color="#e6e6e6" draw:textarea-horizontal-align="justify" draw:textarea-vertical-align="middle" draw:auto-grow-height="false" fo:min-height="0.95cm" fo:min-width="1.5cm"/>
    </style:style>
    <style:style style:name="gr288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3.35cm" fo:min-width="1.5cm"/>
    </style:style>
    <style:style style:name="gr289" style:family="graphic" style:parent-style-name="standard">
      <style:graphic-properties draw:stroke="none" draw:fill-color="#314004" draw:opacity="100%" draw:textarea-horizontal-align="justify" draw:textarea-vertical-align="middle" draw:auto-grow-height="false" fo:min-height="0.15cm" fo:min-width="7.1cm" draw:shadow-opacity="100%"/>
    </style:style>
    <style:style style:name="gr290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55cm" fo:min-width="3.1cm"/>
    </style:style>
    <style:style style:name="gr291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55cm" fo:min-width="3.202cm"/>
    </style:style>
    <style:style style:name="gr292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15cm" fo:min-width="18.3cm"/>
    </style:style>
    <style:style style:name="gr293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55cm" fo:min-width="18.3cm"/>
    </style:style>
    <style:style style:name="gr294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1.75cm" fo:min-width="1.5cm"/>
    </style:style>
    <style:style style:name="gr295" style:family="graphic" style:parent-style-name="standard">
      <style:graphic-properties draw:fill-color="#333333" draw:textarea-horizontal-align="justify" draw:textarea-vertical-align="middle" draw:auto-grow-height="false" fo:min-height="1.55cm" fo:min-width="1.1cm"/>
    </style:style>
    <style:style style:name="gr296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3.75cm" fo:min-width="0cm"/>
    </style:style>
    <style:style style:name="gr297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1.75cm" fo:min-width="0cm"/>
    </style:style>
    <style:style style:name="P1" style:family="paragraph">
      <loext:graphic-properties draw:fill="none" draw:fill-color="#cccccc"/>
      <style:paragraph-properties fo:text-align="center"/>
      <style:text-properties fo:language="nl" fo:country="NL"/>
    </style:style>
    <style:style style:name="P2" style:family="paragraph">
      <loext:graphic-properties draw:fill="solid" draw:fill-color="#000000"/>
      <style:paragraph-properties fo:text-align="center"/>
      <style:text-properties fo:font-size="24pt" fo:language="nl" fo:country="N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language="nl" fo:country="NL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cccccc"/>
      <style:paragraph-properties fo:text-align="center"/>
      <style:text-properties fo:font-size="24pt" fo:language="nl" fo:country="NL"/>
    </style:style>
    <style:style style:name="P6" style:family="paragraph">
      <loext:graphic-properties draw:fill="solid" draw:fill-color="#ffff99" draw:fill-hatch-solid="false"/>
      <style:paragraph-properties fo:text-align="center"/>
      <style:text-properties fo:font-size="24pt" fo:language="nl" fo:country="NL" style:font-weight-complex="normal"/>
    </style:style>
    <style:style style:name="P7" style:family="paragraph">
      <loext:graphic-properties draw:fill="hatch" draw:fill-color="#cccccc" draw:fill-hatch-name="Black_20_45_20_Degrees"/>
      <style:paragraph-properties fo:text-align="center"/>
      <style:text-properties fo:font-size="24pt" fo:language="nl" fo:country="NL"/>
    </style:style>
    <style:style style:name="P8" style:family="paragraph">
      <loext:graphic-properties draw:fill-color="#cccccc"/>
      <style:paragraph-properties fo:text-align="center"/>
      <style:text-properties fo:language="nl" fo:country="NL"/>
    </style:style>
    <style:style style:name="P9" style:family="paragraph">
      <loext:graphic-properties draw:fill="solid" draw:fill-color="#cccccc"/>
      <style:paragraph-properties fo:text-align="center"/>
      <style:text-properties fo:font-size="24pt" fo:language="nl" fo:country="NL" style:font-weight-complex="normal"/>
    </style:style>
    <style:style style:name="P10" style:family="paragraph">
      <loext:graphic-properties draw:fill="none" draw:fill-color="#ffffff"/>
      <style:text-properties fo:language="nl" fo:country="NL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b3b3b3"/>
      <style:paragraph-properties fo:text-align="center"/>
      <style:text-properties fo:language="nl" fo:country="NL"/>
    </style:style>
    <style:style style:name="P13" style:family="paragraph">
      <loext:graphic-properties draw:fill="solid" draw:fill-color="#cccccc"/>
      <style:paragraph-properties fo:text-align="center"/>
      <style:text-properties fo:font-size="18pt" fo:language="nl" fo:country="NL" style:font-weight-complex="normal"/>
    </style:style>
    <style:style style:name="P14" style:family="paragraph">
      <loext:graphic-properties draw:fill-color="#b3b3b3"/>
      <style:paragraph-properties fo:text-align="center"/>
      <style:text-properties fo:language="nl" fo:country="NL"/>
    </style:style>
    <style:style style:name="P15" style:family="paragraph">
      <loext:graphic-properties draw:fill-color="#808080"/>
      <style:paragraph-properties fo:text-align="center"/>
    </style:style>
    <style:style style:name="P16" style:family="paragraph">
      <loext:graphic-properties draw:fill="none" draw:fill-color="#ffff99" draw:fill-image-width="0cm" draw:fill-image-height="0cm"/>
      <style:paragraph-properties fo:text-align="center"/>
    </style:style>
    <style:style style:name="P17" style:family="paragraph">
      <loext:graphic-properties draw:fill="hatch" draw:fill-color="#b3b3b3" draw:fill-hatch-name="Hatching_20_1" draw:fill-hatch-solid="false" draw:opacity="50%"/>
      <style:paragraph-properties fo:text-align="center"/>
      <style:text-properties fo:language="nl" fo:country="NL"/>
    </style:style>
    <style:style style:name="P18" style:family="paragraph">
      <loext:graphic-properties draw:fill="hatch" draw:fill-color="#b3b3b3" draw:fill-hatch-name="Hatching_20_1" draw:fill-hatch-solid="true" draw:opacity="75%"/>
      <style:paragraph-properties fo:text-align="center"/>
      <style:text-properties fo:language="nl" fo:country="NL"/>
    </style:style>
    <style:style style:name="P19" style:family="paragraph">
      <loext:graphic-properties draw:fill-color="#e6e6e6"/>
      <style:paragraph-properties fo:text-align="center"/>
      <style:text-properties fo:language="nl" fo:country="NL"/>
    </style:style>
    <style:style style:name="P20" style:family="paragraph">
      <loext:graphic-properties draw:fill="solid" draw:fill-color="#e6e6e6" draw:opacity="10%"/>
      <style:paragraph-properties fo:text-align="center"/>
      <style:text-properties fo:language="nl" fo:country="NL"/>
    </style:style>
    <style:style style:name="P21" style:family="paragraph">
      <loext:graphic-properties draw:fill="none" draw:fill-color="#cccccc"/>
      <style:paragraph-properties fo:text-align="center"/>
      <style:text-properties fo:font-size="24pt" fo:language="nl" fo:country="NL" style:font-weight-complex="normal"/>
    </style:style>
    <style:style style:name="P22" style:family="paragraph">
      <loext:graphic-properties draw:fill="none" draw:fill-color="#cccccc"/>
      <style:paragraph-properties fo:text-align="center"/>
      <style:text-properties fo:font-size="24pt" fo:language="nl" fo:country="NL"/>
    </style:style>
    <style:style style:name="P23" style:family="paragraph">
      <loext:graphic-properties draw:fill-color="#b3b3b3"/>
      <style:paragraph-properties fo:text-align="center"/>
      <style:text-properties fo:font-size="14pt" fo:language="nl" fo:country="NL" style:font-size-asian="14pt" style:font-size-complex="14pt"/>
    </style:style>
    <style:style style:name="P24" style:family="paragraph">
      <loext:graphic-properties draw:fill-color="#b3b3b3"/>
      <style:paragraph-properties fo:text-align="center"/>
      <style:text-properties fo:font-size="14pt" fo:language="nl" fo:country="NL" style:font-size-asian="18pt" style:font-size-complex="18pt" style:font-weight-complex="normal"/>
    </style:style>
    <style:style style:name="P25" style:family="paragraph">
      <loext:graphic-properties draw:fill="none"/>
      <style:paragraph-properties fo:text-align="center"/>
      <style:text-properties fo:language="nl" fo:country="NL"/>
    </style:style>
    <style:style style:name="P26" style:family="paragraph">
      <style:paragraph-properties fo:margin-left="0.5cm" fo:margin-right="0cm" fo:text-align="end" fo:text-indent="0cm"/>
      <style:text-properties fo:language="nl" fo:country="NL"/>
    </style:style>
    <style:style style:name="P2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nl" fo:country="NL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text-align="center"/>
      <style:text-properties fo:language="nl" fo:country="NL"/>
    </style:style>
    <style:style style:name="P29" style:family="paragraph">
      <loext:graphic-properties draw:fill-color="#b84700" draw:opacity="50%"/>
      <style:paragraph-properties fo:text-align="center"/>
    </style:style>
    <style:style style:name="P30" style:family="paragraph">
      <loext:graphic-properties draw:fill-color="#b84700"/>
      <style:paragraph-properties fo:text-align="center"/>
    </style:style>
    <style:style style:name="P31" style:family="paragraph">
      <loext:graphic-properties draw:fill="none" draw:fill-color="#b84700" draw:opacity="50%"/>
      <style:paragraph-properties fo:text-align="center"/>
    </style:style>
    <style:style style:name="P32" style:family="paragraph">
      <loext:graphic-properties draw:fill="none" draw:opacity="100%" draw:fill-image-width="0cm" draw:fill-image-height="0cm"/>
      <style:paragraph-properties fo:text-align="center"/>
      <style:text-properties style:font-name="Courier New1" fo:font-size="14pt" style:font-size-asian="18pt" style:font-size-complex="18pt" style:font-weight-complex="normal"/>
    </style:style>
    <style:style style:name="P33" style:family="paragraph">
      <loext:graphic-properties draw:fill="none" draw:fill-color="#ffffff" draw:opacity="100%" draw:fill-image-width="0cm" draw:fill-image-height="0cm"/>
      <style:text-properties fo:font-size="14pt" style:font-size-asian="18pt" style:font-size-complex="18pt" style:font-weight-complex="normal"/>
    </style:style>
    <style:style style:name="P34" style:family="paragraph">
      <loext:graphic-properties draw:fill-color="#cccccc" draw:opacity="50%"/>
      <style:paragraph-properties fo:text-align="center"/>
      <style:text-properties fo:font-size="24pt" fo:language="nl" fo:country="NL"/>
    </style:style>
    <style:style style:name="P35" style:family="paragraph">
      <loext:graphic-properties draw:fill="hatch" draw:fill-color="#b3b3b3" draw:fill-hatch-name="Black_20_90_20_Degrees"/>
      <style:paragraph-properties fo:text-align="center"/>
      <style:text-properties fo:language="nl" fo:country="NL"/>
    </style:style>
    <style:style style:name="P36" style:family="paragraph">
      <loext:graphic-properties draw:fill="hatch" draw:fill-color="#008000" draw:fill-hatch-name="Black_20_90_20_Degrees" draw:fill-hatch-solid="true" draw:opacity="50%"/>
      <style:paragraph-properties fo:text-align="center"/>
      <style:text-properties fo:language="nl" fo:country="NL"/>
    </style:style>
    <style:style style:name="P37" style:family="paragraph">
      <loext:graphic-properties draw:fill="solid" draw:fill-color="#cccccc" draw:opacity="0%"/>
      <style:paragraph-properties fo:text-align="center"/>
      <style:text-properties fo:font-size="24pt" fo:language="nl" fo:country="NL" style:font-weight-complex="normal"/>
    </style:style>
    <style:style style:name="P38" style:family="paragraph">
      <loext:graphic-properties draw:fill="solid" draw:fill-color="#cccccc" draw:opacity="0%"/>
      <style:paragraph-properties fo:text-align="center"/>
      <style:text-properties fo:font-size="16pt" fo:language="nl" fo:country="NL" style:font-size-asian="18pt" style:font-size-complex="18pt" style:font-weight-complex="normal"/>
    </style:style>
    <style:style style:name="P39" style:family="paragraph">
      <loext:graphic-properties draw:fill-color="#cccccc" draw:opacity="0%"/>
      <style:paragraph-properties fo:text-align="center"/>
      <style:text-properties fo:font-size="24pt" fo:language="nl" fo:country="NL"/>
    </style:style>
    <style:style style:name="P40" style:family="paragraph">
      <loext:graphic-properties draw:fill="none" draw:opacity="100%" draw:fill-image-width="0cm" draw:fill-image-height="0cm"/>
      <style:text-properties style:text-outline="true" fo:font-size="18pt" style:font-size-asian="18pt" style:font-size-complex="18pt" style:font-weight-complex="normal"/>
    </style:style>
    <style:style style:name="P41" style:family="paragraph">
      <style:paragraph-properties fo:text-align="center"/>
      <style:text-properties fo:font-size="14pt"/>
    </style:style>
    <style:style style:name="P42" style:family="paragraph">
      <style:text-properties fo:font-size="18pt"/>
    </style:style>
    <style:style style:name="P43" style:family="paragraph">
      <loext:graphic-properties draw:fill="solid" draw:fill-color="#ffcc99" draw:fill-hatch-solid="false" draw:opacity="50%"/>
      <style:paragraph-properties fo:text-align="center"/>
      <style:text-properties fo:language="nl" fo:country="NL"/>
    </style:style>
    <style:style style:name="P44" style:family="paragraph">
      <loext:graphic-properties draw:fill="solid" draw:fill-color="#ffcc99" draw:fill-hatch-solid="false" draw:opacity="50%"/>
      <style:paragraph-properties fo:text-align="center"/>
      <style:text-properties fo:font-size="24pt" fo:language="nl" fo:country="NL" style:font-weight-complex="normal"/>
    </style:style>
    <style:style style:name="P45" style:family="paragraph">
      <loext:graphic-properties draw:fill="hatch" draw:fill-color="#808080" draw:fill-hatch-name="Black_20_45_20_Degrees_20_Wide" draw:fill-hatch-solid="true"/>
      <style:paragraph-properties fo:text-align="center"/>
    </style:style>
    <style:style style:name="P46" style:family="paragraph">
      <loext:graphic-properties draw:fill="hatch" draw:fill-color="#ffffff" draw:fill-hatch-name="Red_20_Crossed_20_45_20_Degrees"/>
      <style:paragraph-properties fo:text-align="center"/>
      <style:text-properties fo:font-size="24pt" fo:language="nl" fo:country="NL" style:font-weight-complex="normal"/>
    </style:style>
    <style:style style:name="P47" style:family="paragraph">
      <loext:graphic-properties draw:fill="hatch" draw:fill-color="#c0c0c0" draw:fill-hatch-name="Hatching_20_betonplaat" draw:fill-hatch-solid="true"/>
      <style:paragraph-properties fo:text-align="center"/>
    </style:style>
    <style:style style:name="P48" style:family="paragraph">
      <loext:graphic-properties draw:fill="hatch" draw:fill-color="#808080" draw:fill-hatch-name="Black_20_-45_20_Degrees" draw:fill-hatch-solid="true"/>
      <style:paragraph-properties fo:text-align="center"/>
    </style:style>
    <style:style style:name="P49" style:family="paragraph">
      <loext:graphic-properties draw:fill="none" draw:fill-color="#729fcf"/>
      <style:paragraph-properties fo:text-align="center"/>
      <style:text-properties fo:language="nl" fo:country="NL"/>
    </style:style>
    <style:style style:name="P50" style:family="paragraph">
      <loext:graphic-properties draw:fill="none" draw:fill-color="#e6e6e6"/>
      <style:paragraph-properties fo:text-align="center"/>
      <style:text-properties fo:language="nl" fo:country="NL"/>
    </style:style>
    <style:style style:name="P51" style:family="paragraph">
      <loext:graphic-properties draw:fill-color="#b84747"/>
      <style:paragraph-properties fo:text-align="center"/>
      <style:text-properties fo:language="nl" fo:country="NL"/>
    </style:style>
    <style:style style:name="P52" style:family="paragraph">
      <loext:graphic-properties draw:fill="solid" draw:fill-color="#b84700" draw:opacity="100%"/>
      <style:paragraph-properties fo:text-align="center"/>
      <style:text-properties fo:language="nl" fo:country="NL"/>
    </style:style>
    <style:style style:name="P53" style:family="paragraph">
      <style:text-properties fo:font-size="14pt"/>
    </style:style>
    <style:style style:name="P54" style:family="paragraph">
      <loext:graphic-properties draw:fill-color="#b84700" draw:opacity="100%"/>
      <style:paragraph-properties fo:text-align="center"/>
    </style:style>
    <style:style style:name="P55" style:family="paragraph">
      <loext:graphic-properties draw:fill="hatch" draw:fill-color="#cccccc" draw:fill-hatch-name="Black_20_0_20_Degrees"/>
      <style:paragraph-properties fo:text-align="center"/>
      <style:text-properties fo:font-size="24pt" fo:language="nl" fo:country="NL" style:font-weight-complex="normal"/>
    </style:style>
    <style:style style:name="P56" style:family="paragraph">
      <loext:graphic-properties draw:fill="none" draw:fill-color="#ffffff"/>
    </style:style>
    <style:style style:name="P57" style:family="paragraph">
      <loext:graphic-properties draw:fill="solid" draw:fill-color="#b84700"/>
      <style:paragraph-properties fo:text-align="center"/>
      <style:text-properties fo:font-size="24pt" fo:language="nl" fo:country="NL" style:font-weight-complex="normal"/>
    </style:style>
    <style:style style:name="P58" style:family="paragraph">
      <loext:graphic-properties draw:fill-color="#314004" draw:opacity="90%"/>
      <style:paragraph-properties fo:text-align="center"/>
      <style:text-properties fo:language="nl" fo:country="NL"/>
    </style:style>
    <style:style style:name="P59" style:family="paragraph">
      <loext:graphic-properties draw:fill-color="#314004" draw:opacity="100%"/>
      <style:paragraph-properties fo:text-align="center"/>
      <style:text-properties fo:language="nl" fo:country="NL"/>
    </style:style>
    <style:style style:name="P60" style:family="paragraph">
      <loext:graphic-properties draw:fill-color="#333333"/>
      <style:paragraph-properties fo:text-align="center"/>
      <style:text-properties fo:language="nl" fo:country="NL"/>
    </style:style>
    <style:style style:name="T1" style:family="text">
      <style:text-properties fo:language="nl" fo:country="N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fo:language="nl" fo:country="NL" style:font-size-asian="18pt" style:font-size-complex="18pt" style:font-weight-complex="normal"/>
    </style:style>
    <style:style style:name="T4" style:family="text">
      <style:text-properties fo:font-size="24pt" fo:language="nl" fo:country="NL" style:font-weight-complex="normal"/>
    </style:style>
    <style:style style:name="T5" style:family="text">
      <style:text-properties fo:font-size="24pt" fo:language="nl" fo:country="NL"/>
    </style:style>
    <style:style style:name="T6" style:family="text">
      <style:text-properties fo:font-size="14pt" fo:language="nl" fo:country="NL" style:font-size-asian="14pt" style:font-size-complex="1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nl" fo:country="NL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Courier New1" fo:font-size="14pt" style:font-size-asian="18pt" style:font-size-complex="18pt" style:font-weight-complex="normal"/>
    </style:style>
    <style:style style:name="T9" style:family="text">
      <style:text-properties style:text-outline="true" fo:font-size="18pt" style:font-size-asian="18pt" style:font-size-complex="18pt" style:font-weight-complex="normal"/>
    </style:style>
    <style:style style:name="T10" style:family="text">
      <style:text-properties fo:font-size="16pt" fo:language="nl" fo:country="NL" style:font-size-asian="18pt" style:font-size-complex="18pt" style:font-weight-complex="normal"/>
    </style:style>
    <style:style style:name="T1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0.3cm" svg:height="20cm" svg:x="0.1cm" svg:y="0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5.6cm" svg:height="15.2cm" draw:transform="rotate (1.5707963267949) translate (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3" draw:text-style-name="P3" draw:layer="layout" svg:x1="1.7cm" svg:y1="10.471cm" svg:x2="1.7cm" svg:y2="2.471cm">
            <text:p text:style-name="P3"><text:span text:style-name="T1"><text:measure text:kind="gap"/></text:span><text:span text:style-name="T1"><text:measure text:kind="value">4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3" draw:text-style-name="P3" draw:layer="layout" svg:x1="1.7cm" svg:y1="18.871cm" svg:x2="1.7cm" svg:y2="10.871cm">
            <text:p text:style-name="P3"><text:span text:style-name="T1"><text:measure text:kind="gap"/></text:span><text:span text:style-name="T1"><text:measure text:kind="value">4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4" draw:text-style-name="P4" draw:layer="layout" svg:x1="16.9cm" svg:y1="0.771cm" svg:x2="7.3cm" svg:y2="0.771cm">
            <text:p text:style-name="P4"><text:span text:style-name="T2"><text:measure text:kind="gap"/></text:span><text:span text:style-name="T2"><text:measure text:kind="value">4.8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5" draw:text-style-name="P4" draw:layer="layout" svg:x1="21.7cm" svg:y1="0.771cm" svg:x2="16.9cm" svg:y2="0.771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custom-shape draw:style-name="gr6" draw:text-style-name="P2" draw:layer="layout" svg:width="15.6cm" svg:height="0.001cm" draw:transform="rotate (1.5707963267949) translate (1.69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0.001cm" svg:height="27.201cm" draw:transform="rotate (1.5707963267949) translate (1.699cm 2.0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0.001cm" svg:height="27.201cm" draw:transform="rotate (1.5707963267949) translate (1.699cm 19.2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15.6cm" svg:height="0.001cm" draw:transform="rotate (1.5707963267949) translate (28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15.6cm" svg:height="9.6cm" draw:transform="rotate (1.5707963267949) translate (18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9" draw:text-style-name="P4" draw:layer="layout" svg:x1="28.9cm" svg:y1="0.771cm" svg:x2="21.7cm" svg:y2="0.771cm">
            <text:p text:style-name="P4"><text:span text:style-name="T2"><text:measure text:kind="gap"/></text:span><text:span text:style-name="T2"><text:measure text:kind="value">3.6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0" draw:text-style-name="P4" draw:layer="layout" svg:x1="7.3cm" svg:y1="0.771cm" svg:x2="1.7cm" svg:y2="0.771cm">
            <text:p text:style-name="P4"><text:span text:style-name="T2"><text:measure text:kind="gap"/></text:span><text:span text:style-name="T2"><text:measure text:kind="value">2.8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</draw:g>
        <draw:g>
          <draw:custom-shape draw:style-name="gr11" draw:text-style-name="P5" draw:layer="layout" svg:width="4.4cm" svg:height="4.8cm" svg:x="2.1cm" svg:y="10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6" draw:layer="layout" svg:width="5.2cm" svg:height="9.6cm" svg:x="12.5cm" svg:y="8.87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3" draw:text-style-name="P6" draw:layer="layout" svg:width="3.2cm" svg:height="9.2cm" svg:x="18.5cm" svg:y="9.27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4" draw:text-style-name="P7" draw:layer="layout" svg:width="10cm" svg:height="10.4cm" svg:x="12.1cm" svg:y="8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4.8cm" svg:height="0.4cm" svg:x="2.1cm" svg:y="8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5" draw:layer="layout" svg:width="2.8cm" svg:height="2.4cm" svg:x="2.1cm" svg:y="8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5" draw:layer="layout" svg:width="0.4cm" svg:height="2.8cm" svg:x="18.1cm" svg:y="14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5" draw:layer="layout" svg:width="4.8cm" svg:height="4.8cm" svg:x="2.1cm" svg:y="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5" draw:layer="layout" svg:width="4.4cm" svg:height="2.8cm" svg:x="2.1cm" svg:y="16.0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0" draw:text-style-name="P8" draw:layer="layout" svg:width="3.2cm" svg:height="3.2cm" draw:transform="rotate (-3.14159265358979) translate (21.7cm 17.2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" draw:text-style-name="P9" draw:layer="layout" svg:width="5.2cm" svg:height="0.4cm" svg:x="4.5cm" svg:y="10.8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2" draw:text-style-name="P8" draw:layer="layout" svg:width="2cm" svg:height="2cm" draw:transform="rotate (-1.5707963267949) translate (6.9cm 8.4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3" draw:text-style-name="P5" draw:layer="layout" svg:width="10.804cm" svg:height="4.4cm" draw:transform="skewX (0.000698131700797732) translate (6.901cm 14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5" draw:layer="layout" svg:width="8.4cm" svg:height="3.6cm" svg:x="9.3cm" svg:y="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10" draw:layer="layout" svg:width="0.001cm" svg:height="1.187cm" svg:x="3.702cm" svg:y="8.471cm">
            <draw:text-box>
              <text:p/>
            </draw:text-box>
          </draw:frame>
          <draw:custom-shape draw:style-name="gr26" draw:text-style-name="P8" draw:layer="layout" svg:width="3.6cm" svg:height="3.6cm" svg:x="6.9cm" svg:y="4.07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7" draw:text-style-name="P8" draw:layer="layout" svg:width="2.4cm" svg:height="2.4cm" draw:transform="rotate (1.5707963267949) translate (4.9cm 10.8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8" draw:text-style-name="P12" draw:layer="layout" svg:width="1.2cm" svg:height="1.6cm" svg:x="7.7cm" svg:y="2.871cm">
            <text:p text:style-name="P11"><text:span text:style-name="T3">MK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9" draw:text-style-name="P8" draw:layer="layout" svg:width="5.2cm" svg:height="5.2cm" draw:transform="rotate (1.5707963267949) translate (6.9cm 14.4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0" draw:text-style-name="P5" draw:layer="layout" svg:width="1.6cm" svg:height="0.4cm" svg:x="10.1cm" svg:y="8.87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0" draw:text-style-name="P8" draw:layer="layout" svg:width="3.2cm" svg:height="3.2cm" svg:x="8.5cm" svg:y="5.67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1" draw:text-style-name="P9" draw:layer="layout" svg:width="0.4cm" svg:height="4.8cm" svg:x="17.3cm" svg:y="9.27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9" draw:text-style-name="P8" draw:layer="layout" svg:width="5.2cm" svg:height="5.2cm" svg:x="12.1cm" svg:y="9.27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2" draw:text-style-name="P8" draw:layer="layout" svg:width="2.8cm" svg:height="2.8cm" draw:transform="rotate (-3.14159265358979) translate (12.1cm 8.8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7" draw:text-style-name="P8" draw:layer="layout" svg:width="2.4cm" svg:height="2.4cm" svg:x="7.3cm" svg:y="8.47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3" draw:text-style-name="P8" draw:layer="layout" svg:width="4cm" svg:height="4cm" draw:transform="rotate (-1.5707963267949) translate (10.1cm 10.8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" draw:text-style-name="P8" draw:layer="layout" svg:width="3.2cm" svg:height="3.2cm" draw:transform="rotate (-3.14159265358979) translate (10.1cm 10.8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4" draw:text-style-name="P8" draw:layer="layout" svg:width="1.6cm" svg:height="1.6cm" draw:transform="rotate (-1.5707963267949) translate (11.7cm 9.2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5" draw:text-style-name="P5" draw:layer="layout" svg:width="6.4cm" svg:height="4.4cm" svg:x="21.7cm" svg:y="14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3" draw:layer="layout" svg:width="9.598cm" svg:height="11.197cm" draw:transform="skewX (-0.000698131700797732) rotate (3.14106905481419) translate (28.101cm 14.073cm)">
            <text:p><text:span text:style-name="T9"/></text:p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7" draw:text-style-name="P5" draw:layer="layout" svg:width="3.2cm" svg:height="1.6cm" svg:x="18.1cm" svg:y="17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8" draw:layer="layout" svg:width="2.8cm" svg:height="2.8cm" svg:x="18.5cm" svg:y="14.47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" draw:text-style-name="P8" draw:layer="layout" svg:width="3.2cm" svg:height="3.2cm" draw:transform="rotate (-3.14159265358979) translate (7.7cm 8.4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8" draw:text-style-name="P14" draw:layer="layout" svg:width="3.6cm" svg:height="1.366cm" draw:transform="rotate (1.5707963267949) translate (2.1cm 14.471cm)">
            <text:p text:style-name="P11"><text:span text:style-name="T1">Ba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4" draw:layer="layout" svg:width="1.6cm" svg:height="1.2cm" draw:transform="rotate (0.785398163397448) translate (6.52cm 12.802cm)">
            <text:p text:style-name="P11"><text:span text:style-name="T1">w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8" draw:layer="layout" svg:width="1.6cm" svg:height="1.6cm" draw:transform="rotate (-3.14159265358979) translate (8.9cm 5.6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0" draw:text-style-name="P15" draw:layer="layout" svg:width="0.8cm" svg:height="0.4cm" svg:x="2.5cm" svg:y="18.071cm">
            <text:p text:style-name="P11">CV</text:p>
            <draw:enhanced-geometry svg:viewBox="0 0 21600 21600" draw:type="rectangle" draw:enhanced-path="M 0 0 L 21600 0 21600 21600 0 21600 0 0 Z N"/>
          </draw:custom-shape>
          <draw:g>
            <draw:custom-shape draw:style-name="gr41" draw:text-style-name="P14" draw:layer="layout" svg:width="1.001cm" svg:height="0.8cm" draw:transform="rotate (-1.5707963267949) translate (4.3cm 8.471cm)">
              <text:p text:style-name="P11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4" draw:layer="layout" svg:width="1.2cm" svg:height="0.4cm" svg:x="3.3cm" svg:y="8.071cm">
              <text:p text:style-name="P11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3" draw:text-style-name="P16" draw:layer="layout" svg:width="2cm" svg:height="1.2cm" svg:x="2.9cm" svg:y="8.471cm">
              <draw:text-box>
                <text:p text:style-name="P11"><text:span text:style-name="T1">wc</text:span></text:p>
              </draw:text-box>
            </draw:frame>
          </draw:g>
          <draw:custom-shape draw:style-name="gr44" draw:text-style-name="P17" draw:layer="layout" svg:width="2cm" svg:height="2cm" svg:x="2.5cm" svg:y="8.471cm">
            <text:p text:style-name="P11"><text:span text:style-name="T3">180-</text:span><text:span text:style-name="T3"><text:line-break/></text:span><text:span text:style-name="T3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4" draw:layer="layout" svg:width="0.8cm" svg:height="0.8cm" draw:transform="rotate (1.5707963267949) translate (2.1cm 10.471cm)">
            <text:p text:style-name="P11"><text:span text:style-name="T1">w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5" draw:layer="layout" svg:width="2cm" svg:height="1.2cm" svg:x="4.9cm" svg:y="6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8" draw:layer="layout" svg:width="2cm" svg:height="3.6cm" svg:x="2.5cm" svg:y="4.871cm">
            <text:p text:style-name="P11"><text:span text:style-name="T3">Trap</text:span></text:p>
            <text:p text:style-name="P11"><text:span text:style-name="T3">0-</text:span><text:span text:style-name="T3"><text:line-break/></text:span><text:span text:style-name="T3">1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" draw:layer="layout" svg:width="4.8cm" svg:height="4.8cm" draw:transform="rotate (-3.14159265358979) translate (17.3cm 14.0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9" draw:text-style-name="P5" draw:layer="layout" svg:width="5.6cm" svg:height="2.8cm" svg:x="12.1cm" svg:y="6.071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g>
          <draw:custom-shape draw:style-name="gr50" draw:text-style-name="P19" draw:layer="layout" svg:width="0.4cm" svg:height="2.8cm" draw:transform="rotate (1.5707963267949) translate (3.7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28.5cm" svg:y="6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28.5cm" svg:y="4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28.5cm" svg:y="2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28.5cm" svg:y="14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28.5cm" svg:y="1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draw:transform="rotate (-3.14159265358979) translate (2.1cm 18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1" draw:text-style-name="P19" draw:layer="layout" svg:width="0.4cm" svg:height="1.2cm" draw:transform="rotate (-3.14159265358979) translate (2.1cm 12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0" draw:text-style-name="P19" draw:layer="layout" svg:width="0.4cm" svg:height="2.8cm" draw:transform="rotate (1.5707963267949) translate (18.1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28.5cm" svg:y="10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.7cm" svg:y="9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.7cm" svg:y="2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28.5cm" svg:y="7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28.5cm" svg:y="9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.7cm" svg:y="6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2" draw:text-style-name="P20" draw:layer="layout" svg:width="1.6cm" svg:height="0.8cm" svg:x="24.9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25.1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23.3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23.5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21.7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21.9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8.5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8.7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20.1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20.3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5.3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5.5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3.7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3.9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0.5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0.7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2.1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2.3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8.9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9.1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7.3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7.5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3.7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3.9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5.3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5.5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0.5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0.7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2.1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2.3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24.9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25.1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23.3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23.5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21.7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21.9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1" draw:text-style-name="P19" draw:layer="layout" svg:width="0.4cm" svg:height="1.2cm" svg:x="28.5cm" svg:y="15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28.5cm" svg:y="17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2" draw:text-style-name="P20" draw:layer="layout" svg:width="1.6cm" svg:height="0.8cm" svg:x="4.1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4.3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1" draw:text-style-name="P19" draw:layer="layout" svg:width="0.4cm" svg:height="1.2cm" draw:transform="rotate (-3.14159265358979) translate (2.1cm 15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g>
          <draw:custom-shape draw:style-name="gr53" draw:text-style-name="P21" draw:layer="layout" svg:width="3.2cm" svg:height="3.2cm" svg:x="4.096cm" svg:y="10.871cm">
            <text:p text:style-name="P11"><text:span text:style-name="T4">Bad-</text:span></text:p>
            <text:p text:style-name="P11"><text:span text:style-name="T4">kamer</text:span></text:p>
            <text:p text:style-name="P11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21" draw:layer="layout" svg:width="3.2cm" svg:height="2.8cm" svg:x="8.5cm" svg:y="14.871cm">
            <text:p text:style-name="P11"><text:span text:style-name="T4">Keuken</text:span></text:p>
            <text:p text:style-name="P11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22" draw:layer="layout" svg:width="5.999cm" svg:height="3.2cm" draw:transform="skewX (0.000349065850398866) translate (2.096cm 2.471cm)">
            <text:p text:style-name="P11"><text:span text:style-name="T5">Entr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21" draw:layer="layout" svg:width="5.852cm" svg:height="2.8cm" svg:x="12.1cm" svg:y="7.271cm">
            <text:p text:style-name="P11"><text:span text:style-name="T4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2" draw:layer="layout" svg:width="8.4cm" svg:height="14.8cm" svg:x="19.148cm" svg:y="3.532cm">
            <text:p text:style-name="P11"><text:span text:style-name="T5">Woonkamer /</text:span></text:p>
            <text:p text:style-name="P11"><text:span text:style-name="T5">Muziekkamer</text:span></text:p>
            <text:p text:style-name="P11"><text:span text:style-name="T5"/></text:p>
            <text:p text:style-name="P11"><text:span text:style-name="T5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23" draw:layer="layout" svg:width="1.2cm" svg:height="1.2cm" svg:x="6.9cm" svg:y="14.871cm">
            <text:p text:style-name="P11"><text:span text:style-name="T6">k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23" draw:layer="layout" svg:width="8.796cm" svg:height="1.6cm" svg:x="7.7cm" svg:y="17.271cm">
            <text:p text:style-name="P11"><text:span text:style-name="T6">aanrech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24" draw:layer="layout" svg:width="1.6cm" svg:height="1.6cm" svg:x="4.9cm" svg:y="16.871cm">
            <text:p text:style-name="P11"><text:span text:style-name="T3">Was-</text:span><text:span text:style-name="T3"><text:line-break/></text:span><text:span text:style-name="T3">mach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1" draw:text-style-name="P25" draw:layer="layout" svg:x1="18.496cm" svg:y1="19.271cm" svg:x2="20.496cm" svg:y2="20.071cm">
            <text:p/>
          </draw:line>
          <draw:line draw:style-name="gr61" draw:text-style-name="P25" draw:layer="layout" svg:x1="19.7cm" svg:y1="14.871cm" svg:x2="20.9cm" svg:y2="16.471cm">
            <text:p/>
          </draw:line>
          <draw:line draw:style-name="gr61" draw:text-style-name="P25" draw:layer="layout" svg:x1="4.096cm" svg:y1="2.071cm" svg:x2="6.096cm" svg:y2="2.871cm">
            <text:p/>
          </draw:line>
          <draw:line draw:style-name="gr62" draw:text-style-name="P25" draw:layer="layout" svg:x1="11.7cm" svg:y1="8.471cm" svg:x2="10.5cm" svg:y2="6.871cm">
            <text:p/>
          </draw:line>
          <draw:line draw:style-name="gr62" draw:text-style-name="P25" draw:layer="layout" svg:x1="17.7cm" svg:y1="15.271cm" svg:x2="17.3cm" svg:y2="17.271cm">
            <text:p/>
          </draw:line>
          <draw:measure draw:style-name="gr63" draw:text-style-name="P3" draw:layer="layout" svg:x1="27.096cm" svg:y1="2.871cm" svg:x2="27.096cm" svg:y2="18.471cm">
            <text:p text:style-name="P3"><text:span text:style-name="T1"><text:measure text:kind="gap"/></text:span><text:span text:style-name="T1"><text:measure text:kind="value">7.8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64" draw:text-style-name="P3" draw:layer="layout" svg:x1="13.1cm" svg:y1="9.271cm" svg:x2="13.1cm" svg:y2="2.471cm">
            <text:p text:style-name="P3"><text:span text:style-name="T1"><text:measure text:kind="gap"/></text:span><text:span text:style-name="T1"><text:measure text:kind="value">3.4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65" draw:text-style-name="P3" draw:layer="layout" svg:x1="12cm" svg:y1="9.271cm" svg:x2="12cm" svg:y2="17.271cm">
            <text:p text:style-name="P3"><text:span text:style-name="T1"><text:measure text:kind="gap"/></text:span><text:span text:style-name="T1"><text:measure text:kind="value">4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65" draw:text-style-name="P26" draw:layer="layout" svg:x1="17.7cm" svg:y1="3.271cm" svg:x2="9.3cm" svg:y2="3.271cm">
            <text:p text:style-name="P26"><text:span text:style-name="T1"><text:measure text:kind="gap"/></text:span><text:span text:style-name="T1"><text:measure text:kind="value">4.2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66" draw:text-style-name="P27" draw:layer="layout" svg:x1="2.499cm" svg:y1="2.471cm" svg:x2="2.499cm" svg:y2="4.871cm">
            <text:p text:style-name="P27"><text:span text:style-name="T7"><text:measure text:kind="gap"/></text:span><text:span text:style-name="T7"><text:measure text:kind="value">1.2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  <draw:custom-shape draw:style-name="gr67" draw:text-style-name="P23" draw:layer="layout" svg:width="2.545cm" svg:height="1.698cm" draw:transform="rotate (-0.785398163397449) translate (9.301cm 12.071cm)">
            <text:p text:style-name="P11"><text:span text:style-name="T6">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68" draw:text-style-name="P27" draw:layer="layout" svg:x1="4.5cm" svg:y1="2.471cm" svg:x2="4.5cm" svg:y2="6.071cm">
            <text:p text:style-name="P27"><text:span text:style-name="T7"><text:measure text:kind="gap"/></text:span><text:span text:style-name="T7"><text:measure text:kind="value">1.8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  <draw:measure draw:style-name="gr69" draw:text-style-name="P3" draw:layer="layout" svg:x1="7.7cm" svg:y1="17.271cm" svg:x2="16.5cm" svg:y2="17.271cm">
            <text:p text:style-name="P3"><text:span text:style-name="T1"><text:measure text:kind="gap"/></text:span><text:span text:style-name="T1"><text:measure text:kind="value">4.4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70" draw:text-style-name="P27" draw:layer="layout" svg:x1="3.296cm" svg:y1="16.071cm" svg:x2="3.296cm" svg:y2="10.871cm">
            <text:p text:style-name="P27"><text:span text:style-name="T7"><text:measure text:kind="gap"/></text:span><text:span text:style-name="T7"><text:measure text:kind="value">2.6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  <draw:line draw:style-name="gr62" draw:text-style-name="P25" draw:layer="layout" svg:x1="10.5cm" svg:y1="10.871cm" svg:x2="12.1cm" svg:y2="9.671cm">
            <text:p/>
          </draw:line>
          <draw:line draw:style-name="gr71" draw:text-style-name="P25" draw:layer="layout" svg:x1="8.5cm" svg:y1="6.071cm" svg:x2="7.3cm" svg:y2="4.471cm">
            <text:p/>
          </draw:line>
          <draw:line draw:style-name="gr62" draw:text-style-name="P25" draw:layer="layout" svg:x1="8.1cm" svg:y1="9.671cm" svg:x2="9.7cm" svg:y2="10.871cm">
            <text:p/>
          </draw:line>
          <draw:measure draw:style-name="gr72" draw:text-style-name="P3" draw:layer="layout" svg:x1="28.1cm" svg:y1="17.271cm" svg:x2="21.7cm" svg:y2="17.271cm">
            <text:p text:style-name="P3"><text:span text:style-name="T1"><text:measure text:kind="gap"/></text:span><text:span text:style-name="T1"><text:measure text:kind="value">3.2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73" draw:text-style-name="P3" draw:layer="layout" svg:x1="17.3cm" svg:y1="16.871cm" svg:x2="10.895cm" svg:y2="10.471cm">
            <text:p text:style-name="P3"><text:span text:style-name="T1"><text:measure text:kind="gap"/></text:span><text:span text:style-name="T1"><text:measure text:kind="value">4.527,5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line draw:style-name="gr62" draw:text-style-name="P25" draw:layer="layout" svg:x1="3.7cm" svg:y1="15.271cm" svg:x2="5.7cm" svg:y2="15.671cm">
            <text:p/>
          </draw:line>
          <draw:measure draw:style-name="gr74" draw:text-style-name="P28" draw:layer="layout" svg:x1="17.7cm" svg:y1="14.871cm" svg:x2="17.7cm" svg:y2="18.871cm">
            <text:p text:style-name="P28"><text:span text:style-name="T1"><text:measure text:kind="gap"/></text:span><text:span text:style-name="T1"><text:measure text:kind="value">2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65" draw:text-style-name="P26" draw:layer="layout" svg:x1="28.1cm" svg:y1="3.671cm" svg:x2="18.5cm" svg:y2="3.671cm">
            <text:p text:style-name="P26"><text:span text:style-name="T1"><text:measure text:kind="gap"/></text:span><text:span text:style-name="T1"><text:measure text:kind="value">4.8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75" draw:text-style-name="P3" draw:layer="layout" svg:x1="9.479cm" svg:y1="11.377cm" svg:x2="6.861cm" svg:y2="8.877cm">
            <text:p text:style-name="P3"><text:measure text:kind="gap"/><text:measure text:kind="value">1.810</text:measure> <text:measure text:kind="unit">mm</text:measure><text:measure text:kind="gap"/></text:p>
          </draw:measure>
          <draw:line draw:style-name="gr62" draw:text-style-name="P25" draw:layer="layout" svg:x1="6.9cm" svg:y1="7.271cm" svg:x2="4.9cm" svg:y2="7.671cm">
            <text:p/>
          </draw:line>
          <draw:custom-shape draw:style-name="gr76" draw:text-style-name="P23" draw:layer="layout" svg:width="1.979cm" svg:height="1.698cm" draw:transform="rotate (-0.785398163397448) translate (25.301cm 7.671cm)">
            <text:p text:style-name="P11"><text:span text:style-name="T6">faute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23" draw:layer="layout" svg:width="1.979cm" svg:height="1.698cm" draw:transform="rotate (0.523598775598299) translate (19.7cm 7.8cm)">
            <text:p text:style-name="P11"><text:span text:style-name="T6">faute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23" draw:layer="layout" svg:width="2cm" svg:height="1.201cm" draw:transform="rotate (1.5707963267949) translate (24.099cm 13.271cm)">
            <text:p text:style-name="P11"><text:span text:style-name="T6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23" draw:layer="layout" svg:width="3.2cm" svg:height="1.6cm" svg:x="22.1cm" svg:y="12.471cm">
            <text:p text:style-name="P11"><text:span text:style-name="T6">Ban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23" draw:layer="layout" svg:width="3.173cm" svg:height="1.349cm" svg:x="20.927cm" svg:y="9.671cm">
            <text:p text:style-name="P11"><text:span text:style-name="T6">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23" draw:layer="layout" svg:width="4cm" svg:height="3.2cm" svg:x="13.7cm" svg:y="4.871cm">
            <text:p text:style-name="P11"><text:span text:style-name="T6">b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81" draw:text-style-name="P3" draw:layer="layout" svg:x1="6.169cm" svg:y1="9.188cm" svg:x2="4.924cm" svg:y2="7.999cm">
            <text:p text:style-name="P3"><text:measure text:kind="gap"/><text:measure text:kind="value">861</text:measure> <text:measure text:kind="unit">mm</text:measure><text:measure text:kind="gap"/></text:p>
          </draw:measure>
          <draw:measure draw:style-name="gr72" draw:text-style-name="P3" draw:layer="layout" svg:x1="17.7cm" svg:y1="9.271cm" svg:x2="12.1cm" svg:y2="9.271cm">
            <text:p text:style-name="P3"><text:span text:style-name="T1"><text:measure text:kind="gap"/></text:span><text:span text:style-name="T1"><text:measure text:kind="value">2.8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</draw:g>
        <draw:g>
          <draw:custom-shape draw:style-name="gr82" draw:text-style-name="P29" draw:layer="layout" svg:width="15.6cm" svg:height="0.4cm" svg:x="2.1cm" svg:y="10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29" draw:layer="layout" svg:width="15.6cm" svg:height="0.4cm" svg:x="2.1cm" svg:y="18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29" draw:layer="layout" svg:width="15.6cm" svg:height="0.4cm" svg:x="2.1cm" svg:y="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3" draw:text-style-name="P29" draw:layer="layout" svg:width="0.4cm" svg:height="16.4cm" svg:x="7.1cm" svg:y="2.471cm">
              <text:p/>
              <draw:enhanced-geometry svg:viewBox="0 0 21600 21600" draw:type="rectangle" draw:enhanced-path="M 0 0 L 21600 0 21600 21600 0 21600 0 0 Z N"/>
            </draw:custom-shape>
            <draw:custom-shape draw:style-name="gr84" draw:text-style-name="P30" draw:layer="layout" svg:width="0.4cm" svg:height="0.8cm" svg:x="7.1cm" svg:y="2.871cm">
              <text:p/>
              <draw:enhanced-geometry svg:viewBox="0 0 21600 21600" draw:type="rectangle" draw:enhanced-path="M 0 0 L 21600 0 21600 21600 0 21600 0 0 Z N"/>
            </draw:custom-shape>
            <draw:custom-shape draw:style-name="gr84" draw:text-style-name="P30" draw:layer="layout" svg:width="0.4cm" svg:height="0.8cm" svg:x="7.1cm" svg:y="17.671cm">
              <text:p/>
              <draw:enhanced-geometry svg:viewBox="0 0 21600 21600" draw:type="rectangle" draw:enhanced-path="M 0 0 L 21600 0 21600 21600 0 21600 0 0 Z N"/>
            </draw:custom-shape>
            <draw:custom-shape draw:style-name="gr85" draw:text-style-name="P31" draw:layer="layout" svg:width="0.2cm" svg:height="16.4cm" svg:x="7.5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31" draw:layer="layout" svg:width="0.2cm" svg:height="16.4cm" svg:x="6.9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6" draw:text-style-name="P29" draw:layer="layout" svg:width="10.4cm" svg:height="0.4cm" svg:x="18.1cm" svg:y="10.471cm">
              <text:p/>
              <draw:enhanced-geometry svg:viewBox="0 0 21600 21600" draw:type="rectangle" draw:enhanced-path="M 0 0 L 21600 0 21600 21600 0 21600 0 0 Z N"/>
            </draw:custom-shape>
            <draw:custom-shape draw:style-name="gr87" draw:text-style-name="P30" draw:layer="layout" svg:width="0.8cm" svg:height="0.4cm" svg:x="27.7cm" svg:y="10.47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6" draw:text-style-name="P29" draw:layer="layout" svg:width="10.4cm" svg:height="0.4cm" svg:x="18.1cm" svg:y="18.471cm">
              <text:p/>
              <draw:enhanced-geometry svg:viewBox="0 0 21600 21600" draw:type="rectangle" draw:enhanced-path="M 0 0 L 21600 0 21600 21600 0 21600 0 0 Z N"/>
            </draw:custom-shape>
            <draw:custom-shape draw:style-name="gr87" draw:text-style-name="P30" draw:layer="layout" svg:width="0.8cm" svg:height="0.4cm" svg:x="27.7cm" svg:y="18.47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6" draw:text-style-name="P29" draw:layer="layout" svg:width="10.4cm" svg:height="0.4cm" svg:x="18.1cm" svg:y="2.471cm">
              <text:p/>
              <draw:enhanced-geometry svg:viewBox="0 0 21600 21600" draw:type="rectangle" draw:enhanced-path="M 0 0 L 21600 0 21600 21600 0 21600 0 0 Z N"/>
            </draw:custom-shape>
            <draw:custom-shape draw:style-name="gr87" draw:text-style-name="P30" draw:layer="layout" svg:width="0.8cm" svg:height="0.4cm" svg:x="27.7cm" svg:y="2.47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29" draw:layer="layout" svg:width="0.4cm" svg:height="16.4cm" svg:x="16.7cm" svg:y="2.471cm">
              <text:p/>
              <draw:enhanced-geometry svg:viewBox="0 0 21600 21600" draw:type="rectangle" draw:enhanced-path="M 0 0 L 21600 0 21600 21600 0 21600 0 0 Z N"/>
            </draw:custom-shape>
            <draw:custom-shape draw:style-name="gr84" draw:text-style-name="P30" draw:layer="layout" svg:width="0.4cm" svg:height="0.8cm" svg:x="16.7cm" svg:y="2.871cm">
              <text:p/>
              <draw:enhanced-geometry svg:viewBox="0 0 21600 21600" draw:type="rectangle" draw:enhanced-path="M 0 0 L 21600 0 21600 21600 0 21600 0 0 Z N"/>
            </draw:custom-shape>
            <draw:custom-shape draw:style-name="gr84" draw:text-style-name="P30" draw:layer="layout" svg:width="0.4cm" svg:height="0.8cm" svg:x="16.7cm" svg:y="17.671cm">
              <text:p/>
              <draw:enhanced-geometry svg:viewBox="0 0 21600 21600" draw:type="rectangle" draw:enhanced-path="M 0 0 L 21600 0 21600 21600 0 21600 0 0 Z N"/>
            </draw:custom-shape>
            <draw:custom-shape draw:style-name="gr85" draw:text-style-name="P31" draw:layer="layout" svg:width="0.2cm" svg:height="16.4cm" svg:x="17.1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31" draw:layer="layout" svg:width="0.2cm" svg:height="16.4cm" svg:x="16.5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3" draw:text-style-name="P29" draw:layer="layout" svg:width="0.4cm" svg:height="16.4cm" svg:x="21.5cm" svg:y="2.471cm">
              <text:p/>
              <draw:enhanced-geometry svg:viewBox="0 0 21600 21600" draw:type="rectangle" draw:enhanced-path="M 0 0 L 21600 0 21600 21600 0 21600 0 0 Z N"/>
            </draw:custom-shape>
            <draw:custom-shape draw:style-name="gr84" draw:text-style-name="P30" draw:layer="layout" svg:width="0.4cm" svg:height="0.8cm" svg:x="21.5cm" svg:y="2.871cm">
              <text:p/>
              <draw:enhanced-geometry svg:viewBox="0 0 21600 21600" draw:type="rectangle" draw:enhanced-path="M 0 0 L 21600 0 21600 21600 0 21600 0 0 Z N"/>
            </draw:custom-shape>
            <draw:custom-shape draw:style-name="gr84" draw:text-style-name="P30" draw:layer="layout" svg:width="0.4cm" svg:height="0.8cm" svg:x="21.5cm" svg:y="17.671cm">
              <text:p/>
              <draw:enhanced-geometry svg:viewBox="0 0 21600 21600" draw:type="rectangle" draw:enhanced-path="M 0 0 L 21600 0 21600 21600 0 21600 0 0 Z N"/>
            </draw:custom-shape>
            <draw:custom-shape draw:style-name="gr85" draw:text-style-name="P31" draw:layer="layout" svg:width="0.2cm" svg:height="16.4cm" svg:x="21.9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31" draw:layer="layout" svg:width="0.2cm" svg:height="16.4cm" svg:x="21.3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88" draw:text-style-name="P32" draw:layer="layout" svg:width="2cm" svg:height="2cm" svg:x="19.3cm" svg:y="5.271cm">
          <text:p text:style-name="P11"><text:span text:style-name="T8">O</text:span><text:span text:style-name="T8"><text:line-break/></text:span><text:span text:style-name="T8">N Z</text:span></text:p>
          <text:p text:style-name="P11"><text:span text:style-name="T8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9" draw:text-style-name="P33" draw:layer="layout" svg:width="4.38cm" svg:height="2.384cm" svg:x="22.12cm" svg:y="5.271cm">
          <draw:text-box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</draw:page>
      <draw:page draw:name="page2" draw:style-name="dp1" draw:master-page-name="Default">
        <draw:g>
          <draw:custom-shape draw:style-name="gr82" draw:text-style-name="P29" draw:layer="layout" svg:width="15.6cm" svg:height="0.4cm" svg:x="2.1cm" svg:y="10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29" draw:layer="layout" svg:width="15.6cm" svg:height="0.4cm" svg:x="2.1cm" svg:y="18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29" draw:layer="layout" svg:width="15.6cm" svg:height="0.4cm" svg:x="2.1cm" svg:y="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3" draw:text-style-name="P29" draw:layer="layout" svg:width="0.4cm" svg:height="16.4cm" svg:x="7.1cm" svg:y="2.471cm">
              <text:p/>
              <draw:enhanced-geometry svg:viewBox="0 0 21600 21600" draw:type="rectangle" draw:enhanced-path="M 0 0 L 21600 0 21600 21600 0 21600 0 0 Z N"/>
            </draw:custom-shape>
            <draw:custom-shape draw:style-name="gr84" draw:text-style-name="P30" draw:layer="layout" svg:width="0.4cm" svg:height="0.8cm" svg:x="7.1cm" svg:y="2.871cm">
              <text:p/>
              <draw:enhanced-geometry svg:viewBox="0 0 21600 21600" draw:type="rectangle" draw:enhanced-path="M 0 0 L 21600 0 21600 21600 0 21600 0 0 Z N"/>
            </draw:custom-shape>
            <draw:custom-shape draw:style-name="gr84" draw:text-style-name="P30" draw:layer="layout" svg:width="0.4cm" svg:height="0.8cm" svg:x="7.1cm" svg:y="17.671cm">
              <text:p/>
              <draw:enhanced-geometry svg:viewBox="0 0 21600 21600" draw:type="rectangle" draw:enhanced-path="M 0 0 L 21600 0 21600 21600 0 21600 0 0 Z N"/>
            </draw:custom-shape>
            <draw:custom-shape draw:style-name="gr85" draw:text-style-name="P31" draw:layer="layout" svg:width="0.2cm" svg:height="16.4cm" svg:x="7.5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31" draw:layer="layout" svg:width="0.2cm" svg:height="16.4cm" svg:x="6.9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6" draw:text-style-name="P29" draw:layer="layout" svg:width="10.4cm" svg:height="0.4cm" svg:x="18.1cm" svg:y="10.471cm">
              <text:p/>
              <draw:enhanced-geometry svg:viewBox="0 0 21600 21600" draw:type="rectangle" draw:enhanced-path="M 0 0 L 21600 0 21600 21600 0 21600 0 0 Z N"/>
            </draw:custom-shape>
            <draw:custom-shape draw:style-name="gr87" draw:text-style-name="P30" draw:layer="layout" svg:width="0.8cm" svg:height="0.4cm" svg:x="27.7cm" svg:y="10.47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6" draw:text-style-name="P29" draw:layer="layout" svg:width="10.4cm" svg:height="0.4cm" svg:x="18.1cm" svg:y="18.471cm">
              <text:p/>
              <draw:enhanced-geometry svg:viewBox="0 0 21600 21600" draw:type="rectangle" draw:enhanced-path="M 0 0 L 21600 0 21600 21600 0 21600 0 0 Z N"/>
            </draw:custom-shape>
            <draw:custom-shape draw:style-name="gr87" draw:text-style-name="P30" draw:layer="layout" svg:width="0.8cm" svg:height="0.4cm" svg:x="27.7cm" svg:y="18.47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6" draw:text-style-name="P29" draw:layer="layout" svg:width="10.4cm" svg:height="0.4cm" svg:x="18.1cm" svg:y="2.471cm">
              <text:p/>
              <draw:enhanced-geometry svg:viewBox="0 0 21600 21600" draw:type="rectangle" draw:enhanced-path="M 0 0 L 21600 0 21600 21600 0 21600 0 0 Z N"/>
            </draw:custom-shape>
            <draw:custom-shape draw:style-name="gr87" draw:text-style-name="P30" draw:layer="layout" svg:width="0.8cm" svg:height="0.4cm" svg:x="27.7cm" svg:y="2.47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29" draw:layer="layout" svg:width="0.4cm" svg:height="16.4cm" svg:x="16.7cm" svg:y="2.471cm">
              <text:p/>
              <draw:enhanced-geometry svg:viewBox="0 0 21600 21600" draw:type="rectangle" draw:enhanced-path="M 0 0 L 21600 0 21600 21600 0 21600 0 0 Z N"/>
            </draw:custom-shape>
            <draw:custom-shape draw:style-name="gr84" draw:text-style-name="P30" draw:layer="layout" svg:width="0.4cm" svg:height="0.8cm" svg:x="16.7cm" svg:y="2.871cm">
              <text:p/>
              <draw:enhanced-geometry svg:viewBox="0 0 21600 21600" draw:type="rectangle" draw:enhanced-path="M 0 0 L 21600 0 21600 21600 0 21600 0 0 Z N"/>
            </draw:custom-shape>
            <draw:custom-shape draw:style-name="gr84" draw:text-style-name="P30" draw:layer="layout" svg:width="0.4cm" svg:height="0.8cm" svg:x="16.7cm" svg:y="17.671cm">
              <text:p/>
              <draw:enhanced-geometry svg:viewBox="0 0 21600 21600" draw:type="rectangle" draw:enhanced-path="M 0 0 L 21600 0 21600 21600 0 21600 0 0 Z N"/>
            </draw:custom-shape>
            <draw:custom-shape draw:style-name="gr85" draw:text-style-name="P31" draw:layer="layout" svg:width="0.2cm" svg:height="16.4cm" svg:x="17.1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31" draw:layer="layout" svg:width="0.2cm" svg:height="16.4cm" svg:x="16.5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3" draw:text-style-name="P29" draw:layer="layout" svg:width="0.4cm" svg:height="16.4cm" svg:x="21.5cm" svg:y="2.471cm">
              <text:p/>
              <draw:enhanced-geometry svg:viewBox="0 0 21600 21600" draw:type="rectangle" draw:enhanced-path="M 0 0 L 21600 0 21600 21600 0 21600 0 0 Z N"/>
            </draw:custom-shape>
            <draw:custom-shape draw:style-name="gr84" draw:text-style-name="P30" draw:layer="layout" svg:width="0.4cm" svg:height="0.8cm" svg:x="21.5cm" svg:y="2.871cm">
              <text:p/>
              <draw:enhanced-geometry svg:viewBox="0 0 21600 21600" draw:type="rectangle" draw:enhanced-path="M 0 0 L 21600 0 21600 21600 0 21600 0 0 Z N"/>
            </draw:custom-shape>
            <draw:custom-shape draw:style-name="gr84" draw:text-style-name="P30" draw:layer="layout" svg:width="0.4cm" svg:height="0.8cm" svg:x="21.5cm" svg:y="17.671cm">
              <text:p/>
              <draw:enhanced-geometry svg:viewBox="0 0 21600 21600" draw:type="rectangle" draw:enhanced-path="M 0 0 L 21600 0 21600 21600 0 21600 0 0 Z N"/>
            </draw:custom-shape>
            <draw:custom-shape draw:style-name="gr85" draw:text-style-name="P31" draw:layer="layout" svg:width="0.2cm" svg:height="16.4cm" svg:x="21.9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31" draw:layer="layout" svg:width="0.2cm" svg:height="16.4cm" svg:x="21.3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53" draw:text-style-name="P21" draw:layer="layout" svg:width="3.2cm" svg:height="3.2cm" svg:x="4.096cm" svg:y="10.871cm">
            <text:p text:style-name="P11"><text:span text:style-name="T4">Bad-</text:span></text:p>
            <text:p text:style-name="P11"><text:span text:style-name="T4">kamer</text:span></text:p>
            <text:p text:style-name="P11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21" draw:layer="layout" svg:width="3.2cm" svg:height="2.8cm" svg:x="8.5cm" svg:y="14.871cm">
            <text:p text:style-name="P11"><text:span text:style-name="T4">Keuken</text:span></text:p>
            <text:p text:style-name="P11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22" draw:layer="layout" svg:width="5.999cm" svg:height="3.2cm" draw:transform="skewX (0.000349065850398866) translate (2.096cm 2.471cm)">
            <text:p text:style-name="P11"><text:span text:style-name="T5">Entr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21" draw:layer="layout" svg:width="5.852cm" svg:height="2.8cm" svg:x="12.1cm" svg:y="7.271cm">
            <text:p text:style-name="P11"><text:span text:style-name="T4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2" draw:layer="layout" svg:width="8.4cm" svg:height="14.8cm" svg:x="19.148cm" svg:y="3.532cm">
            <text:p text:style-name="P11"><text:span text:style-name="T5">Woonkamer /</text:span></text:p>
            <text:p text:style-name="P11"><text:span text:style-name="T5">Muziekkamer</text:span></text:p>
            <text:p text:style-name="P11"><text:span text:style-name="T5"/></text:p>
            <text:p text:style-name="P11"><text:span text:style-name="T5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23" draw:layer="layout" svg:width="1.2cm" svg:height="1.2cm" svg:x="6.9cm" svg:y="14.871cm">
            <text:p text:style-name="P11"><text:span text:style-name="T6">k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23" draw:layer="layout" svg:width="8.796cm" svg:height="1.6cm" svg:x="7.7cm" svg:y="17.271cm">
            <text:p text:style-name="P11"><text:span text:style-name="T6">aanrech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24" draw:layer="layout" svg:width="1.6cm" svg:height="1.6cm" svg:x="4.9cm" svg:y="16.871cm">
            <text:p text:style-name="P11"><text:span text:style-name="T3">Was-</text:span><text:span text:style-name="T3"><text:line-break/></text:span><text:span text:style-name="T3">mach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1" draw:text-style-name="P25" draw:layer="layout" svg:x1="18.496cm" svg:y1="19.271cm" svg:x2="20.496cm" svg:y2="20.071cm">
            <text:p/>
          </draw:line>
          <draw:line draw:style-name="gr61" draw:text-style-name="P25" draw:layer="layout" svg:x1="19.7cm" svg:y1="14.871cm" svg:x2="20.9cm" svg:y2="16.471cm">
            <text:p/>
          </draw:line>
          <draw:line draw:style-name="gr61" draw:text-style-name="P25" draw:layer="layout" svg:x1="4.096cm" svg:y1="2.071cm" svg:x2="6.096cm" svg:y2="2.871cm">
            <text:p/>
          </draw:line>
          <draw:line draw:style-name="gr62" draw:text-style-name="P25" draw:layer="layout" svg:x1="11.7cm" svg:y1="8.471cm" svg:x2="10.5cm" svg:y2="6.871cm">
            <text:p/>
          </draw:line>
          <draw:line draw:style-name="gr62" draw:text-style-name="P25" draw:layer="layout" svg:x1="17.7cm" svg:y1="15.271cm" svg:x2="17.3cm" svg:y2="17.271cm">
            <text:p/>
          </draw:line>
          <draw:measure draw:style-name="gr63" draw:text-style-name="P3" draw:layer="layout" svg:x1="27.096cm" svg:y1="2.871cm" svg:x2="27.096cm" svg:y2="18.471cm">
            <text:p text:style-name="P3"><text:span text:style-name="T1"><text:measure text:kind="gap"/></text:span><text:span text:style-name="T1"><text:measure text:kind="value">7.8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64" draw:text-style-name="P3" draw:layer="layout" svg:x1="13.1cm" svg:y1="9.271cm" svg:x2="13.1cm" svg:y2="2.471cm">
            <text:p text:style-name="P3"><text:span text:style-name="T1"><text:measure text:kind="gap"/></text:span><text:span text:style-name="T1"><text:measure text:kind="value">3.4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65" draw:text-style-name="P3" draw:layer="layout" svg:x1="12cm" svg:y1="9.271cm" svg:x2="12cm" svg:y2="17.271cm">
            <text:p text:style-name="P3"><text:span text:style-name="T1"><text:measure text:kind="gap"/></text:span><text:span text:style-name="T1"><text:measure text:kind="value">4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65" draw:text-style-name="P26" draw:layer="layout" svg:x1="17.7cm" svg:y1="3.271cm" svg:x2="9.3cm" svg:y2="3.271cm">
            <text:p text:style-name="P26"><text:span text:style-name="T1"><text:measure text:kind="gap"/></text:span><text:span text:style-name="T1"><text:measure text:kind="value">4.2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90" draw:text-style-name="P27" draw:layer="layout" svg:x1="2.499cm" svg:y1="2.471cm" svg:x2="2.499cm" svg:y2="4.871cm">
            <text:p text:style-name="P27"><text:span text:style-name="T7"><text:measure text:kind="gap"/></text:span><text:span text:style-name="T7"><text:measure text:kind="value">1.2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  <draw:custom-shape draw:style-name="gr67" draw:text-style-name="P23" draw:layer="layout" svg:width="2.545cm" svg:height="1.698cm" draw:transform="rotate (-0.785398163397449) translate (9.301cm 12.071cm)">
            <text:p text:style-name="P11"><text:span text:style-name="T6">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91" draw:text-style-name="P27" draw:layer="layout" svg:x1="4.5cm" svg:y1="2.471cm" svg:x2="4.5cm" svg:y2="6.071cm">
            <text:p text:style-name="P27"><text:span text:style-name="T7"><text:measure text:kind="gap"/></text:span><text:span text:style-name="T7"><text:measure text:kind="value">1.8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  <draw:measure draw:style-name="gr69" draw:text-style-name="P3" draw:layer="layout" svg:x1="7.7cm" svg:y1="17.271cm" svg:x2="16.5cm" svg:y2="17.271cm">
            <text:p text:style-name="P3"><text:span text:style-name="T1"><text:measure text:kind="gap"/></text:span><text:span text:style-name="T1"><text:measure text:kind="value">4.4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92" draw:text-style-name="P27" draw:layer="layout" svg:x1="3.296cm" svg:y1="16.071cm" svg:x2="3.296cm" svg:y2="10.871cm">
            <text:p text:style-name="P27"><text:span text:style-name="T7"><text:measure text:kind="gap"/></text:span><text:span text:style-name="T7"><text:measure text:kind="value">2.6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  <draw:line draw:style-name="gr62" draw:text-style-name="P25" draw:layer="layout" svg:x1="10.5cm" svg:y1="10.871cm" svg:x2="12.1cm" svg:y2="9.671cm">
            <text:p/>
          </draw:line>
          <draw:line draw:style-name="gr71" draw:text-style-name="P25" draw:layer="layout" svg:x1="8.5cm" svg:y1="6.071cm" svg:x2="7.3cm" svg:y2="4.471cm">
            <text:p/>
          </draw:line>
          <draw:line draw:style-name="gr62" draw:text-style-name="P25" draw:layer="layout" svg:x1="8.1cm" svg:y1="9.671cm" svg:x2="9.7cm" svg:y2="10.871cm">
            <text:p/>
          </draw:line>
          <draw:measure draw:style-name="gr72" draw:text-style-name="P3" draw:layer="layout" svg:x1="28.1cm" svg:y1="17.271cm" svg:x2="21.7cm" svg:y2="17.271cm">
            <text:p text:style-name="P3"><text:span text:style-name="T1"><text:measure text:kind="gap"/></text:span><text:span text:style-name="T1"><text:measure text:kind="value">3.2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73" draw:text-style-name="P3" draw:layer="layout" svg:x1="17.3cm" svg:y1="16.871cm" svg:x2="10.895cm" svg:y2="10.471cm">
            <text:p text:style-name="P3"><text:span text:style-name="T1"><text:measure text:kind="gap"/></text:span><text:span text:style-name="T1"><text:measure text:kind="value">4.527,5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line draw:style-name="gr62" draw:text-style-name="P25" draw:layer="layout" svg:x1="3.3cm" svg:y1="16.071cm" svg:x2="4.9cm" svg:y2="15.671cm">
            <text:p/>
          </draw:line>
          <draw:measure draw:style-name="gr74" draw:text-style-name="P28" draw:layer="layout" svg:x1="17.7cm" svg:y1="14.871cm" svg:x2="17.7cm" svg:y2="18.871cm">
            <text:p text:style-name="P28"><text:span text:style-name="T1"><text:measure text:kind="gap"/></text:span><text:span text:style-name="T1"><text:measure text:kind="value">2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65" draw:text-style-name="P26" draw:layer="layout" svg:x1="28.1cm" svg:y1="3.671cm" svg:x2="18.5cm" svg:y2="3.671cm">
            <text:p text:style-name="P26"><text:span text:style-name="T1"><text:measure text:kind="gap"/></text:span><text:span text:style-name="T1"><text:measure text:kind="value">4.8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75" draw:text-style-name="P3" draw:layer="layout" svg:x1="9.479cm" svg:y1="11.377cm" svg:x2="6.861cm" svg:y2="8.877cm">
            <text:p text:style-name="P3"><text:measure text:kind="gap"/><text:measure text:kind="value">1.810</text:measure> <text:measure text:kind="unit">mm</text:measure><text:measure text:kind="gap"/></text:p>
          </draw:measure>
          <draw:line draw:style-name="gr62" draw:text-style-name="P25" draw:layer="layout" svg:x1="6.9cm" svg:y1="7.271cm" svg:x2="4.9cm" svg:y2="7.671cm">
            <text:p/>
          </draw:line>
          <draw:custom-shape draw:style-name="gr76" draw:text-style-name="P23" draw:layer="layout" svg:width="1.979cm" svg:height="1.698cm" draw:transform="rotate (-0.785398163397448) translate (25.301cm 7.671cm)">
            <text:p text:style-name="P11"><text:span text:style-name="T6">faute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23" draw:layer="layout" svg:width="1.979cm" svg:height="1.698cm" draw:transform="rotate (0.523598775598299) translate (19.7cm 7.8cm)">
            <text:p text:style-name="P11"><text:span text:style-name="T6">faute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23" draw:layer="layout" svg:width="2cm" svg:height="1.201cm" draw:transform="rotate (1.5707963267949) translate (24.099cm 13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23" draw:layer="layout" svg:width="3.2cm" svg:height="1.6cm" svg:x="22.1cm" svg:y="12.471cm">
            <text:p text:style-name="P11"><text:span text:style-name="T6">Ban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23" draw:layer="layout" svg:width="3.173cm" svg:height="1.349cm" svg:x="20.927cm" svg:y="9.671cm">
            <text:p text:style-name="P11"><text:span text:style-name="T6">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23" draw:layer="layout" svg:width="4cm" svg:height="3.2cm" svg:x="13.7cm" svg:y="4.871cm">
            <text:p text:style-name="P11"><text:span text:style-name="T6">b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81" draw:text-style-name="P3" draw:layer="layout" svg:x1="6.169cm" svg:y1="9.188cm" svg:x2="4.924cm" svg:y2="7.999cm">
            <text:p text:style-name="P3"><text:measure text:kind="gap"/><text:measure text:kind="value">861</text:measure> <text:measure text:kind="unit">mm</text:measure><text:measure text:kind="gap"/></text:p>
          </draw:measure>
          <draw:measure draw:style-name="gr72" draw:text-style-name="P3" draw:layer="layout" svg:x1="17.7cm" svg:y1="9.271cm" svg:x2="12.1cm" svg:y2="9.271cm">
            <text:p text:style-name="P3"><text:span text:style-name="T1"><text:measure text:kind="gap"/></text:span><text:span text:style-name="T1"><text:measure text:kind="value">2.8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</draw:g>
        <draw:g>
          <draw:custom-shape draw:style-name="gr1" draw:text-style-name="P1" draw:layer="layout" svg:width="30.3cm" svg:height="20cm" svg:x="0.1cm" svg:y="0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5.6cm" svg:height="15.2cm" draw:transform="rotate (1.5707963267949) translate (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3" draw:text-style-name="P3" draw:layer="layout" svg:x1="1.7cm" svg:y1="10.471cm" svg:x2="1.7cm" svg:y2="2.471cm">
            <text:p text:style-name="P3"><text:span text:style-name="T1"><text:measure text:kind="gap"/></text:span><text:span text:style-name="T1"><text:measure text:kind="value">4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3" draw:text-style-name="P3" draw:layer="layout" svg:x1="1.7cm" svg:y1="18.871cm" svg:x2="1.7cm" svg:y2="10.871cm">
            <text:p text:style-name="P3"><text:span text:style-name="T1"><text:measure text:kind="gap"/></text:span><text:span text:style-name="T1"><text:measure text:kind="value">4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93" draw:text-style-name="P4" draw:layer="layout" svg:x1="16.9cm" svg:y1="0.771cm" svg:x2="7.3cm" svg:y2="0.771cm">
            <text:p text:style-name="P4"><text:span text:style-name="T2"><text:measure text:kind="gap"/></text:span><text:span text:style-name="T2"><text:measure text:kind="value">4.8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94" draw:text-style-name="P4" draw:layer="layout" svg:x1="21.7cm" svg:y1="0.771cm" svg:x2="16.9cm" svg:y2="0.771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custom-shape draw:style-name="gr6" draw:text-style-name="P2" draw:layer="layout" svg:width="15.6cm" svg:height="0.001cm" draw:transform="rotate (1.5707963267949) translate (1.69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0.001cm" svg:height="27.201cm" draw:transform="rotate (1.5707963267949) translate (1.699cm 2.0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0.001cm" svg:height="27.201cm" draw:transform="rotate (1.5707963267949) translate (1.699cm 19.2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15.6cm" svg:height="0.001cm" draw:transform="rotate (1.5707963267949) translate (28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15.6cm" svg:height="9.6cm" draw:transform="rotate (1.5707963267949) translate (18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95" draw:text-style-name="P4" draw:layer="layout" svg:x1="28.9cm" svg:y1="0.771cm" svg:x2="21.7cm" svg:y2="0.771cm">
            <text:p text:style-name="P4"><text:span text:style-name="T2"><text:measure text:kind="gap"/></text:span><text:span text:style-name="T2"><text:measure text:kind="value">3.6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96" draw:text-style-name="P4" draw:layer="layout" svg:x1="7.3cm" svg:y1="0.771cm" svg:x2="1.7cm" svg:y2="0.771cm">
            <text:p text:style-name="P4"><text:span text:style-name="T2"><text:measure text:kind="gap"/></text:span><text:span text:style-name="T2"><text:measure text:kind="value">2.8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</draw:g>
        <draw:g>
          <draw:custom-shape draw:style-name="gr97" draw:text-style-name="P6" draw:layer="layout" svg:width="5.2cm" svg:height="4.8cm" svg:x="12.5cm" svg:y="9.27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98" draw:text-style-name="P6" draw:layer="layout" svg:width="0.8cm" svg:height="4.8cm" svg:x="18.5cm" svg:y="9.27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99" draw:text-style-name="P7" draw:layer="layout" svg:width="7.2cm" svg:height="6cm" svg:x="12.1cm" svg:y="8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4.8cm" svg:height="0.4cm" svg:x="2.1cm" svg:y="8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5" draw:layer="layout" svg:width="2.8cm" svg:height="2.4cm" svg:x="2.1cm" svg:y="8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5" draw:layer="layout" svg:width="0.4cm" svg:height="2.8cm" svg:x="18.1cm" svg:y="14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5" draw:layer="layout" svg:width="4.8cm" svg:height="4.8cm" svg:x="2.1cm" svg:y="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5" draw:layer="layout" svg:width="4.4cm" svg:height="2.4cm" svg:x="2.1cm" svg:y="16.4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0" draw:text-style-name="P8" draw:layer="layout" svg:width="3.2cm" svg:height="3.2cm" draw:transform="rotate (-3.14159265358979) translate (21.7cm 17.2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" draw:text-style-name="P9" draw:layer="layout" svg:width="5.2cm" svg:height="0.4cm" svg:x="4.5cm" svg:y="10.8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2" draw:text-style-name="P8" draw:layer="layout" svg:width="2cm" svg:height="2cm" draw:transform="rotate (-1.5707963267949) translate (6.9cm 8.4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3" draw:text-style-name="P5" draw:layer="layout" svg:width="10.804cm" svg:height="4.4cm" draw:transform="skewX (0.000698131700797732) translate (6.901cm 14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5" draw:layer="layout" svg:width="8.4cm" svg:height="3.6cm" svg:x="9.3cm" svg:y="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10" draw:layer="layout" svg:width="0.001cm" svg:height="1.187cm" svg:x="3.702cm" svg:y="8.471cm">
            <draw:text-box>
              <text:p/>
            </draw:text-box>
          </draw:frame>
          <draw:custom-shape draw:style-name="gr101" draw:text-style-name="P5" draw:layer="layout" svg:width="2.8cm" svg:height="5.2cm" svg:x="2.1cm" svg:y="10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8" draw:layer="layout" svg:width="3.6cm" svg:height="3.6cm" svg:x="6.9cm" svg:y="4.07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7" draw:text-style-name="P8" draw:layer="layout" svg:width="2.4cm" svg:height="2.4cm" draw:transform="rotate (1.5707963267949) translate (4.9cm 10.8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8" draw:text-style-name="P12" draw:layer="layout" svg:width="1.2cm" svg:height="1.6cm" svg:x="7.7cm" svg:y="2.871cm">
            <text:p text:style-name="P11"><text:span text:style-name="T3">MK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9" draw:text-style-name="P8" draw:layer="layout" svg:width="5.2cm" svg:height="5.2cm" draw:transform="rotate (1.5707963267949) translate (6.9cm 14.4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0" draw:text-style-name="P5" draw:layer="layout" svg:width="1.6cm" svg:height="0.4cm" svg:x="10.1cm" svg:y="8.87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0" draw:text-style-name="P8" draw:layer="layout" svg:width="3.2cm" svg:height="3.2cm" svg:x="8.5cm" svg:y="5.67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02" draw:text-style-name="P9" draw:layer="layout" svg:width="0.4cm" svg:height="8cm" svg:x="17.3cm" svg:y="6.07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9" draw:text-style-name="P8" draw:layer="layout" svg:width="5.2cm" svg:height="5.2cm" svg:x="12.1cm" svg:y="9.27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03" draw:text-style-name="P8" draw:layer="layout" svg:width="8cm" svg:height="8cm" draw:transform="rotate (-3.14159265358979) translate (17.3cm 14.0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7" draw:text-style-name="P8" draw:layer="layout" svg:width="2.4cm" svg:height="2.4cm" svg:x="7.3cm" svg:y="8.47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8" draw:text-style-name="P8" draw:layer="layout" svg:width="4.8cm" svg:height="4.8cm" draw:transform="rotate (-1.5707963267949) translate (9.7cm 11.2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" draw:text-style-name="P8" draw:layer="layout" svg:width="3.2cm" svg:height="3.2cm" draw:transform="rotate (-3.14159265358979) translate (10.1cm 10.8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4" draw:text-style-name="P8" draw:layer="layout" svg:width="1.6cm" svg:height="1.6cm" draw:transform="rotate (-1.5707963267949) translate (11.7cm 9.2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04" draw:text-style-name="P5" draw:layer="layout" svg:width="6.4cm" svg:height="4.4cm" svg:x="21.7cm" svg:y="14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3" draw:layer="layout" svg:width="9.598cm" svg:height="11.197cm" draw:transform="skewX (-0.000698131700797732) rotate (3.14106905481419) translate (28.101cm 14.073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7" draw:text-style-name="P5" draw:layer="layout" svg:width="3.2cm" svg:height="1.6cm" svg:x="18.1cm" svg:y="17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8" draw:layer="layout" svg:width="2.8cm" svg:height="2.8cm" svg:x="18.5cm" svg:y="14.47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" draw:text-style-name="P8" draw:layer="layout" svg:width="3.2cm" svg:height="3.2cm" draw:transform="rotate (-3.14159265358979) translate (7.7cm 8.4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8" draw:text-style-name="P14" draw:layer="layout" svg:width="3.6cm" svg:height="1.366cm" draw:transform="rotate (0.785398163397448) translate (4.665cm 14.305cm)">
            <text:p text:style-name="P11"><text:span text:style-name="T1">Ba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4" draw:layer="layout" svg:width="1.6cm" svg:height="1.2cm" draw:transform="rotate (1.5707963267949) translate (2.1cm 14.071cm)">
            <text:p text:style-name="P11"><text:span text:style-name="T1">w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8" draw:layer="layout" svg:width="1.6cm" svg:height="1.6cm" draw:transform="rotate (-3.14159265358979) translate (8.9cm 5.6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g>
            <draw:custom-shape draw:style-name="gr105" draw:text-style-name="P20" draw:layer="layout" svg:width="2cm" svg:height="0.258cm" draw:transform="rotate (-0.785398163397448) translate (7.082cm 11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6" draw:text-style-name="P19" draw:layer="layout" svg:width="0.13cm" svg:height="2cm" draw:transform="rotate (0.785398163397448) translate (6.945cm 11.4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2" draw:text-style-name="P8" draw:layer="layout" svg:width="2.8cm" svg:height="2.8cm" draw:transform="rotate (1.5707963267949) translate (3.7cm 17.6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0" draw:text-style-name="P15" draw:layer="layout" svg:width="0.8cm" svg:height="0.4cm" svg:x="2.5cm" svg:y="18.071cm">
            <text:p text:style-name="P11">CV</text:p>
            <draw:enhanced-geometry svg:viewBox="0 0 21600 21600" draw:type="rectangle" draw:enhanced-path="M 0 0 L 21600 0 21600 21600 0 21600 0 0 Z N"/>
          </draw:custom-shape>
          <draw:g>
            <draw:custom-shape draw:style-name="gr41" draw:text-style-name="P14" draw:layer="layout" svg:width="1.001cm" svg:height="0.8cm" draw:transform="rotate (-1.5707963267949) translate (4.3cm 8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4" draw:layer="layout" svg:width="1.2cm" svg:height="0.4cm" svg:x="3.3cm" svg:y="8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3" draw:text-style-name="P16" draw:layer="layout" svg:width="2cm" svg:height="1.2cm" svg:x="2.9cm" svg:y="8.471cm">
              <draw:text-box>
                <text:p text:style-name="P11"><text:span text:style-name="T1">wc</text:span></text:p>
              </draw:text-box>
            </draw:frame>
          </draw:g>
          <draw:custom-shape draw:style-name="gr44" draw:text-style-name="P17" draw:layer="layout" svg:width="2cm" svg:height="2cm" svg:x="2.5cm" svg:y="8.471cm">
            <text:p text:style-name="P11"><text:span text:style-name="T3">180-</text:span><text:span text:style-name="T3"><text:line-break/></text:span><text:span text:style-name="T3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4" draw:layer="layout" svg:width="0.8cm" svg:height="0.8cm" draw:transform="rotate (1.5707963267949) translate (2.1cm 10.471cm)">
            <text:p text:style-name="P11"><text:span text:style-name="T1">w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5" draw:layer="layout" svg:width="2cm" svg:height="1.2cm" svg:x="4.9cm" svg:y="6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8" draw:layer="layout" svg:width="2cm" svg:height="3.6cm" svg:x="2.5cm" svg:y="4.871cm">
            <text:p text:style-name="P11"><text:span text:style-name="T3">Trap</text:span></text:p>
            <text:p text:style-name="P11"><text:span text:style-name="T3">0-</text:span><text:span text:style-name="T3"><text:line-break/></text:span><text:span text:style-name="T3">18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0" draw:text-style-name="P19" draw:layer="layout" svg:width="0.4cm" svg:height="2.8cm" draw:transform="rotate (1.5707963267949) translate (3.7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28.5cm" svg:y="6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28.5cm" svg:y="4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28.5cm" svg:y="2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28.5cm" svg:y="14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28.5cm" svg:y="1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draw:transform="rotate (-3.14159265358979) translate (2.1cm 18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1" draw:text-style-name="P19" draw:layer="layout" svg:width="0.4cm" svg:height="1.2cm" draw:transform="rotate (-3.14159265358979) translate (2.1cm 12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0" draw:text-style-name="P19" draw:layer="layout" svg:width="0.4cm" svg:height="2.8cm" draw:transform="rotate (1.5707963267949) translate (18.1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28.5cm" svg:y="10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.7cm" svg:y="9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.7cm" svg:y="2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28.5cm" svg:y="7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28.5cm" svg:y="9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.7cm" svg:y="6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2" draw:text-style-name="P20" draw:layer="layout" svg:width="1.6cm" svg:height="0.8cm" svg:x="24.9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25.1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23.3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23.5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21.7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21.9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8.5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8.7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20.1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20.3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5.3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5.5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3.7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3.9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0.5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0.7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2.1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2.3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8.9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9.1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7.3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7.5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3.7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3.9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5.3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5.5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0.5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0.7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2.1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2.3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24.9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25.1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23.3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23.5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21.7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21.9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1" draw:text-style-name="P19" draw:layer="layout" svg:width="0.4cm" svg:height="1.2cm" svg:x="28.5cm" svg:y="15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28.5cm" svg:y="17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2" draw:text-style-name="P20" draw:layer="layout" svg:width="1.6cm" svg:height="0.8cm" svg:x="4.1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4.3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1" draw:text-style-name="P19" draw:layer="layout" svg:width="0.4cm" svg:height="1.2cm" draw:transform="rotate (-3.14159265358979) translate (2.1cm 15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custom-shape draw:style-name="gr88" draw:text-style-name="P32" draw:layer="layout" svg:width="2cm" svg:height="2cm" svg:x="19.3cm" svg:y="5.271cm">
          <text:p text:style-name="P11"><text:span text:style-name="T8">O</text:span><text:span text:style-name="T8"><text:line-break/></text:span><text:span text:style-name="T8">N Z</text:span></text:p>
          <text:p text:style-name="P11"><text:span text:style-name="T8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9" draw:text-style-name="P33" draw:layer="layout" svg:width="4.38cm" svg:height="2.384cm" svg:x="22.12cm" svg:y="5.271cm">
          <draw:text-box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</draw:page>
      <draw:page draw:name="page3" draw:style-name="dp1" draw:master-page-name="Default">
        <draw:g>
          <draw:custom-shape draw:style-name="gr97" draw:text-style-name="P6" draw:layer="layout" svg:width="5.2cm" svg:height="4.8cm" svg:x="12.5cm" svg:y="9.27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98" draw:text-style-name="P6" draw:layer="layout" svg:width="0.8cm" svg:height="4.8cm" svg:x="18.5cm" svg:y="9.27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99" draw:text-style-name="P7" draw:layer="layout" svg:width="7.2cm" svg:height="6cm" svg:x="12.1cm" svg:y="8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4.8cm" svg:height="0.4cm" svg:x="2.1cm" svg:y="8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5" draw:layer="layout" svg:width="2.8cm" svg:height="2.4cm" svg:x="2.1cm" svg:y="8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5" draw:layer="layout" svg:width="0.4cm" svg:height="2.8cm" svg:x="18.1cm" svg:y="14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5" draw:layer="layout" svg:width="4.8cm" svg:height="4.8cm" svg:x="2.1cm" svg:y="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5" draw:layer="layout" svg:width="4.4cm" svg:height="2.4cm" svg:x="2.1cm" svg:y="16.4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0" draw:text-style-name="P8" draw:layer="layout" svg:width="3.2cm" svg:height="3.2cm" draw:transform="rotate (-3.14159265358979) translate (21.7cm 17.2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" draw:text-style-name="P9" draw:layer="layout" svg:width="5.2cm" svg:height="0.4cm" svg:x="4.5cm" svg:y="10.8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2" draw:text-style-name="P8" draw:layer="layout" svg:width="2cm" svg:height="2cm" draw:transform="rotate (-1.5707963267949) translate (6.9cm 8.4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3" draw:text-style-name="P5" draw:layer="layout" svg:width="10.804cm" svg:height="4.4cm" draw:transform="skewX (0.000698131700797732) translate (6.901cm 14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5" draw:layer="layout" svg:width="8.4cm" svg:height="3.6cm" svg:x="9.3cm" svg:y="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10" draw:layer="layout" svg:width="0.001cm" svg:height="1.187cm" svg:x="3.702cm" svg:y="8.471cm">
            <draw:text-box>
              <text:p/>
            </draw:text-box>
          </draw:frame>
          <draw:custom-shape draw:style-name="gr101" draw:text-style-name="P5" draw:layer="layout" svg:width="2.8cm" svg:height="5.2cm" svg:x="2.1cm" svg:y="10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8" draw:layer="layout" svg:width="3.6cm" svg:height="3.6cm" svg:x="6.9cm" svg:y="4.07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7" draw:text-style-name="P8" draw:layer="layout" svg:width="2.4cm" svg:height="2.4cm" draw:transform="rotate (1.5707963267949) translate (4.9cm 10.8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8" draw:text-style-name="P12" draw:layer="layout" svg:width="1.2cm" svg:height="1.6cm" svg:x="7.7cm" svg:y="2.871cm">
            <text:p text:style-name="P11"><text:span text:style-name="T3">MK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9" draw:text-style-name="P8" draw:layer="layout" svg:width="5.2cm" svg:height="5.2cm" draw:transform="rotate (1.5707963267949) translate (6.9cm 14.4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0" draw:text-style-name="P5" draw:layer="layout" svg:width="1.6cm" svg:height="0.4cm" svg:x="10.1cm" svg:y="8.87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0" draw:text-style-name="P8" draw:layer="layout" svg:width="3.2cm" svg:height="3.2cm" svg:x="8.5cm" svg:y="5.67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02" draw:text-style-name="P9" draw:layer="layout" svg:width="0.4cm" svg:height="8cm" svg:x="17.3cm" svg:y="6.07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9" draw:text-style-name="P8" draw:layer="layout" svg:width="5.2cm" svg:height="5.2cm" svg:x="12.1cm" svg:y="9.27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03" draw:text-style-name="P8" draw:layer="layout" svg:width="8cm" svg:height="8cm" draw:transform="rotate (-3.14159265358979) translate (17.3cm 14.0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7" draw:text-style-name="P8" draw:layer="layout" svg:width="2.4cm" svg:height="2.4cm" svg:x="7.3cm" svg:y="8.47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8" draw:text-style-name="P8" draw:layer="layout" svg:width="4.8cm" svg:height="4.8cm" draw:transform="rotate (-1.5707963267949) translate (9.7cm 11.2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" draw:text-style-name="P8" draw:layer="layout" svg:width="3.2cm" svg:height="3.2cm" draw:transform="rotate (-3.14159265358979) translate (10.1cm 10.8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4" draw:text-style-name="P8" draw:layer="layout" svg:width="1.6cm" svg:height="1.6cm" draw:transform="rotate (-1.5707963267949) translate (11.7cm 9.2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04" draw:text-style-name="P5" draw:layer="layout" svg:width="6.4cm" svg:height="4.4cm" svg:x="21.7cm" svg:y="14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3" draw:layer="layout" svg:width="9.598cm" svg:height="11.197cm" draw:transform="skewX (-0.000698131700797732) rotate (3.14106905481419) translate (28.101cm 14.073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7" draw:text-style-name="P5" draw:layer="layout" svg:width="3.2cm" svg:height="1.6cm" svg:x="18.1cm" svg:y="17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8" draw:layer="layout" svg:width="2.8cm" svg:height="2.8cm" svg:x="18.5cm" svg:y="14.47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" draw:text-style-name="P8" draw:layer="layout" svg:width="3.2cm" svg:height="3.2cm" draw:transform="rotate (-3.14159265358979) translate (7.7cm 8.4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8" draw:text-style-name="P14" draw:layer="layout" svg:width="3.6cm" svg:height="1.366cm" draw:transform="rotate (0.785398163397448) translate (4.665cm 14.305cm)">
            <text:p text:style-name="P11"><text:span text:style-name="T1">Ba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4" draw:layer="layout" svg:width="1.6cm" svg:height="1.2cm" draw:transform="rotate (1.5707963267949) translate (2.1cm 14.071cm)">
            <text:p text:style-name="P11"><text:span text:style-name="T1">w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8" draw:layer="layout" svg:width="1.6cm" svg:height="1.6cm" draw:transform="rotate (-3.14159265358979) translate (8.9cm 5.6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g>
            <draw:custom-shape draw:style-name="gr105" draw:text-style-name="P20" draw:layer="layout" svg:width="2cm" svg:height="0.258cm" draw:transform="rotate (-0.785398163397448) translate (7.082cm 11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6" draw:text-style-name="P19" draw:layer="layout" svg:width="0.13cm" svg:height="2cm" draw:transform="rotate (0.785398163397448) translate (6.945cm 11.4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2" draw:text-style-name="P8" draw:layer="layout" svg:width="2.8cm" svg:height="2.8cm" draw:transform="rotate (1.5707963267949) translate (3.7cm 17.6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0" draw:text-style-name="P15" draw:layer="layout" svg:width="0.8cm" svg:height="0.4cm" svg:x="2.5cm" svg:y="18.071cm">
            <text:p text:style-name="P11">CV</text:p>
            <draw:enhanced-geometry svg:viewBox="0 0 21600 21600" draw:type="rectangle" draw:enhanced-path="M 0 0 L 21600 0 21600 21600 0 21600 0 0 Z N"/>
          </draw:custom-shape>
          <draw:g>
            <draw:custom-shape draw:style-name="gr41" draw:text-style-name="P14" draw:layer="layout" svg:width="1.001cm" svg:height="0.8cm" draw:transform="rotate (-1.5707963267949) translate (4.3cm 8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4" draw:layer="layout" svg:width="1.2cm" svg:height="0.4cm" svg:x="3.3cm" svg:y="8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3" draw:text-style-name="P16" draw:layer="layout" svg:width="2cm" svg:height="1.2cm" svg:x="2.9cm" svg:y="8.471cm">
              <draw:text-box>
                <text:p text:style-name="P11"><text:span text:style-name="T1">wc</text:span></text:p>
              </draw:text-box>
            </draw:frame>
          </draw:g>
          <draw:custom-shape draw:style-name="gr44" draw:text-style-name="P17" draw:layer="layout" svg:width="2cm" svg:height="2cm" svg:x="2.5cm" svg:y="8.471cm">
            <text:p text:style-name="P11"><text:span text:style-name="T3">180-</text:span><text:span text:style-name="T3"><text:line-break/></text:span><text:span text:style-name="T3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4" draw:layer="layout" svg:width="0.8cm" svg:height="0.8cm" draw:transform="rotate (1.5707963267949) translate (2.1cm 10.471cm)">
            <text:p text:style-name="P11"><text:span text:style-name="T1">w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5" draw:layer="layout" svg:width="2cm" svg:height="1.2cm" svg:x="4.9cm" svg:y="6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8" draw:layer="layout" svg:width="2cm" svg:height="3.6cm" svg:x="2.5cm" svg:y="4.871cm">
            <text:p text:style-name="P11"><text:span text:style-name="T3">Trap</text:span></text:p>
            <text:p text:style-name="P11"><text:span text:style-name="T3">0-</text:span><text:span text:style-name="T3"><text:line-break/></text:span><text:span text:style-name="T3">18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0" draw:text-style-name="P19" draw:layer="layout" svg:width="0.4cm" svg:height="2.8cm" draw:transform="rotate (1.5707963267949) translate (3.7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28.5cm" svg:y="6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28.5cm" svg:y="4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28.5cm" svg:y="2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28.5cm" svg:y="14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28.5cm" svg:y="1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draw:transform="rotate (-3.14159265358979) translate (2.1cm 18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1" draw:text-style-name="P19" draw:layer="layout" svg:width="0.4cm" svg:height="1.2cm" draw:transform="rotate (-3.14159265358979) translate (2.1cm 12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0" draw:text-style-name="P19" draw:layer="layout" svg:width="0.4cm" svg:height="2.8cm" draw:transform="rotate (1.5707963267949) translate (18.1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28.5cm" svg:y="10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.7cm" svg:y="9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.7cm" svg:y="2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28.5cm" svg:y="7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28.5cm" svg:y="9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.7cm" svg:y="6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2" draw:text-style-name="P20" draw:layer="layout" svg:width="1.6cm" svg:height="0.8cm" svg:x="24.9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25.1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23.3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23.5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21.7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21.9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8.5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8.7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20.1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20.3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5.3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5.5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3.7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3.9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0.5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0.7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2.1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2.3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8.9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9.1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7.3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7.5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3.7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3.9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5.3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5.5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0.5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0.7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2.1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2.3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24.9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25.1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23.3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23.5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21.7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21.9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1" draw:text-style-name="P19" draw:layer="layout" svg:width="0.4cm" svg:height="1.2cm" svg:x="28.5cm" svg:y="15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28.5cm" svg:y="17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2" draw:text-style-name="P20" draw:layer="layout" svg:width="1.6cm" svg:height="0.8cm" svg:x="4.1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4.3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1" draw:text-style-name="P19" draw:layer="layout" svg:width="0.4cm" svg:height="1.2cm" draw:transform="rotate (-3.14159265358979) translate (2.1cm 15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g>
          <draw:custom-shape draw:style-name="gr53" draw:text-style-name="P21" draw:layer="layout" svg:width="3.2cm" svg:height="3.2cm" svg:x="4.096cm" svg:y="10.871cm">
            <text:p text:style-name="P11"><text:span text:style-name="T4">Bad-</text:span></text:p>
            <text:p text:style-name="P11"><text:span text:style-name="T4">kamer</text:span></text:p>
            <text:p text:style-name="P11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21" draw:layer="layout" svg:width="3.2cm" svg:height="2.8cm" svg:x="8.5cm" svg:y="14.871cm">
            <text:p text:style-name="P11"><text:span text:style-name="T4">Keuken</text:span></text:p>
            <text:p text:style-name="P11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22" draw:layer="layout" svg:width="5.999cm" svg:height="3.2cm" draw:transform="skewX (0.000349065850398866) translate (2.096cm 2.471cm)">
            <text:p text:style-name="P11"><text:span text:style-name="T5">Entr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21" draw:layer="layout" svg:width="5.852cm" svg:height="2.8cm" svg:x="12.1cm" svg:y="7.271cm">
            <text:p text:style-name="P11"><text:span text:style-name="T4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2" draw:layer="layout" svg:width="8.4cm" svg:height="14.8cm" svg:x="19.148cm" svg:y="3.532cm">
            <text:p text:style-name="P11"><text:span text:style-name="T5">Woonkamer /</text:span></text:p>
            <text:p text:style-name="P11"><text:span text:style-name="T5">Muziekkamer</text:span></text:p>
            <text:p text:style-name="P11"><text:span text:style-name="T5"/></text:p>
            <text:p text:style-name="P11"><text:span text:style-name="T5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23" draw:layer="layout" svg:width="1.2cm" svg:height="1.2cm" svg:x="6.9cm" svg:y="14.871cm">
            <text:p text:style-name="P11"><text:span text:style-name="T6">k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23" draw:layer="layout" svg:width="8.796cm" svg:height="1.6cm" svg:x="7.7cm" svg:y="17.271cm">
            <text:p text:style-name="P11"><text:span text:style-name="T6">aanrech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24" draw:layer="layout" svg:width="1.6cm" svg:height="1.6cm" svg:x="4.9cm" svg:y="16.871cm">
            <text:p text:style-name="P11"><text:span text:style-name="T3">Was-</text:span><text:span text:style-name="T3"><text:line-break/></text:span><text:span text:style-name="T3">mach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1" draw:text-style-name="P25" draw:layer="layout" svg:x1="18.496cm" svg:y1="19.271cm" svg:x2="20.496cm" svg:y2="20.071cm">
            <text:p/>
          </draw:line>
          <draw:line draw:style-name="gr61" draw:text-style-name="P25" draw:layer="layout" svg:x1="19.7cm" svg:y1="14.871cm" svg:x2="20.9cm" svg:y2="16.471cm">
            <text:p/>
          </draw:line>
          <draw:line draw:style-name="gr61" draw:text-style-name="P25" draw:layer="layout" svg:x1="4.096cm" svg:y1="2.071cm" svg:x2="6.096cm" svg:y2="2.871cm">
            <text:p/>
          </draw:line>
          <draw:line draw:style-name="gr62" draw:text-style-name="P25" draw:layer="layout" svg:x1="11.7cm" svg:y1="8.471cm" svg:x2="10.5cm" svg:y2="6.871cm">
            <text:p/>
          </draw:line>
          <draw:line draw:style-name="gr62" draw:text-style-name="P25" draw:layer="layout" svg:x1="17.7cm" svg:y1="15.271cm" svg:x2="17.3cm" svg:y2="17.271cm">
            <text:p/>
          </draw:line>
          <draw:measure draw:style-name="gr63" draw:text-style-name="P3" draw:layer="layout" svg:x1="27.096cm" svg:y1="2.871cm" svg:x2="27.096cm" svg:y2="18.471cm">
            <text:p text:style-name="P3"><text:span text:style-name="T1"><text:measure text:kind="gap"/></text:span><text:span text:style-name="T1"><text:measure text:kind="value">7.8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64" draw:text-style-name="P3" draw:layer="layout" svg:x1="13.1cm" svg:y1="9.271cm" svg:x2="13.1cm" svg:y2="2.471cm">
            <text:p text:style-name="P3"><text:span text:style-name="T1"><text:measure text:kind="gap"/></text:span><text:span text:style-name="T1"><text:measure text:kind="value">3.4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65" draw:text-style-name="P3" draw:layer="layout" svg:x1="12cm" svg:y1="9.271cm" svg:x2="12cm" svg:y2="17.271cm">
            <text:p text:style-name="P3"><text:span text:style-name="T1"><text:measure text:kind="gap"/></text:span><text:span text:style-name="T1"><text:measure text:kind="value">4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65" draw:text-style-name="P26" draw:layer="layout" svg:x1="17.7cm" svg:y1="3.271cm" svg:x2="9.3cm" svg:y2="3.271cm">
            <text:p text:style-name="P26"><text:span text:style-name="T1"><text:measure text:kind="gap"/></text:span><text:span text:style-name="T1"><text:measure text:kind="value">4.2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107" draw:text-style-name="P27" draw:layer="layout" svg:x1="2.499cm" svg:y1="2.471cm" svg:x2="2.499cm" svg:y2="4.871cm">
            <text:p text:style-name="P27"><text:span text:style-name="T7"><text:measure text:kind="gap"/></text:span><text:span text:style-name="T7"><text:measure text:kind="value">1.2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  <draw:custom-shape draw:style-name="gr67" draw:text-style-name="P23" draw:layer="layout" svg:width="2.545cm" svg:height="1.698cm" draw:transform="rotate (-0.785398163397449) translate (9.301cm 12.071cm)">
            <text:p text:style-name="P11"><text:span text:style-name="T6">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08" draw:text-style-name="P27" draw:layer="layout" svg:x1="4.5cm" svg:y1="2.471cm" svg:x2="4.5cm" svg:y2="6.071cm">
            <text:p text:style-name="P27"><text:span text:style-name="T7"><text:measure text:kind="gap"/></text:span><text:span text:style-name="T7"><text:measure text:kind="value">1.8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  <draw:measure draw:style-name="gr69" draw:text-style-name="P3" draw:layer="layout" svg:x1="7.7cm" svg:y1="17.271cm" svg:x2="16.5cm" svg:y2="17.271cm">
            <text:p text:style-name="P3"><text:span text:style-name="T1"><text:measure text:kind="gap"/></text:span><text:span text:style-name="T1"><text:measure text:kind="value">4.4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109" draw:text-style-name="P27" draw:layer="layout" svg:x1="3.296cm" svg:y1="16.071cm" svg:x2="3.296cm" svg:y2="10.871cm">
            <text:p text:style-name="P27"><text:span text:style-name="T7"><text:measure text:kind="gap"/></text:span><text:span text:style-name="T7"><text:measure text:kind="value">2.6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  <draw:line draw:style-name="gr62" draw:text-style-name="P25" draw:layer="layout" svg:x1="10.5cm" svg:y1="10.871cm" svg:x2="12.1cm" svg:y2="9.671cm">
            <text:p/>
          </draw:line>
          <draw:line draw:style-name="gr71" draw:text-style-name="P25" draw:layer="layout" svg:x1="8.5cm" svg:y1="6.071cm" svg:x2="7.3cm" svg:y2="4.471cm">
            <text:p/>
          </draw:line>
          <draw:line draw:style-name="gr62" draw:text-style-name="P25" draw:layer="layout" svg:x1="8.1cm" svg:y1="9.671cm" svg:x2="9.7cm" svg:y2="10.871cm">
            <text:p/>
          </draw:line>
          <draw:measure draw:style-name="gr72" draw:text-style-name="P3" draw:layer="layout" svg:x1="28.1cm" svg:y1="17.271cm" svg:x2="21.7cm" svg:y2="17.271cm">
            <text:p text:style-name="P3"><text:span text:style-name="T1"><text:measure text:kind="gap"/></text:span><text:span text:style-name="T1"><text:measure text:kind="value">3.2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73" draw:text-style-name="P3" draw:layer="layout" svg:x1="17.3cm" svg:y1="16.871cm" svg:x2="10.895cm" svg:y2="10.471cm">
            <text:p text:style-name="P3"><text:span text:style-name="T1"><text:measure text:kind="gap"/></text:span><text:span text:style-name="T1"><text:measure text:kind="value">4.527,5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line draw:style-name="gr62" draw:text-style-name="P25" draw:layer="layout" svg:x1="3.3cm" svg:y1="16.071cm" svg:x2="4.9cm" svg:y2="15.671cm">
            <text:p/>
          </draw:line>
          <draw:measure draw:style-name="gr74" draw:text-style-name="P28" draw:layer="layout" svg:x1="17.7cm" svg:y1="14.871cm" svg:x2="17.7cm" svg:y2="18.871cm">
            <text:p text:style-name="P28"><text:span text:style-name="T1"><text:measure text:kind="gap"/></text:span><text:span text:style-name="T1"><text:measure text:kind="value">2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65" draw:text-style-name="P26" draw:layer="layout" svg:x1="28.1cm" svg:y1="3.671cm" svg:x2="18.5cm" svg:y2="3.671cm">
            <text:p text:style-name="P26"><text:span text:style-name="T1"><text:measure text:kind="gap"/></text:span><text:span text:style-name="T1"><text:measure text:kind="value">4.8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75" draw:text-style-name="P3" draw:layer="layout" svg:x1="9.479cm" svg:y1="11.377cm" svg:x2="6.861cm" svg:y2="8.877cm">
            <text:p text:style-name="P3"><text:measure text:kind="gap"/><text:measure text:kind="value">1.810</text:measure> <text:measure text:kind="unit">mm</text:measure><text:measure text:kind="gap"/></text:p>
          </draw:measure>
          <draw:line draw:style-name="gr62" draw:text-style-name="P25" draw:layer="layout" svg:x1="6.9cm" svg:y1="7.271cm" svg:x2="4.9cm" svg:y2="7.671cm">
            <text:p/>
          </draw:line>
          <draw:custom-shape draw:style-name="gr76" draw:text-style-name="P23" draw:layer="layout" svg:width="1.979cm" svg:height="1.698cm" draw:transform="rotate (-0.785398163397448) translate (25.301cm 7.671cm)">
            <text:p text:style-name="P11"><text:span text:style-name="T6">faute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23" draw:layer="layout" svg:width="1.979cm" svg:height="1.698cm" draw:transform="rotate (0.523598775598299) translate (19.7cm 7.8cm)">
            <text:p text:style-name="P11"><text:span text:style-name="T6">faute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23" draw:layer="layout" svg:width="2cm" svg:height="1.201cm" draw:transform="rotate (1.5707963267949) translate (24.099cm 13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23" draw:layer="layout" svg:width="3.2cm" svg:height="1.6cm" svg:x="22.1cm" svg:y="12.471cm">
            <text:p text:style-name="P11"><text:span text:style-name="T6">Ban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23" draw:layer="layout" svg:width="3.173cm" svg:height="1.349cm" svg:x="20.927cm" svg:y="9.671cm">
            <text:p text:style-name="P11"><text:span text:style-name="T6">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23" draw:layer="layout" svg:width="4cm" svg:height="3.2cm" svg:x="13.7cm" svg:y="4.871cm">
            <text:p text:style-name="P11"><text:span text:style-name="T6">b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81" draw:text-style-name="P3" draw:layer="layout" svg:x1="6.169cm" svg:y1="9.188cm" svg:x2="4.924cm" svg:y2="7.999cm">
            <text:p text:style-name="P3"><text:measure text:kind="gap"/><text:measure text:kind="value">861</text:measure> <text:measure text:kind="unit">mm</text:measure><text:measure text:kind="gap"/></text:p>
          </draw:measure>
          <draw:measure draw:style-name="gr72" draw:text-style-name="P3" draw:layer="layout" svg:x1="17.7cm" svg:y1="9.271cm" svg:x2="12.1cm" svg:y2="9.271cm">
            <text:p text:style-name="P3"><text:span text:style-name="T1"><text:measure text:kind="gap"/></text:span><text:span text:style-name="T1"><text:measure text:kind="value">2.8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</draw:g>
        <draw:g>
          <draw:custom-shape draw:style-name="gr82" draw:text-style-name="P29" draw:layer="layout" svg:width="15.6cm" svg:height="0.4cm" svg:x="2.1cm" svg:y="10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29" draw:layer="layout" svg:width="15.6cm" svg:height="0.4cm" svg:x="2.1cm" svg:y="18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29" draw:layer="layout" svg:width="15.6cm" svg:height="0.4cm" svg:x="2.1cm" svg:y="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3" draw:text-style-name="P29" draw:layer="layout" svg:width="0.4cm" svg:height="16.4cm" svg:x="7.1cm" svg:y="2.471cm">
              <text:p/>
              <draw:enhanced-geometry svg:viewBox="0 0 21600 21600" draw:type="rectangle" draw:enhanced-path="M 0 0 L 21600 0 21600 21600 0 21600 0 0 Z N"/>
            </draw:custom-shape>
            <draw:custom-shape draw:style-name="gr84" draw:text-style-name="P30" draw:layer="layout" svg:width="0.4cm" svg:height="0.8cm" svg:x="7.1cm" svg:y="2.871cm">
              <text:p/>
              <draw:enhanced-geometry svg:viewBox="0 0 21600 21600" draw:type="rectangle" draw:enhanced-path="M 0 0 L 21600 0 21600 21600 0 21600 0 0 Z N"/>
            </draw:custom-shape>
            <draw:custom-shape draw:style-name="gr84" draw:text-style-name="P30" draw:layer="layout" svg:width="0.4cm" svg:height="0.8cm" svg:x="7.1cm" svg:y="17.671cm">
              <text:p/>
              <draw:enhanced-geometry svg:viewBox="0 0 21600 21600" draw:type="rectangle" draw:enhanced-path="M 0 0 L 21600 0 21600 21600 0 21600 0 0 Z N"/>
            </draw:custom-shape>
            <draw:custom-shape draw:style-name="gr85" draw:text-style-name="P31" draw:layer="layout" svg:width="0.2cm" svg:height="16.4cm" svg:x="7.5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31" draw:layer="layout" svg:width="0.2cm" svg:height="16.4cm" svg:x="6.9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6" draw:text-style-name="P29" draw:layer="layout" svg:width="10.4cm" svg:height="0.4cm" svg:x="18.1cm" svg:y="10.471cm">
              <text:p/>
              <draw:enhanced-geometry svg:viewBox="0 0 21600 21600" draw:type="rectangle" draw:enhanced-path="M 0 0 L 21600 0 21600 21600 0 21600 0 0 Z N"/>
            </draw:custom-shape>
            <draw:custom-shape draw:style-name="gr87" draw:text-style-name="P30" draw:layer="layout" svg:width="0.8cm" svg:height="0.4cm" svg:x="27.7cm" svg:y="10.47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6" draw:text-style-name="P29" draw:layer="layout" svg:width="10.4cm" svg:height="0.4cm" svg:x="18.1cm" svg:y="18.471cm">
              <text:p/>
              <draw:enhanced-geometry svg:viewBox="0 0 21600 21600" draw:type="rectangle" draw:enhanced-path="M 0 0 L 21600 0 21600 21600 0 21600 0 0 Z N"/>
            </draw:custom-shape>
            <draw:custom-shape draw:style-name="gr87" draw:text-style-name="P30" draw:layer="layout" svg:width="0.8cm" svg:height="0.4cm" svg:x="27.7cm" svg:y="18.47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6" draw:text-style-name="P29" draw:layer="layout" svg:width="10.4cm" svg:height="0.4cm" svg:x="18.1cm" svg:y="2.471cm">
              <text:p/>
              <draw:enhanced-geometry svg:viewBox="0 0 21600 21600" draw:type="rectangle" draw:enhanced-path="M 0 0 L 21600 0 21600 21600 0 21600 0 0 Z N"/>
            </draw:custom-shape>
            <draw:custom-shape draw:style-name="gr87" draw:text-style-name="P30" draw:layer="layout" svg:width="0.8cm" svg:height="0.4cm" svg:x="27.7cm" svg:y="2.47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29" draw:layer="layout" svg:width="0.4cm" svg:height="16.4cm" svg:x="16.7cm" svg:y="2.471cm">
              <text:p/>
              <draw:enhanced-geometry svg:viewBox="0 0 21600 21600" draw:type="rectangle" draw:enhanced-path="M 0 0 L 21600 0 21600 21600 0 21600 0 0 Z N"/>
            </draw:custom-shape>
            <draw:custom-shape draw:style-name="gr84" draw:text-style-name="P30" draw:layer="layout" svg:width="0.4cm" svg:height="0.8cm" svg:x="16.7cm" svg:y="2.871cm">
              <text:p/>
              <draw:enhanced-geometry svg:viewBox="0 0 21600 21600" draw:type="rectangle" draw:enhanced-path="M 0 0 L 21600 0 21600 21600 0 21600 0 0 Z N"/>
            </draw:custom-shape>
            <draw:custom-shape draw:style-name="gr84" draw:text-style-name="P30" draw:layer="layout" svg:width="0.4cm" svg:height="0.8cm" svg:x="16.7cm" svg:y="17.671cm">
              <text:p/>
              <draw:enhanced-geometry svg:viewBox="0 0 21600 21600" draw:type="rectangle" draw:enhanced-path="M 0 0 L 21600 0 21600 21600 0 21600 0 0 Z N"/>
            </draw:custom-shape>
            <draw:custom-shape draw:style-name="gr85" draw:text-style-name="P31" draw:layer="layout" svg:width="0.2cm" svg:height="16.4cm" svg:x="17.1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31" draw:layer="layout" svg:width="0.2cm" svg:height="16.4cm" svg:x="16.5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3" draw:text-style-name="P29" draw:layer="layout" svg:width="0.4cm" svg:height="16.4cm" svg:x="21.5cm" svg:y="2.471cm">
              <text:p/>
              <draw:enhanced-geometry svg:viewBox="0 0 21600 21600" draw:type="rectangle" draw:enhanced-path="M 0 0 L 21600 0 21600 21600 0 21600 0 0 Z N"/>
            </draw:custom-shape>
            <draw:custom-shape draw:style-name="gr84" draw:text-style-name="P30" draw:layer="layout" svg:width="0.4cm" svg:height="0.8cm" svg:x="21.5cm" svg:y="2.871cm">
              <text:p/>
              <draw:enhanced-geometry svg:viewBox="0 0 21600 21600" draw:type="rectangle" draw:enhanced-path="M 0 0 L 21600 0 21600 21600 0 21600 0 0 Z N"/>
            </draw:custom-shape>
            <draw:custom-shape draw:style-name="gr84" draw:text-style-name="P30" draw:layer="layout" svg:width="0.4cm" svg:height="0.8cm" svg:x="21.5cm" svg:y="17.671cm">
              <text:p/>
              <draw:enhanced-geometry svg:viewBox="0 0 21600 21600" draw:type="rectangle" draw:enhanced-path="M 0 0 L 21600 0 21600 21600 0 21600 0 0 Z N"/>
            </draw:custom-shape>
            <draw:custom-shape draw:style-name="gr85" draw:text-style-name="P31" draw:layer="layout" svg:width="0.2cm" svg:height="16.4cm" svg:x="21.9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31" draw:layer="layout" svg:width="0.2cm" svg:height="16.4cm" svg:x="21.3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88" draw:text-style-name="P32" draw:layer="layout" svg:width="2cm" svg:height="2cm" svg:x="19.3cm" svg:y="5.271cm">
          <text:p text:style-name="P11"><text:span text:style-name="T8">O</text:span><text:span text:style-name="T8"><text:line-break/></text:span><text:span text:style-name="T8">N Z</text:span></text:p>
          <text:p text:style-name="P11"><text:span text:style-name="T8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9" draw:text-style-name="P33" draw:layer="layout" svg:width="4.38cm" svg:height="2.384cm" svg:x="22.12cm" svg:y="5.271cm">
          <draw:text-box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  <draw:g>
          <draw:custom-shape draw:style-name="gr1" draw:text-style-name="P1" draw:layer="layout" svg:width="30.3cm" svg:height="20cm" svg:x="0.1cm" svg:y="0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5.6cm" svg:height="15.2cm" draw:transform="rotate (1.5707963267949) translate (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3" draw:text-style-name="P3" draw:layer="layout" svg:x1="1.7cm" svg:y1="18.871cm" svg:x2="1.7cm" svg:y2="2.471cm">
            <text:p text:style-name="P3"><text:span text:style-name="T1"><text:measure text:kind="gap"/></text:span><text:span text:style-name="T1"><text:measure text:kind="value">8.2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custom-shape draw:style-name="gr6" draw:text-style-name="P2" draw:layer="layout" svg:width="15.6cm" svg:height="0.001cm" draw:transform="rotate (1.5707963267949) translate (1.69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0.001cm" svg:height="27.201cm" draw:transform="rotate (1.5707963267949) translate (1.699cm 2.0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0.001cm" svg:height="27.201cm" draw:transform="rotate (1.5707963267949) translate (1.699cm 19.2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15.6cm" svg:height="0.001cm" draw:transform="rotate (1.5707963267949) translate (28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15.6cm" svg:height="9.6cm" draw:transform="rotate (1.5707963267949) translate (18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10" draw:text-style-name="P4" draw:layer="layout" svg:x1="28.5cm" svg:y1="0.771cm" svg:x2="18.1cm" svg:y2="0.771cm">
            <text:p text:style-name="P4"><text:span text:style-name="T2"><text:measure text:kind="gap"/></text:span><text:span text:style-name="T2"><text:measure text:kind="value">5.2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11" draw:text-style-name="P4" draw:layer="layout" svg:x1="18.1cm" svg:y1="0.771cm" svg:x2="2.1cm" svg:y2="0.771cm">
            <text:p text:style-name="P4"><text:span text:style-name="T2"><text:measure text:kind="gap"/></text:span><text:span text:style-name="T2"><text:measure text:kind="value">8.0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</draw:g>
      </draw:page>
      <draw:page draw:name="page4" draw:style-name="dp1" draw:master-page-name="Default">
        <draw:g>
          <draw:custom-shape draw:style-name="gr112" draw:text-style-name="P2" draw:layer="layout" svg:width="15.6cm" svg:height="0.001cm" draw:transform="rotate (1.5707963267949) translate (28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2" draw:layer="layout" svg:width="7.6cm" svg:height="3.2cm" draw:transform="rotate (1.5707963267949) translate (21.7cm 10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2" draw:layer="layout" svg:width="7.6cm" svg:height="3.2cm" draw:transform="rotate (1.5707963267949) translate (21.7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2" draw:layer="layout" svg:width="7.6cm" svg:height="2.4cm" draw:transform="rotate (1.5707963267949) translate (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" draw:layer="layout" svg:width="7.6cm" svg:height="4cm" draw:transform="rotate (1.5707963267949) translate (4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" draw:layer="layout" svg:width="7.6cm" svg:height="4cm" draw:transform="rotate (1.5707963267949) translate (8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" draw:layer="layout" svg:width="7.6cm" svg:height="4cm" draw:transform="rotate (1.5707963267949) translate (12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2" draw:layer="layout" svg:width="7.6cm" svg:height="3.2cm" draw:transform="rotate (1.5707963267949) translate (18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" draw:layer="layout" svg:width="7.6cm" svg:height="4cm" draw:transform="rotate (1.5707963267949) translate (24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" draw:layer="layout" svg:width="7.6cm" svg:height="4cm" draw:transform="rotate (1.5707963267949) translate (8.9cm 10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" draw:layer="layout" svg:width="7.6cm" svg:height="4cm" draw:transform="rotate (1.5707963267949) translate (4.9cm 10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" draw:layer="layout" svg:width="7.6cm" svg:height="4cm" draw:transform="rotate (1.5707963267949) translate (12.9cm 10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" draw:layer="layout" svg:width="7.6cm" svg:height="4cm" draw:transform="rotate (1.5707963267949) translate (24.9cm 10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2" draw:layer="layout" svg:width="7.6cm" svg:height="3.2cm" draw:transform="rotate (1.5707963267949) translate (18.5cm 10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30.3cm" svg:height="20cm" svg:x="0.2cm" svg:y="0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16" draw:text-style-name="P27" draw:layer="layout" svg:x1="1.3cm" svg:y1="19.671cm" svg:x2="18.1cm" svg:y2="19.671cm">
            <text:p text:style-name="P27"><text:span text:style-name="T7"><text:measure text:kind="gap"/></text:span><text:span text:style-name="T7"><text:measure text:kind="value">8.4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  <draw:custom-shape draw:style-name="gr112" draw:text-style-name="P2" draw:layer="layout" svg:width="15.6cm" svg:height="0.001cm" draw:transform="rotate (1.5707963267949) translate (17.7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17" draw:text-style-name="P4" draw:layer="layout" svg:x1="24.5cm" svg:y1="0.871cm" svg:x2="18.1cm" svg:y2="0.877cm">
            <text:p text:style-name="P4"><text:span text:style-name="T2"><text:measure text:kind="gap"/></text:span><text:span text:style-name="T2"><text:measure text:kind="value">3.2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18" draw:text-style-name="P4" draw:layer="layout" svg:x1="8.1cm" svg:y1="0.871cm" svg:x2="4.9cm" svg:y2="0.871cm">
            <text:p text:style-name="P4"><text:span text:style-name="T2"><text:measure text:kind="gap"/></text:span><text:span text:style-name="T2"><text:measure text:kind="value">1.6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19" draw:text-style-name="P4" draw:layer="layout" svg:x1="17.7cm" svg:y1="0.771cm" svg:x2="8.5cm" svg:y2="0.771cm">
            <text:p text:style-name="P4"><text:span text:style-name="T2"><text:measure text:kind="gap"/></text:span><text:span text:style-name="T2"><text:measure text:kind="value">4.6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20" draw:text-style-name="P4" draw:layer="layout" svg:x1="29.3cm" svg:y1="0.871cm" svg:x2="24.5cm" svg:y2="0.871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21" draw:text-style-name="P4" draw:layer="layout" svg:x1="4.5cm" svg:y1="0.871cm" svg:x2="2.1cm" svg:y2="0.871cm">
            <text:p text:style-name="P4"><text:span text:style-name="T2"><text:measure text:kind="gap"/></text:span><text:span text:style-name="T2"><text:measure text:kind="value">1.2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custom-shape draw:style-name="gr112" draw:text-style-name="P2" draw:layer="layout" svg:width="15.6cm" svg:height="0.001cm" draw:transform="rotate (1.5707963267949) translate (1.7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2" draw:layer="layout" svg:width="0.001cm" svg:height="16.801cm" draw:transform="rotate (1.5707963267949) translate (1.699cm 2.0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2" draw:layer="layout" svg:width="0.001cm" svg:height="16.8cm" draw:transform="rotate (1.5707963267949) translate (1.7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2" draw:layer="layout" svg:width="0.001cm" svg:height="10cm" draw:transform="rotate (1.5707963267949) translate (18.9cm 2.0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2" draw:layer="layout" svg:width="0.001cm" svg:height="10cm" draw:transform="rotate (1.5707963267949) translate (18.9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25" draw:text-style-name="P3" draw:layer="layout" svg:x1="1.5cm" svg:y1="10.471cm" svg:x2="1.5cm" svg:y2="2.471cm">
            <text:p text:style-name="P3"><text:span text:style-name="T7"><text:measure text:kind="gap"/></text:span><text:span text:style-name="T7"><text:measure text:kind="value">4.0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  <draw:measure draw:style-name="gr125" draw:text-style-name="P3" draw:layer="layout" svg:x1="1.5cm" svg:y1="18.871cm" svg:x2="1.5cm" svg:y2="10.871cm">
            <text:p text:style-name="P3"><text:span text:style-name="T7"><text:measure text:kind="gap"/></text:span><text:span text:style-name="T7"><text:measure text:kind="value">4.0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</draw:g>
        <draw:g>
          <draw:custom-shape draw:style-name="gr126" draw:text-style-name="P9" draw:layer="layout" svg:width="8.8cm" svg:height="8cm" svg:x="8.5cm" svg:y="2.471cm">
            <text:p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9" draw:layer="layout" svg:width="8.4cm" svg:height="5.6cm" svg:x="2.1cm" svg:y="13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9" draw:layer="layout" svg:width="6.4cm" svg:height="8cm" svg:x="10.9cm" svg:y="10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34" draw:layer="layout" svg:width="7.2cm" svg:height="15.6cm" svg:x="18.1cm" svg:y="2.871cm">
            <text:p text:style-name="P11"><text:span text:style-name="T5">Dakterra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5" draw:layer="layout" svg:width="8.399cm" svg:height="2cm" draw:transform="skewX (0.000523598775598299) translate (2.101cm 10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35" draw:layer="layout" svg:width="2cm" svg:height="5.6cm" svg:x="2.5cm" svg:y="4.871cm">
            <text:p text:style-name="P11"><text:span text:style-name="T3">Trap</text:span></text:p>
            <text:p text:style-name="P11"><text:span text:style-name="T3">0 -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36" draw:layer="layout" svg:width="4.8cm" svg:height="16.4cm" svg:x="24.5cm" svg:y="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3" draw:text-style-name="P9" draw:layer="layout" svg:width="3.2cm" svg:height="8cm" svg:x="4.9cm" svg:y="2.4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4" draw:text-style-name="P14" draw:layer="layout" svg:width="0.8cm" svg:height="1.2cm" svg:x="4.9cm" svg:y="6.471cm">
            <text:p text:style-name="P11"><text:span text:style-name="T1">w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5" draw:text-style-name="P9" draw:layer="layout" svg:width="2.4cm" svg:height="0.4cm" svg:x="2.1cm" svg:y="10.4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6" draw:text-style-name="P24" draw:layer="layout" svg:width="2cm" svg:height="2cm" svg:x="4.9cm" svg:y="8.471cm">
            <text:p text:style-name="P11"><text:span text:style-name="T3">douch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105" draw:text-style-name="P20" draw:layer="layout" svg:width="2cm" svg:height="0.258cm" svg:x="4.9cm" svg:y="5.4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6" draw:text-style-name="P19" draw:layer="layout" svg:width="0.13cm" svg:height="2cm" draw:transform="rotate (1.5707963267949) translate (4.9cm 5.6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1" draw:text-style-name="P14" draw:layer="layout" svg:width="1.001cm" svg:height="0.8cm" draw:transform="rotate (-1.5707963267949) translate (6.3cm 2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4" draw:layer="layout" svg:width="1.2cm" svg:height="0.4cm" svg:x="5.3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3" draw:text-style-name="P16" draw:layer="layout" svg:width="2cm" svg:height="1.2cm" svg:x="4.9cm" svg:y="2.871cm">
              <draw:text-box>
                <text:p text:style-name="P11"><text:span text:style-name="T1">wc</text:span></text:p>
              </draw:text-box>
            </draw:frame>
          </draw:g>
        </draw:g>
        <draw:g>
          <draw:custom-shape draw:style-name="gr137" draw:text-style-name="P23" draw:layer="layout" svg:width="3.2cm" svg:height="4cm" svg:x="12.1cm" svg:y="2.871cm">
            <text:p text:style-name="P11"><text:span text:style-name="T6">b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7" draw:text-style-name="P23" draw:layer="layout" svg:width="3.2cm" svg:height="4cm" svg:x="12.1cm" svg:y="14.871cm">
            <text:p text:style-name="P11"><text:span text:style-name="T6">b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8" draw:text-style-name="P23" draw:layer="layout" svg:width="2cm" svg:height="4cm" svg:x="2.5cm" svg:y="14.871cm">
            <text:p text:style-name="P11"><text:span text:style-name="T6">b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39" draw:text-style-name="P3" draw:layer="measurelines" svg:x1="15.6cm" svg:y1="18.471cm" svg:x2="15.6cm" svg:y2="10.871cm">
            <text:p text:style-name="P3"><text:span text:style-name="T1"><text:measure text:kind="gap"/></text:span><text:span text:style-name="T1"><text:measure text:kind="value">3.8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140" draw:text-style-name="P28" draw:layer="measurelines" svg:x1="9.2cm" svg:y1="12.871cm" svg:x2="9.2cm" svg:y2="10.871cm">
            <text:p text:style-name="P28"><text:span text:style-name="T1"><text:measure text:kind="gap"/></text:span><text:span text:style-name="T1"><text:measure text:kind="value">1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125" draw:text-style-name="P3" draw:layer="layout" svg:x1="2.1cm" svg:y1="18.171cm" svg:x2="10.9cm" svg:y2="18.171cm">
            <text:p text:style-name="P3"><text:span text:style-name="T7"><text:measure text:kind="gap"/></text:span><text:span text:style-name="T7"><text:measure text:kind="value">4.4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  <draw:measure draw:style-name="gr125" draw:text-style-name="P3" draw:layer="layout" svg:x1="11.3cm" svg:y1="18.171cm" svg:x2="17.3cm" svg:y2="18.171cm">
            <text:p text:style-name="P3"><text:span text:style-name="T1"><text:measure text:kind="gap"/></text:span><text:span text:style-name="T1"><text:measure text:kind="value">3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141" draw:text-style-name="P3" draw:layer="layout" svg:x1="15.5cm" svg:y1="10.471cm" svg:x2="15.5cm" svg:y2="2.871cm">
            <text:p text:style-name="P3"><text:span text:style-name="T1"><text:measure text:kind="gap"/></text:span><text:span text:style-name="T1"><text:measure text:kind="value">3.8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141" draw:text-style-name="P3" draw:layer="layout" svg:x1="9.1cm" svg:y1="18.471cm" svg:x2="9.1cm" svg:y2="13.271cm">
            <text:p text:style-name="P3"><text:span text:style-name="T1"><text:measure text:kind="gap"/></text:span><text:span text:style-name="T1"><text:measure text:kind="value">2.6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line draw:style-name="gr62" draw:text-style-name="P25" draw:layer="layout" svg:x1="18.5cm" svg:y1="10.071cm" svg:x2="17.7cm" svg:y2="8.071cm">
            <text:p/>
          </draw:line>
          <draw:line draw:style-name="gr142" draw:text-style-name="P25" draw:layer="layout" svg:x1="24.5cm" svg:y1="2.871cm" svg:x2="18.9cm" svg:y2="2.871cm">
            <text:p/>
          </draw:line>
          <draw:line draw:style-name="gr142" draw:text-style-name="P25" draw:layer="layout" svg:x1="24.5cm" svg:y1="18.471cm" svg:x2="18.9cm" svg:y2="18.471cm">
            <text:p/>
          </draw:line>
          <draw:line draw:style-name="gr142" draw:text-style-name="P25" draw:layer="layout" svg:x1="24.5cm" svg:y1="18.471cm" svg:x2="24.5cm" svg:y2="2.871cm">
            <text:p/>
          </draw:line>
          <draw:custom-shape draw:style-name="gr143" draw:text-style-name="P37" draw:layer="layout" svg:width="7.2cm" svg:height="8cm" svg:x="10.1cm" svg:y="2.471cm">
            <text:p text:style-name="P11"><text:span text:style-name="T4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37" draw:layer="layout" svg:width="8.8cm" svg:height="5.6cm" svg:x="2.1cm" svg:y="13.271cm">
            <text:p text:style-name="P11"><text:span text:style-name="T4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38" draw:layer="layout" svg:width="2.8cm" svg:height="6.8cm" svg:x="5.3cm" svg:y="3.671cm">
            <text:p text:style-name="P11"><text:span text:style-name="T10">Bad-</text:span><text:span text:style-name="T10"><text:line-break/></text:span><text:span text:style-name="T10">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6" draw:text-style-name="P37" draw:layer="layout" svg:width="6cm" svg:height="8cm" svg:x="11.3cm" svg:y="10.871cm"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7" draw:text-style-name="P39" draw:layer="layout" svg:width="8.799cm" svg:height="2cm" draw:transform="skewX (0.000523598775598299) translate (2.101cm 10.871cm)">
            <text:p text:style-name="P11"><text:span text:style-name="T5">Overlo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2" draw:text-style-name="P25" draw:layer="layout" svg:x1="10.1cm" svg:y1="14.071cm" svg:x2="8.1cm" svg:y2="13.271cm">
            <text:p/>
          </draw:line>
          <draw:line draw:style-name="gr62" draw:text-style-name="P25" draw:layer="layout" svg:x1="10.9cm" svg:y1="12.871cm" svg:x2="12.1cm" svg:y2="11.271cm">
            <text:p/>
          </draw:line>
          <draw:line draw:style-name="gr62" draw:text-style-name="P25" draw:layer="layout" svg:x1="10.5cm" svg:y1="10.471cm" svg:x2="8.9cm" svg:y2="9.271cm">
            <text:p/>
          </draw:line>
          <draw:line draw:style-name="gr62" draw:text-style-name="P25" draw:layer="layout" svg:x1="8.1cm" svg:y1="8.471cm" svg:x2="7.7cm" svg:y2="6.471cm">
            <text:p/>
          </draw:line>
          <draw:frame draw:style-name="gr148" draw:text-style-name="P33" draw:layer="layout" svg:width="0.502cm" svg:height="1.187cm" svg:x="-1.9cm" svg:y="2.071cm">
            <draw:text-box>
              <text:p/>
            </draw:text-box>
          </draw:frame>
        </draw:g>
        <draw:g>
          <draw:custom-shape draw:style-name="gr86" draw:text-style-name="P29" draw:layer="layout" svg:width="10.4cm" svg:height="0.4cm" svg:x="18.1cm" svg:y="18.471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29" draw:layer="layout" svg:width="10.4cm" svg:height="0.4cm" svg:x="18.1cm" svg:y="2.47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3" draw:text-style-name="P29" draw:layer="layout" svg:width="0.4cm" svg:height="16.4cm" svg:x="16.7cm" svg:y="2.471cm">
              <text:p/>
              <draw:enhanced-geometry svg:viewBox="0 0 21600 21600" draw:type="rectangle" draw:enhanced-path="M 0 0 L 21600 0 21600 21600 0 21600 0 0 Z N"/>
            </draw:custom-shape>
            <draw:custom-shape draw:style-name="gr85" draw:text-style-name="P31" draw:layer="layout" svg:width="0.2cm" svg:height="16.4cm" svg:x="17.1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31" draw:layer="layout" svg:width="0.2cm" svg:height="16.4cm" svg:x="16.5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2" draw:text-style-name="P29" draw:layer="layout" svg:width="15.6cm" svg:height="0.4cm" svg:x="2.1cm" svg:y="18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9" draw:text-style-name="P30" draw:layer="layout" svg:width="1.2cm" svg:height="0.4cm" svg:x="16.1cm" svg:y="18.47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29" draw:layer="layout" svg:width="15.6cm" svg:height="0.4cm" svg:x="2.1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9" draw:text-style-name="P30" draw:layer="layout" svg:width="1.2cm" svg:height="0.4cm" svg:x="16.1cm" svg:y="2.47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29" draw:layer="layout" svg:width="15.6cm" svg:height="0.4cm" svg:x="2.1cm" svg:y="10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9" draw:text-style-name="P30" draw:layer="layout" svg:width="1.2cm" svg:height="0.4cm" svg:x="16.1cm" svg:y="10.47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29" draw:layer="layout" svg:width="0.4cm" svg:height="16.4cm" svg:x="7.1cm" svg:y="2.471cm">
              <text:p/>
              <draw:enhanced-geometry svg:viewBox="0 0 21600 21600" draw:type="rectangle" draw:enhanced-path="M 0 0 L 21600 0 21600 21600 0 21600 0 0 Z N"/>
            </draw:custom-shape>
            <draw:custom-shape draw:style-name="gr84" draw:text-style-name="P30" draw:layer="layout" svg:width="0.4cm" svg:height="0.8cm" svg:x="7.1cm" svg:y="2.871cm">
              <text:p/>
              <draw:enhanced-geometry svg:viewBox="0 0 21600 21600" draw:type="rectangle" draw:enhanced-path="M 0 0 L 21600 0 21600 21600 0 21600 0 0 Z N"/>
            </draw:custom-shape>
            <draw:custom-shape draw:style-name="gr84" draw:text-style-name="P30" draw:layer="layout" svg:width="0.4cm" svg:height="0.8cm" svg:x="7.1cm" svg:y="17.671cm">
              <text:p/>
              <draw:enhanced-geometry svg:viewBox="0 0 21600 21600" draw:type="rectangle" draw:enhanced-path="M 0 0 L 21600 0 21600 21600 0 21600 0 0 Z N"/>
            </draw:custom-shape>
            <draw:custom-shape draw:style-name="gr85" draw:text-style-name="P31" draw:layer="layout" svg:width="0.2cm" svg:height="16.4cm" svg:x="7.5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31" draw:layer="layout" svg:width="0.2cm" svg:height="16.4cm" svg:x="6.9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51" draw:text-style-name="P19" draw:layer="layout" svg:width="0.4cm" svg:height="1.2cm" svg:x="17.3cm" svg:y="6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7.3cm" svg:y="4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7.3cm" svg:y="2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7.3cm" svg:y="14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7.3cm" svg:y="1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draw:transform="rotate (-3.14159265358979) translate (2.1cm 18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1" draw:text-style-name="P19" draw:layer="layout" svg:width="0.4cm" svg:height="1.2cm" draw:transform="rotate (-3.14159265358979) translate (2.1cm 15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1" draw:text-style-name="P19" draw:layer="layout" svg:width="0.4cm" svg:height="1.2cm" svg:x="17.3cm" svg:y="10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.7cm" svg:y="9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.7cm" svg:y="2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9" draw:layer="layout" svg:width="0.4cm" svg:height="2.8cm" svg:x="17.3cm" svg:y="7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.7cm" svg:y="4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2" draw:text-style-name="P20" draw:layer="layout" svg:width="1.6cm" svg:height="0.8cm" svg:x="2.5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2.7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8.9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9.1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3.7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3.9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2.1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2.3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5.7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5.9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8.9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9.1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3.7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3.9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5.7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5.9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2.1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2.3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1" draw:text-style-name="P19" draw:layer="layout" svg:width="0.4cm" svg:height="1.2cm" svg:x="17.3cm" svg:y="15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7.3cm" svg:y="17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2" draw:text-style-name="P20" draw:layer="layout" svg:width="1.6cm" svg:height="0.8cm" svg:x="2.5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2.7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1" draw:text-style-name="P19" draw:layer="layout" svg:width="0.4cm" svg:height="1.2cm" draw:transform="rotate (-3.14159265358979) translate (2.1cm 16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1" draw:text-style-name="P19" draw:layer="layout" svg:width="0.4cm" svg:height="1.2cm" draw:transform="rotate (-3.14159265358979) translate (2.1cm 12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1" draw:text-style-name="P19" draw:layer="layout" svg:width="0.4cm" svg:height="1.2cm" draw:transform="rotate (-3.14159265358979) translate (2.1cm 7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custom-shape draw:style-name="gr88" draw:text-style-name="P32" draw:layer="layout" svg:width="2cm" svg:height="2cm" svg:x="8.9cm" svg:y="3.271cm">
          <text:p text:style-name="P11"><text:span text:style-name="T8">O</text:span><text:span text:style-name="T8"><text:line-break/></text:span><text:span text:style-name="T8">N Z</text:span></text:p>
          <text:p text:style-name="P11"><text:span text:style-name="T8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0" draw:text-style-name="P40" draw:layer="layout" svg:width="4.38cm" svg:height="2.385cm" svg:x="11.32cm" svg:y="3.271cm">
          <draw:text-box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</draw:page>
      <draw:page draw:name="page5" draw:style-name="dp1" draw:master-page-name="Default">
        <draw:g>
          <draw:custom-shape draw:style-name="gr137" draw:text-style-name="P23" draw:layer="layout" svg:width="3.2cm" svg:height="4cm" svg:x="12.1cm" svg:y="2.871cm">
            <text:p text:style-name="P11"><text:span text:style-name="T6">b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7" draw:text-style-name="P23" draw:layer="layout" svg:width="3.2cm" svg:height="4cm" svg:x="12.1cm" svg:y="14.871cm">
            <text:p text:style-name="P11"><text:span text:style-name="T6">b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8" draw:text-style-name="P23" draw:layer="layout" svg:width="2cm" svg:height="4cm" svg:x="2.5cm" svg:y="14.871cm">
            <text:p text:style-name="P11"><text:span text:style-name="T6">b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39" draw:text-style-name="P3" draw:layer="measurelines" svg:x1="15.6cm" svg:y1="18.471cm" svg:x2="15.6cm" svg:y2="10.871cm">
            <text:p text:style-name="P3"><text:span text:style-name="T1"><text:measure text:kind="gap"/></text:span><text:span text:style-name="T1"><text:measure text:kind="value">3.8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140" draw:text-style-name="P28" draw:layer="measurelines" svg:x1="9.2cm" svg:y1="12.871cm" svg:x2="9.2cm" svg:y2="10.871cm">
            <text:p text:style-name="P28"><text:span text:style-name="T1"><text:measure text:kind="gap"/></text:span><text:span text:style-name="T1"><text:measure text:kind="value">1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125" draw:text-style-name="P3" draw:layer="layout" svg:x1="2.1cm" svg:y1="18.171cm" svg:x2="10.9cm" svg:y2="18.171cm">
            <text:p text:style-name="P3"><text:span text:style-name="T7"><text:measure text:kind="gap"/></text:span><text:span text:style-name="T7"><text:measure text:kind="value">4.4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  <draw:measure draw:style-name="gr125" draw:text-style-name="P3" draw:layer="layout" svg:x1="11.3cm" svg:y1="18.171cm" svg:x2="17.3cm" svg:y2="18.171cm">
            <text:p text:style-name="P3"><text:span text:style-name="T1"><text:measure text:kind="gap"/></text:span><text:span text:style-name="T1"><text:measure text:kind="value">3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141" draw:text-style-name="P3" draw:layer="layout" svg:x1="15.5cm" svg:y1="10.471cm" svg:x2="15.5cm" svg:y2="2.871cm">
            <text:p text:style-name="P3"><text:span text:style-name="T1"><text:measure text:kind="gap"/></text:span><text:span text:style-name="T1"><text:measure text:kind="value">3.8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141" draw:text-style-name="P3" draw:layer="layout" svg:x1="9.1cm" svg:y1="18.471cm" svg:x2="9.1cm" svg:y2="13.271cm">
            <text:p text:style-name="P3"><text:span text:style-name="T1"><text:measure text:kind="gap"/></text:span><text:span text:style-name="T1"><text:measure text:kind="value">2.6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line draw:style-name="gr62" draw:text-style-name="P25" draw:layer="layout" svg:x1="18.5cm" svg:y1="10.071cm" svg:x2="17.7cm" svg:y2="8.071cm">
            <text:p/>
          </draw:line>
          <draw:line draw:style-name="gr142" draw:text-style-name="P25" draw:layer="layout" svg:x1="24.5cm" svg:y1="2.871cm" svg:x2="18.9cm" svg:y2="2.871cm">
            <text:p/>
          </draw:line>
          <draw:line draw:style-name="gr142" draw:text-style-name="P25" draw:layer="layout" svg:x1="24.5cm" svg:y1="18.471cm" svg:x2="18.9cm" svg:y2="18.471cm">
            <text:p/>
          </draw:line>
          <draw:line draw:style-name="gr142" draw:text-style-name="P25" draw:layer="layout" svg:x1="24.5cm" svg:y1="18.471cm" svg:x2="24.5cm" svg:y2="2.871cm">
            <text:p/>
          </draw:line>
          <draw:custom-shape draw:style-name="gr143" draw:text-style-name="P37" draw:layer="layout" svg:width="7.2cm" svg:height="8cm" svg:x="10.1cm" svg:y="2.471cm">
            <text:p text:style-name="P11"><text:span text:style-name="T4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37" draw:layer="layout" svg:width="8.8cm" svg:height="5.6cm" svg:x="2.1cm" svg:y="13.271cm">
            <text:p text:style-name="P11"><text:span text:style-name="T4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38" draw:layer="layout" svg:width="2.8cm" svg:height="6.8cm" svg:x="5.3cm" svg:y="3.671cm">
            <text:p text:style-name="P11"><text:span text:style-name="T10">Bad-</text:span><text:span text:style-name="T10"><text:line-break/></text:span><text:span text:style-name="T10">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6" draw:text-style-name="P37" draw:layer="layout" svg:width="6cm" svg:height="8cm" svg:x="11.3cm" svg:y="10.871cm"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7" draw:text-style-name="P39" draw:layer="layout" svg:width="8.799cm" svg:height="2cm" draw:transform="skewX (0.000523598775598299) translate (2.101cm 10.871cm)">
            <text:p text:style-name="P11"><text:span text:style-name="T5">Overlo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2" draw:text-style-name="P25" draw:layer="layout" svg:x1="10.1cm" svg:y1="14.071cm" svg:x2="8.1cm" svg:y2="13.271cm">
            <text:p/>
          </draw:line>
          <draw:line draw:style-name="gr62" draw:text-style-name="P25" draw:layer="layout" svg:x1="10.9cm" svg:y1="12.871cm" svg:x2="12.1cm" svg:y2="11.271cm">
            <text:p/>
          </draw:line>
          <draw:line draw:style-name="gr62" draw:text-style-name="P25" draw:layer="layout" svg:x1="10.5cm" svg:y1="10.471cm" svg:x2="8.9cm" svg:y2="9.271cm">
            <text:p/>
          </draw:line>
          <draw:line draw:style-name="gr62" draw:text-style-name="P25" draw:layer="layout" svg:x1="8.1cm" svg:y1="8.471cm" svg:x2="7.7cm" svg:y2="6.471cm">
            <text:p/>
          </draw:line>
          <draw:frame draw:style-name="gr148" draw:text-style-name="P33" draw:layer="layout" svg:width="0.502cm" svg:height="1.187cm" svg:x="-1.9cm" svg:y="2.071cm">
            <draw:text-box>
              <text:p/>
            </draw:text-box>
          </draw:frame>
        </draw:g>
        <draw:g>
          <draw:custom-shape draw:style-name="gr112" draw:text-style-name="P2" draw:layer="layout" svg:width="15.6cm" svg:height="0.001cm" draw:transform="rotate (1.5707963267949) translate (28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2" draw:layer="layout" svg:width="7.6cm" svg:height="3.2cm" draw:transform="rotate (1.5707963267949) translate (21.7cm 10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2" draw:layer="layout" svg:width="7.6cm" svg:height="3.2cm" draw:transform="rotate (1.5707963267949) translate (21.7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2" draw:layer="layout" svg:width="7.6cm" svg:height="2.4cm" draw:transform="rotate (1.5707963267949) translate (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" draw:layer="layout" svg:width="7.6cm" svg:height="4cm" draw:transform="rotate (1.5707963267949) translate (4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" draw:layer="layout" svg:width="7.6cm" svg:height="4cm" draw:transform="rotate (1.5707963267949) translate (8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" draw:layer="layout" svg:width="7.6cm" svg:height="4cm" draw:transform="rotate (1.5707963267949) translate (12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2" draw:layer="layout" svg:width="7.6cm" svg:height="3.2cm" draw:transform="rotate (1.5707963267949) translate (18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" draw:layer="layout" svg:width="7.6cm" svg:height="4cm" draw:transform="rotate (1.5707963267949) translate (24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" draw:layer="layout" svg:width="7.6cm" svg:height="4cm" draw:transform="rotate (1.5707963267949) translate (8.9cm 10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" draw:layer="layout" svg:width="7.6cm" svg:height="4cm" draw:transform="rotate (1.5707963267949) translate (4.9cm 10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" draw:layer="layout" svg:width="7.6cm" svg:height="4cm" draw:transform="rotate (1.5707963267949) translate (12.9cm 10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" draw:layer="layout" svg:width="7.6cm" svg:height="4cm" draw:transform="rotate (1.5707963267949) translate (24.9cm 10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2" draw:layer="layout" svg:width="7.6cm" svg:height="3.2cm" draw:transform="rotate (1.5707963267949) translate (18.5cm 10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30.3cm" svg:height="20cm" svg:x="0.2cm" svg:y="0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51" draw:text-style-name="P27" draw:layer="layout" svg:x1="1.3cm" svg:y1="19.671cm" svg:x2="18.1cm" svg:y2="19.671cm">
            <text:p text:style-name="P27"><text:span text:style-name="T7"><text:measure text:kind="gap"/></text:span><text:span text:style-name="T7"><text:measure text:kind="value">8.4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  <draw:custom-shape draw:style-name="gr112" draw:text-style-name="P2" draw:layer="layout" svg:width="15.6cm" svg:height="0.001cm" draw:transform="rotate (1.5707963267949) translate (17.7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52" draw:text-style-name="P4" draw:layer="layout" svg:x1="24.5cm" svg:y1="0.871cm" svg:x2="18.1cm" svg:y2="0.877cm">
            <text:p text:style-name="P4"><text:span text:style-name="T2"><text:measure text:kind="gap"/></text:span><text:span text:style-name="T2"><text:measure text:kind="value">3.2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53" draw:text-style-name="P4" draw:layer="layout" svg:x1="8.1cm" svg:y1="0.871cm" svg:x2="4.9cm" svg:y2="0.871cm">
            <text:p text:style-name="P4"><text:span text:style-name="T2"><text:measure text:kind="gap"/></text:span><text:span text:style-name="T2"><text:measure text:kind="value">1.6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54" draw:text-style-name="P4" draw:layer="layout" svg:x1="17.7cm" svg:y1="0.771cm" svg:x2="8.5cm" svg:y2="0.771cm">
            <text:p text:style-name="P4"><text:span text:style-name="T2"><text:measure text:kind="gap"/></text:span><text:span text:style-name="T2"><text:measure text:kind="value">4.6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55" draw:text-style-name="P4" draw:layer="layout" svg:x1="29.3cm" svg:y1="0.871cm" svg:x2="24.5cm" svg:y2="0.871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56" draw:text-style-name="P4" draw:layer="layout" svg:x1="4.5cm" svg:y1="0.871cm" svg:x2="2.1cm" svg:y2="0.871cm">
            <text:p text:style-name="P4"><text:span text:style-name="T2"><text:measure text:kind="gap"/></text:span><text:span text:style-name="T2"><text:measure text:kind="value">1.2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custom-shape draw:style-name="gr112" draw:text-style-name="P2" draw:layer="layout" svg:width="15.6cm" svg:height="0.001cm" draw:transform="rotate (1.5707963267949) translate (1.7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2" draw:layer="layout" svg:width="0.001cm" svg:height="16.801cm" draw:transform="rotate (1.5707963267949) translate (1.699cm 2.0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2" draw:layer="layout" svg:width="0.001cm" svg:height="16.8cm" draw:transform="rotate (1.5707963267949) translate (1.7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2" draw:layer="layout" svg:width="0.001cm" svg:height="10cm" draw:transform="rotate (1.5707963267949) translate (18.9cm 2.0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2" draw:layer="layout" svg:width="0.001cm" svg:height="10cm" draw:transform="rotate (1.5707963267949) translate (18.9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25" draw:text-style-name="P3" draw:layer="layout" svg:x1="1.5cm" svg:y1="10.471cm" svg:x2="1.5cm" svg:y2="2.471cm">
            <text:p text:style-name="P3"><text:span text:style-name="T7"><text:measure text:kind="gap"/></text:span><text:span text:style-name="T7"><text:measure text:kind="value">4.0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  <draw:measure draw:style-name="gr125" draw:text-style-name="P3" draw:layer="layout" svg:x1="1.5cm" svg:y1="18.871cm" svg:x2="1.5cm" svg:y2="10.871cm">
            <text:p text:style-name="P3"><text:span text:style-name="T7"><text:measure text:kind="gap"/></text:span><text:span text:style-name="T7"><text:measure text:kind="value">4.0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</draw:g>
        <draw:g>
          <draw:custom-shape draw:style-name="gr126" draw:text-style-name="P9" draw:layer="layout" svg:width="8.8cm" svg:height="8cm" svg:x="8.5cm" svg:y="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9" draw:layer="layout" svg:width="8.4cm" svg:height="5.6cm" svg:x="2.1cm" svg:y="13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9" draw:layer="layout" svg:width="6.4cm" svg:height="8cm" svg:x="10.9cm" svg:y="10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34" draw:layer="layout" svg:width="7.2cm" svg:height="15.6cm" svg:x="18.1cm" svg:y="2.871cm">
            <text:p text:style-name="P11"><text:span text:style-name="T5">Dakterra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5" draw:layer="layout" svg:width="8.399cm" svg:height="2cm" draw:transform="skewX (0.000523598775598299) translate (2.101cm 10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35" draw:layer="layout" svg:width="2cm" svg:height="5.6cm" svg:x="2.5cm" svg:y="4.871cm">
            <text:p text:style-name="P11"><text:span text:style-name="T3">Trap</text:span></text:p>
            <text:p text:style-name="P11"><text:span text:style-name="T3">0 -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36" draw:layer="layout" svg:width="4.8cm" svg:height="16.4cm" svg:x="24.5cm" svg:y="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3" draw:text-style-name="P9" draw:layer="layout" svg:width="3.2cm" svg:height="8cm" svg:x="4.9cm" svg:y="2.4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4" draw:text-style-name="P14" draw:layer="layout" svg:width="0.8cm" svg:height="1.2cm" svg:x="4.9cm" svg:y="6.471cm">
            <text:p text:style-name="P11"><text:span text:style-name="T1">w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5" draw:text-style-name="P9" draw:layer="layout" svg:width="2.4cm" svg:height="0.4cm" svg:x="2.1cm" svg:y="10.4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6" draw:text-style-name="P24" draw:layer="layout" svg:width="2cm" svg:height="2cm" svg:x="4.9cm" svg:y="8.471cm">
            <text:p text:style-name="P11"><text:span text:style-name="T3">douch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105" draw:text-style-name="P20" draw:layer="layout" svg:width="2cm" svg:height="0.258cm" svg:x="4.9cm" svg:y="5.4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6" draw:text-style-name="P19" draw:layer="layout" svg:width="0.13cm" svg:height="2cm" draw:transform="rotate (1.5707963267949) translate (4.9cm 5.6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1" draw:text-style-name="P14" draw:layer="layout" svg:width="1.001cm" svg:height="0.8cm" draw:transform="rotate (-1.5707963267949) translate (6.3cm 2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4" draw:layer="layout" svg:width="1.2cm" svg:height="0.4cm" svg:x="5.3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3" draw:text-style-name="P16" draw:layer="layout" svg:width="2cm" svg:height="1.2cm" svg:x="4.9cm" svg:y="2.871cm">
              <draw:text-box>
                <text:p text:style-name="P11"><text:span text:style-name="T1">wc</text:span></text:p>
              </draw:text-box>
            </draw:frame>
          </draw:g>
        </draw:g>
        <draw:g>
          <draw:custom-shape draw:style-name="gr86" draw:text-style-name="P29" draw:layer="layout" svg:width="10.4cm" svg:height="0.4cm" svg:x="18.1cm" svg:y="18.471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29" draw:layer="layout" svg:width="10.4cm" svg:height="0.4cm" svg:x="18.1cm" svg:y="2.47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3" draw:text-style-name="P29" draw:layer="layout" svg:width="0.4cm" svg:height="16.4cm" svg:x="16.7cm" svg:y="2.471cm">
              <text:p/>
              <draw:enhanced-geometry svg:viewBox="0 0 21600 21600" draw:type="rectangle" draw:enhanced-path="M 0 0 L 21600 0 21600 21600 0 21600 0 0 Z N"/>
            </draw:custom-shape>
            <draw:custom-shape draw:style-name="gr85" draw:text-style-name="P31" draw:layer="layout" svg:width="0.2cm" svg:height="16.4cm" svg:x="17.1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31" draw:layer="layout" svg:width="0.2cm" svg:height="16.4cm" svg:x="16.5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2" draw:text-style-name="P29" draw:layer="layout" svg:width="15.6cm" svg:height="0.4cm" svg:x="2.1cm" svg:y="18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9" draw:text-style-name="P30" draw:layer="layout" svg:width="1.2cm" svg:height="0.4cm" svg:x="16.1cm" svg:y="18.47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29" draw:layer="layout" svg:width="15.6cm" svg:height="0.4cm" svg:x="2.1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9" draw:text-style-name="P30" draw:layer="layout" svg:width="1.2cm" svg:height="0.4cm" svg:x="16.1cm" svg:y="2.47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29" draw:layer="layout" svg:width="15.6cm" svg:height="0.4cm" svg:x="2.1cm" svg:y="10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9" draw:text-style-name="P30" draw:layer="layout" svg:width="1.2cm" svg:height="0.4cm" svg:x="16.1cm" svg:y="10.47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29" draw:layer="layout" svg:width="0.4cm" svg:height="16.4cm" svg:x="7.1cm" svg:y="2.471cm">
              <text:p/>
              <draw:enhanced-geometry svg:viewBox="0 0 21600 21600" draw:type="rectangle" draw:enhanced-path="M 0 0 L 21600 0 21600 21600 0 21600 0 0 Z N"/>
            </draw:custom-shape>
            <draw:custom-shape draw:style-name="gr84" draw:text-style-name="P30" draw:layer="layout" svg:width="0.4cm" svg:height="0.8cm" svg:x="7.1cm" svg:y="2.871cm">
              <text:p/>
              <draw:enhanced-geometry svg:viewBox="0 0 21600 21600" draw:type="rectangle" draw:enhanced-path="M 0 0 L 21600 0 21600 21600 0 21600 0 0 Z N"/>
            </draw:custom-shape>
            <draw:custom-shape draw:style-name="gr84" draw:text-style-name="P30" draw:layer="layout" svg:width="0.4cm" svg:height="0.8cm" svg:x="7.1cm" svg:y="17.671cm">
              <text:p/>
              <draw:enhanced-geometry svg:viewBox="0 0 21600 21600" draw:type="rectangle" draw:enhanced-path="M 0 0 L 21600 0 21600 21600 0 21600 0 0 Z N"/>
            </draw:custom-shape>
            <draw:custom-shape draw:style-name="gr85" draw:text-style-name="P31" draw:layer="layout" svg:width="0.2cm" svg:height="16.4cm" svg:x="7.5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31" draw:layer="layout" svg:width="0.2cm" svg:height="16.4cm" svg:x="6.9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51" draw:text-style-name="P19" draw:layer="layout" svg:width="0.4cm" svg:height="1.2cm" svg:x="17.3cm" svg:y="6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7.3cm" svg:y="4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7.3cm" svg:y="2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7.3cm" svg:y="14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7.3cm" svg:y="1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draw:transform="rotate (-3.14159265358979) translate (2.1cm 18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1" draw:text-style-name="P19" draw:layer="layout" svg:width="0.4cm" svg:height="1.2cm" draw:transform="rotate (-3.14159265358979) translate (2.1cm 15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1" draw:text-style-name="P19" draw:layer="layout" svg:width="0.4cm" svg:height="1.2cm" svg:x="17.3cm" svg:y="10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.7cm" svg:y="9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.7cm" svg:y="2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9" draw:layer="layout" svg:width="0.4cm" svg:height="2.8cm" svg:x="17.3cm" svg:y="7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.7cm" svg:y="4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2" draw:text-style-name="P20" draw:layer="layout" svg:width="1.6cm" svg:height="0.8cm" svg:x="2.5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2.7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8.9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9.1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3.7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3.9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2.1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2.3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5.7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5.9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8.9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9.1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3.7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3.9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5.7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5.9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2.1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2.3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1" draw:text-style-name="P19" draw:layer="layout" svg:width="0.4cm" svg:height="1.2cm" svg:x="17.3cm" svg:y="15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7.3cm" svg:y="17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2" draw:text-style-name="P20" draw:layer="layout" svg:width="1.6cm" svg:height="0.8cm" svg:x="2.5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2.7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1" draw:text-style-name="P19" draw:layer="layout" svg:width="0.4cm" svg:height="1.2cm" draw:transform="rotate (-3.14159265358979) translate (2.1cm 16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1" draw:text-style-name="P19" draw:layer="layout" svg:width="0.4cm" svg:height="1.2cm" draw:transform="rotate (-3.14159265358979) translate (2.1cm 12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1" draw:text-style-name="P19" draw:layer="layout" svg:width="0.4cm" svg:height="1.2cm" draw:transform="rotate (-3.14159265358979) translate (2.1cm 7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custom-shape draw:style-name="gr88" draw:text-style-name="P32" draw:layer="layout" svg:width="2cm" svg:height="2cm" svg:x="8.9cm" svg:y="3.271cm">
          <text:p text:style-name="P41"><text:span text:style-name="T8">O</text:span><text:span text:style-name="T8"><text:line-break/></text:span><text:span text:style-name="T8">N Z</text:span></text:p>
          <text:p text:style-name="P41"><text:span text:style-name="T8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0" draw:text-style-name="P40" draw:layer="layout" svg:width="4.38cm" svg:height="2.385cm" svg:x="11.32cm" svg:y="3.271cm">
          <draw:text-box>
            <text:p text:style-name="P42"><text:span text:style-name="T9">Arend Freije</text:span></text:p>
            <text:p text:style-name="P42"><text:span text:style-name="T9">afreije@inn.nl</text:span></text:p>
            <text:p text:style-name="P42"><text:span text:style-name="T9">06-87434979</text:span></text:p>
          </draw:text-box>
        </draw:frame>
      </draw:page>
      <draw:page draw:name="page6" draw:style-name="dp1" draw:master-page-name="Default">
        <draw:g>
          <draw:custom-shape draw:style-name="gr126" draw:text-style-name="P9" draw:layer="layout" svg:width="8.8cm" svg:height="8cm" svg:x="8.5cm" svg:y="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9" draw:layer="layout" svg:width="8.4cm" svg:height="5.6cm" svg:x="2.1cm" svg:y="13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9" draw:layer="layout" svg:width="6.4cm" svg:height="8cm" svg:x="10.9cm" svg:y="10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34" draw:layer="layout" svg:width="7.2cm" svg:height="15.6cm" svg:x="18.1cm" svg:y="2.871cm">
            <text:p text:style-name="P11"><text:span text:style-name="T5">Dakterra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5" draw:layer="layout" svg:width="8.399cm" svg:height="2cm" draw:transform="skewX (0.000523598775598299) translate (2.101cm 10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35" draw:layer="layout" svg:width="2cm" svg:height="5.6cm" svg:x="2.5cm" svg:y="4.871cm">
            <text:p text:style-name="P11"><text:span text:style-name="T3">Trap</text:span></text:p>
            <text:p text:style-name="P11"><text:span text:style-name="T3">0 -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36" draw:layer="layout" svg:width="4.8cm" svg:height="16.4cm" svg:x="24.5cm" svg:y="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3" draw:text-style-name="P9" draw:layer="layout" svg:width="3.2cm" svg:height="8cm" svg:x="4.9cm" svg:y="2.4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4" draw:text-style-name="P14" draw:layer="layout" svg:width="0.8cm" svg:height="1.2cm" svg:x="4.9cm" svg:y="6.471cm">
            <text:p text:style-name="P11"><text:span text:style-name="T1">w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5" draw:text-style-name="P9" draw:layer="layout" svg:width="2.4cm" svg:height="0.4cm" svg:x="2.1cm" svg:y="10.4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6" draw:text-style-name="P24" draw:layer="layout" svg:width="2cm" svg:height="2cm" svg:x="4.9cm" svg:y="8.471cm">
            <text:p text:style-name="P11"><text:span text:style-name="T3">douch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105" draw:text-style-name="P20" draw:layer="layout" svg:width="2cm" svg:height="0.258cm" svg:x="4.9cm" svg:y="5.4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6" draw:text-style-name="P19" draw:layer="layout" svg:width="0.13cm" svg:height="2cm" draw:transform="rotate (1.5707963267949) translate (4.9cm 5.6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1" draw:text-style-name="P14" draw:layer="layout" svg:width="1.001cm" svg:height="0.8cm" draw:transform="rotate (-1.5707963267949) translate (6.3cm 2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4" draw:layer="layout" svg:width="1.2cm" svg:height="0.4cm" svg:x="5.3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3" draw:text-style-name="P16" draw:layer="layout" svg:width="2cm" svg:height="1.2cm" svg:x="4.9cm" svg:y="2.871cm">
              <draw:text-box>
                <text:p text:style-name="P11"><text:span text:style-name="T1">wc</text:span></text:p>
              </draw:text-box>
            </draw:frame>
          </draw:g>
        </draw:g>
        <draw:g>
          <draw:custom-shape draw:style-name="gr137" draw:text-style-name="P23" draw:layer="layout" svg:width="3.2cm" svg:height="4cm" svg:x="12.1cm" svg:y="2.871cm">
            <text:p text:style-name="P11"><text:span text:style-name="T6">b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7" draw:text-style-name="P23" draw:layer="layout" svg:width="3.2cm" svg:height="4cm" svg:x="12.1cm" svg:y="14.871cm">
            <text:p text:style-name="P11"><text:span text:style-name="T6">b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8" draw:text-style-name="P23" draw:layer="layout" svg:width="2cm" svg:height="4cm" svg:x="2.5cm" svg:y="14.871cm">
            <text:p text:style-name="P11"><text:span text:style-name="T6">b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39" draw:text-style-name="P3" draw:layer="measurelines" svg:x1="15.6cm" svg:y1="18.471cm" svg:x2="15.6cm" svg:y2="10.871cm">
            <text:p text:style-name="P3"><text:span text:style-name="T1"><text:measure text:kind="gap"/></text:span><text:span text:style-name="T1"><text:measure text:kind="value">3.8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140" draw:text-style-name="P28" draw:layer="measurelines" svg:x1="9.2cm" svg:y1="12.871cm" svg:x2="9.2cm" svg:y2="10.871cm">
            <text:p text:style-name="P28"><text:span text:style-name="T1"><text:measure text:kind="gap"/></text:span><text:span text:style-name="T1"><text:measure text:kind="value">1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125" draw:text-style-name="P3" draw:layer="layout" svg:x1="2.1cm" svg:y1="18.171cm" svg:x2="10.9cm" svg:y2="18.171cm">
            <text:p text:style-name="P3"><text:span text:style-name="T7"><text:measure text:kind="gap"/></text:span><text:span text:style-name="T7"><text:measure text:kind="value">4.4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  <draw:measure draw:style-name="gr125" draw:text-style-name="P3" draw:layer="layout" svg:x1="11.3cm" svg:y1="18.171cm" svg:x2="17.3cm" svg:y2="18.171cm">
            <text:p text:style-name="P3"><text:span text:style-name="T1"><text:measure text:kind="gap"/></text:span><text:span text:style-name="T1"><text:measure text:kind="value">3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141" draw:text-style-name="P3" draw:layer="layout" svg:x1="15.5cm" svg:y1="10.471cm" svg:x2="15.5cm" svg:y2="2.871cm">
            <text:p text:style-name="P3"><text:span text:style-name="T1"><text:measure text:kind="gap"/></text:span><text:span text:style-name="T1"><text:measure text:kind="value">3.8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141" draw:text-style-name="P3" draw:layer="layout" svg:x1="9.1cm" svg:y1="18.471cm" svg:x2="9.1cm" svg:y2="13.271cm">
            <text:p text:style-name="P3"><text:span text:style-name="T1"><text:measure text:kind="gap"/></text:span><text:span text:style-name="T1"><text:measure text:kind="value">2.6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line draw:style-name="gr62" draw:text-style-name="P25" draw:layer="layout" svg:x1="18.5cm" svg:y1="10.071cm" svg:x2="17.7cm" svg:y2="8.071cm">
            <text:p/>
          </draw:line>
          <draw:line draw:style-name="gr142" draw:text-style-name="P25" draw:layer="layout" svg:x1="24.5cm" svg:y1="2.871cm" svg:x2="18.9cm" svg:y2="2.871cm">
            <text:p/>
          </draw:line>
          <draw:line draw:style-name="gr142" draw:text-style-name="P25" draw:layer="layout" svg:x1="24.5cm" svg:y1="18.471cm" svg:x2="18.9cm" svg:y2="18.471cm">
            <text:p/>
          </draw:line>
          <draw:line draw:style-name="gr142" draw:text-style-name="P25" draw:layer="layout" svg:x1="24.5cm" svg:y1="18.471cm" svg:x2="24.5cm" svg:y2="2.871cm">
            <text:p/>
          </draw:line>
          <draw:custom-shape draw:style-name="gr143" draw:text-style-name="P37" draw:layer="layout" svg:width="7.2cm" svg:height="8cm" svg:x="10.1cm" svg:y="2.471cm">
            <text:p text:style-name="P11"><text:span text:style-name="T4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37" draw:layer="layout" svg:width="8.8cm" svg:height="5.6cm" svg:x="2.1cm" svg:y="13.271cm">
            <text:p text:style-name="P11"><text:span text:style-name="T4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38" draw:layer="layout" svg:width="2.8cm" svg:height="6.8cm" svg:x="5.3cm" svg:y="3.671cm">
            <text:p text:style-name="P11"><text:span text:style-name="T10">Bad-</text:span><text:span text:style-name="T10"><text:line-break/></text:span><text:span text:style-name="T10">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6" draw:text-style-name="P37" draw:layer="layout" svg:width="6cm" svg:height="8cm" svg:x="11.3cm" svg:y="10.871cm"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7" draw:text-style-name="P39" draw:layer="layout" svg:width="8.799cm" svg:height="2cm" draw:transform="skewX (0.000523598775598299) translate (2.101cm 10.871cm)">
            <text:p text:style-name="P11"><text:span text:style-name="T5">Overlo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2" draw:text-style-name="P25" draw:layer="layout" svg:x1="10.1cm" svg:y1="14.071cm" svg:x2="8.1cm" svg:y2="13.271cm">
            <text:p/>
          </draw:line>
          <draw:line draw:style-name="gr62" draw:text-style-name="P25" draw:layer="layout" svg:x1="10.9cm" svg:y1="12.871cm" svg:x2="12.1cm" svg:y2="11.271cm">
            <text:p/>
          </draw:line>
          <draw:line draw:style-name="gr62" draw:text-style-name="P25" draw:layer="layout" svg:x1="10.5cm" svg:y1="10.471cm" svg:x2="8.9cm" svg:y2="9.271cm">
            <text:p/>
          </draw:line>
          <draw:line draw:style-name="gr62" draw:text-style-name="P25" draw:layer="layout" svg:x1="8.1cm" svg:y1="8.471cm" svg:x2="7.7cm" svg:y2="6.471cm">
            <text:p/>
          </draw:line>
          <draw:frame draw:style-name="gr148" draw:text-style-name="P33" draw:layer="layout" svg:width="0.502cm" svg:height="1.187cm" svg:x="-1.9cm" svg:y="2.071cm">
            <draw:text-box>
              <text:p/>
            </draw:text-box>
          </draw:frame>
        </draw:g>
        <draw:g>
          <draw:custom-shape draw:style-name="gr86" draw:text-style-name="P29" draw:layer="layout" svg:width="10.4cm" svg:height="0.4cm" svg:x="18.1cm" svg:y="18.471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29" draw:layer="layout" svg:width="10.4cm" svg:height="0.4cm" svg:x="18.1cm" svg:y="2.47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3" draw:text-style-name="P29" draw:layer="layout" svg:width="0.4cm" svg:height="16.4cm" svg:x="16.7cm" svg:y="2.471cm">
              <text:p/>
              <draw:enhanced-geometry svg:viewBox="0 0 21600 21600" draw:type="rectangle" draw:enhanced-path="M 0 0 L 21600 0 21600 21600 0 21600 0 0 Z N"/>
            </draw:custom-shape>
            <draw:custom-shape draw:style-name="gr85" draw:text-style-name="P31" draw:layer="layout" svg:width="0.2cm" svg:height="16.4cm" svg:x="17.1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31" draw:layer="layout" svg:width="0.2cm" svg:height="16.4cm" svg:x="16.5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2" draw:text-style-name="P29" draw:layer="layout" svg:width="15.6cm" svg:height="0.4cm" svg:x="2.1cm" svg:y="18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9" draw:text-style-name="P30" draw:layer="layout" svg:width="1.2cm" svg:height="0.4cm" svg:x="16.1cm" svg:y="18.47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29" draw:layer="layout" svg:width="15.6cm" svg:height="0.4cm" svg:x="2.1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9" draw:text-style-name="P30" draw:layer="layout" svg:width="1.2cm" svg:height="0.4cm" svg:x="16.1cm" svg:y="2.47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29" draw:layer="layout" svg:width="15.6cm" svg:height="0.4cm" svg:x="2.1cm" svg:y="10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9" draw:text-style-name="P30" draw:layer="layout" svg:width="1.2cm" svg:height="0.4cm" svg:x="16.1cm" svg:y="10.47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29" draw:layer="layout" svg:width="0.4cm" svg:height="16.4cm" svg:x="7.1cm" svg:y="2.471cm">
              <text:p/>
              <draw:enhanced-geometry svg:viewBox="0 0 21600 21600" draw:type="rectangle" draw:enhanced-path="M 0 0 L 21600 0 21600 21600 0 21600 0 0 Z N"/>
            </draw:custom-shape>
            <draw:custom-shape draw:style-name="gr84" draw:text-style-name="P30" draw:layer="layout" svg:width="0.4cm" svg:height="0.8cm" svg:x="7.1cm" svg:y="2.871cm">
              <text:p/>
              <draw:enhanced-geometry svg:viewBox="0 0 21600 21600" draw:type="rectangle" draw:enhanced-path="M 0 0 L 21600 0 21600 21600 0 21600 0 0 Z N"/>
            </draw:custom-shape>
            <draw:custom-shape draw:style-name="gr84" draw:text-style-name="P30" draw:layer="layout" svg:width="0.4cm" svg:height="0.8cm" svg:x="7.1cm" svg:y="17.671cm">
              <text:p/>
              <draw:enhanced-geometry svg:viewBox="0 0 21600 21600" draw:type="rectangle" draw:enhanced-path="M 0 0 L 21600 0 21600 21600 0 21600 0 0 Z N"/>
            </draw:custom-shape>
            <draw:custom-shape draw:style-name="gr85" draw:text-style-name="P31" draw:layer="layout" svg:width="0.2cm" svg:height="16.4cm" svg:x="7.5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31" draw:layer="layout" svg:width="0.2cm" svg:height="16.4cm" svg:x="6.9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51" draw:text-style-name="P19" draw:layer="layout" svg:width="0.4cm" svg:height="1.2cm" svg:x="17.3cm" svg:y="6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7.3cm" svg:y="4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7.3cm" svg:y="2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7.3cm" svg:y="14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7.3cm" svg:y="1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draw:transform="rotate (-3.14159265358979) translate (2.1cm 18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1" draw:text-style-name="P19" draw:layer="layout" svg:width="0.4cm" svg:height="1.2cm" draw:transform="rotate (-3.14159265358979) translate (2.1cm 15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1" draw:text-style-name="P19" draw:layer="layout" svg:width="0.4cm" svg:height="1.2cm" svg:x="17.3cm" svg:y="10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.7cm" svg:y="9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.7cm" svg:y="2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9" draw:layer="layout" svg:width="0.4cm" svg:height="2.8cm" svg:x="17.3cm" svg:y="7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.7cm" svg:y="4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2" draw:text-style-name="P20" draw:layer="layout" svg:width="1.6cm" svg:height="0.8cm" svg:x="2.5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2.7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8.9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9.1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3.7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3.9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2.1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2.3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5.7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5.9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8.9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9.1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3.7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3.9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5.7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5.9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2" draw:text-style-name="P20" draw:layer="layout" svg:width="1.6cm" svg:height="0.8cm" svg:x="12.1cm" svg:y="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12.3cm 2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1" draw:text-style-name="P19" draw:layer="layout" svg:width="0.4cm" svg:height="1.2cm" svg:x="17.3cm" svg:y="15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0.4cm" svg:height="1.2cm" svg:x="17.3cm" svg:y="17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2" draw:text-style-name="P20" draw:layer="layout" svg:width="1.6cm" svg:height="0.8cm" svg:x="2.5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19" draw:layer="layout" svg:width="0.4cm" svg:height="1.2cm" draw:transform="rotate (1.5707963267949) translate (2.7cm 19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1" draw:text-style-name="P19" draw:layer="layout" svg:width="0.4cm" svg:height="1.2cm" draw:transform="rotate (-3.14159265358979) translate (2.1cm 16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1" draw:text-style-name="P19" draw:layer="layout" svg:width="0.4cm" svg:height="1.2cm" draw:transform="rotate (-3.14159265358979) translate (2.1cm 12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1" draw:text-style-name="P19" draw:layer="layout" svg:width="0.4cm" svg:height="1.2cm" draw:transform="rotate (-3.14159265358979) translate (2.1cm 7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custom-shape draw:style-name="gr88" draw:text-style-name="P32" draw:layer="layout" svg:width="2cm" svg:height="2cm" svg:x="8.9cm" svg:y="3.271cm">
          <text:p text:style-name="P11"><text:span text:style-name="T8">O</text:span><text:span text:style-name="T8"><text:line-break/></text:span><text:span text:style-name="T8">N Z</text:span></text:p>
          <text:p text:style-name="P11"><text:span text:style-name="T8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0" draw:text-style-name="P40" draw:layer="layout" svg:width="4.38cm" svg:height="2.385cm" svg:x="11.32cm" svg:y="3.271cm">
          <draw:text-box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  <draw:g>
          <draw:custom-shape draw:style-name="gr112" draw:text-style-name="P2" draw:layer="layout" svg:width="15.6cm" svg:height="0.001cm" draw:transform="rotate (1.5707963267949) translate (28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2" draw:layer="layout" svg:width="7.6cm" svg:height="3.2cm" draw:transform="rotate (1.5707963267949) translate (21.7cm 10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2" draw:layer="layout" svg:width="7.6cm" svg:height="3.2cm" draw:transform="rotate (1.5707963267949) translate (21.7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2" draw:layer="layout" svg:width="7.6cm" svg:height="2.4cm" draw:transform="rotate (1.5707963267949) translate (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" draw:layer="layout" svg:width="7.6cm" svg:height="4cm" draw:transform="rotate (1.5707963267949) translate (4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" draw:layer="layout" svg:width="7.6cm" svg:height="4cm" draw:transform="rotate (1.5707963267949) translate (8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" draw:layer="layout" svg:width="7.6cm" svg:height="4cm" draw:transform="rotate (1.5707963267949) translate (12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2" draw:layer="layout" svg:width="7.6cm" svg:height="3.2cm" draw:transform="rotate (1.5707963267949) translate (18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" draw:layer="layout" svg:width="7.6cm" svg:height="4cm" draw:transform="rotate (1.5707963267949) translate (24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" draw:layer="layout" svg:width="7.6cm" svg:height="4cm" draw:transform="rotate (1.5707963267949) translate (8.9cm 10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" draw:layer="layout" svg:width="7.6cm" svg:height="4cm" draw:transform="rotate (1.5707963267949) translate (4.9cm 10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" draw:layer="layout" svg:width="7.6cm" svg:height="4cm" draw:transform="rotate (1.5707963267949) translate (12.9cm 10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" draw:layer="layout" svg:width="7.6cm" svg:height="4cm" draw:transform="rotate (1.5707963267949) translate (24.9cm 10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2" draw:layer="layout" svg:width="7.6cm" svg:height="3.2cm" draw:transform="rotate (1.5707963267949) translate (18.5cm 10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30.3cm" svg:height="20cm" svg:x="0.2cm" svg:y="0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57" draw:text-style-name="P27" draw:layer="layout" svg:x1="1.3cm" svg:y1="19.671cm" svg:x2="18.1cm" svg:y2="19.671cm">
            <text:p text:style-name="P27"><text:span text:style-name="T7"><text:measure text:kind="gap"/></text:span><text:span text:style-name="T7"><text:measure text:kind="value">8.4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  <draw:custom-shape draw:style-name="gr112" draw:text-style-name="P2" draw:layer="layout" svg:width="15.6cm" svg:height="0.001cm" draw:transform="rotate (1.5707963267949) translate (17.7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58" draw:text-style-name="P4" draw:layer="layout" svg:x1="24.5cm" svg:y1="0.871cm" svg:x2="18.1cm" svg:y2="0.877cm">
            <text:p text:style-name="P4"><text:span text:style-name="T2"><text:measure text:kind="gap"/></text:span><text:span text:style-name="T2"><text:measure text:kind="value">3.2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59" draw:text-style-name="P4" draw:layer="layout" svg:x1="8.1cm" svg:y1="0.871cm" svg:x2="4.9cm" svg:y2="0.871cm">
            <text:p text:style-name="P4"><text:span text:style-name="T2"><text:measure text:kind="gap"/></text:span><text:span text:style-name="T2"><text:measure text:kind="value">1.6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60" draw:text-style-name="P4" draw:layer="layout" svg:x1="17.7cm" svg:y1="0.771cm" svg:x2="8.5cm" svg:y2="0.771cm">
            <text:p text:style-name="P4"><text:span text:style-name="T2"><text:measure text:kind="gap"/></text:span><text:span text:style-name="T2"><text:measure text:kind="value">4.6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61" draw:text-style-name="P4" draw:layer="layout" svg:x1="29.3cm" svg:y1="0.871cm" svg:x2="24.5cm" svg:y2="0.871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62" draw:text-style-name="P4" draw:layer="layout" svg:x1="4.5cm" svg:y1="0.871cm" svg:x2="2.1cm" svg:y2="0.871cm">
            <text:p text:style-name="P4"><text:span text:style-name="T2"><text:measure text:kind="gap"/></text:span><text:span text:style-name="T2"><text:measure text:kind="value">1.2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custom-shape draw:style-name="gr112" draw:text-style-name="P2" draw:layer="layout" svg:width="15.6cm" svg:height="0.001cm" draw:transform="rotate (1.5707963267949) translate (1.7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2" draw:layer="layout" svg:width="0.001cm" svg:height="16.801cm" draw:transform="rotate (1.5707963267949) translate (1.699cm 2.0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2" draw:layer="layout" svg:width="0.001cm" svg:height="16.8cm" draw:transform="rotate (1.5707963267949) translate (1.7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2" draw:layer="layout" svg:width="0.001cm" svg:height="10cm" draw:transform="rotate (1.5707963267949) translate (18.9cm 2.0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2" draw:layer="layout" svg:width="0.001cm" svg:height="10cm" draw:transform="rotate (1.5707963267949) translate (18.9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25" draw:text-style-name="P3" draw:layer="layout" svg:x1="1.5cm" svg:y1="10.471cm" svg:x2="1.5cm" svg:y2="2.471cm">
            <text:p text:style-name="P3"><text:span text:style-name="T7"><text:measure text:kind="gap"/></text:span><text:span text:style-name="T7"><text:measure text:kind="value">4.0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  <draw:measure draw:style-name="gr125" draw:text-style-name="P3" draw:layer="layout" svg:x1="1.5cm" svg:y1="18.871cm" svg:x2="1.5cm" svg:y2="10.871cm">
            <text:p text:style-name="P3"><text:span text:style-name="T7"><text:measure text:kind="gap"/></text:span><text:span text:style-name="T7"><text:measure text:kind="value">4.0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</draw:g>
      </draw:page>
      <draw:page draw:name="page7" draw:style-name="dp1" draw:master-page-name="Default">
        <draw:g>
          <draw:g>
            <draw:line draw:style-name="gr163" draw:text-style-name="P25" draw:layer="layout" svg:x1="8.1cm" svg:y1="7.671cm" svg:x2="8.1cm" svg:y2="8.071cm">
              <text:p/>
            </draw:line>
            <draw:line draw:style-name="gr163" draw:text-style-name="P25" draw:layer="layout" svg:x1="8.1cm" svg:y1="13.671cm" svg:x2="8.1cm" svg:y2="14.071cm">
              <text:p/>
            </draw:line>
            <draw:line draw:style-name="gr163" draw:text-style-name="P25" draw:layer="layout" svg:x1="17.7cm" svg:y1="13.671cm" svg:x2="17.7cm" svg:y2="14.071cm">
              <text:p/>
            </draw:line>
            <draw:line draw:style-name="gr163" draw:text-style-name="P25" draw:layer="layout" svg:x1="22.5cm" svg:y1="13.671cm" svg:x2="22.5cm" svg:y2="14.071cm">
              <text:p/>
            </draw:line>
          </draw:g>
          <draw:g>
            <draw:custom-shape draw:style-name="gr164" draw:text-style-name="P43" draw:layer="layout" svg:width="4cm" svg:height="8cm" draw:transform="rotate (-1.5707963267949) translate (17.699cm 4.07cm)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65" draw:text-style-name="P43" draw:layer="layout" svg:width="8cm" svg:height="4cm" draw:transform="rotate (-3.14159265358979) translate (9.699cm 8.07cm)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66" draw:text-style-name="P43" draw:layer="layout" svg:width="2.399cm" svg:height="4.799cm" draw:transform="rotate (-1.5707963267949) translate (30.499cm 12.058cm)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67" draw:text-style-name="P44" draw:layer="layout" svg:width="10.8cm" svg:height="16.001cm" draw:transform="rotate (1.5707963267949) translate (2.1cm 18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8" draw:text-style-name="P44" draw:layer="layout" svg:width="5.6cm" svg:height="7.6cm" draw:transform="rotate (1.5707963267949) translate (18.1cm 18.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44" draw:layer="layout" svg:width="4.4cm" svg:height="4.399cm" draw:transform="rotate (1.5707963267949) translate (25.7cm 18.8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70" draw:text-style-name="P44" draw:layer="layout" svg:width="1.199cm" svg:height="6cm" draw:transform="rotate (1.5707963267949) translate (19.7cm 13.25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71" draw:text-style-name="P44" draw:layer="layout" svg:width="4cm" svg:height="1.6cm" draw:transform="rotate (1.5707963267949) translate (18.1cm 13.27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72" draw:text-style-name="P43" draw:layer="layout" svg:width="0.8cm" svg:height="1.6cm" draw:transform="rotate (-1.5707963267949) translate (19.7cm 8.471cm)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173" draw:text-style-name="P45" draw:layer="layout" svg:width="9.6cm" svg:height="0.4cm" svg:x="19.3cm" svg:y="18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4" draw:text-style-name="P45" draw:layer="layout" svg:width="16cm" svg:height="0.4cm" svg:x="2.9cm" svg:y="18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5" draw:text-style-name="P25" draw:layer="layout" svg:x1="17.7cm" svg:y1="13.271cm" svg:x2="17.7cm" svg:y2="8.871cm">
              <text:p/>
            </draw:line>
            <draw:custom-shape draw:style-name="gr176" draw:text-style-name="P46" draw:layer="layout" svg:width="4cm" svg:height="0.8cm" draw:transform="rotate (1.5707963267949) translate (18.1cm 13.27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line draw:style-name="gr177" draw:text-style-name="P25" draw:layer="layout" svg:x1="3.3cm" svg:y1="13.271cm" svg:x2="18.5cm" svg:y2="13.271cm">
              <text:p/>
            </draw:line>
            <draw:line draw:style-name="gr178" draw:text-style-name="P25" draw:layer="layout" svg:x1="18.9cm" svg:y1="13.271cm" svg:x2="26.5cm" svg:y2="13.271cm">
              <text:p/>
            </draw:line>
            <draw:custom-shape draw:style-name="gr179" draw:text-style-name="P47" draw:layer="layout" svg:width="29.6cm" svg:height="2cm" svg:x="1.3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0" draw:text-style-name="P46" draw:layer="layout" svg:width="4.4cm" svg:height="0.8cm" draw:transform="rotate (1.5707963267949) translate (29.3cm 18.87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line draw:style-name="gr142" draw:text-style-name="P25" draw:layer="layout" svg:x1="19.7cm" svg:y1="8.871cm" svg:x2="20.1cm" svg:y2="8.471cm">
              <text:p/>
            </draw:line>
            <draw:custom-shape draw:style-name="gr181" draw:text-style-name="P46" draw:layer="layout" svg:width="10.4cm" svg:height="0.8cm" draw:transform="rotate (1.5707963267949) translate (2.1cm 18.87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82" draw:text-style-name="P46" draw:layer="layout" svg:width="0.8cm" svg:height="7.6cm" draw:transform="rotate (1.5707963267949) translate (18.9cm 13.27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83" draw:text-style-name="P46" draw:layer="layout" svg:width="0.8cm" svg:height="15.2cm" draw:transform="rotate (1.5707963267949) translate (2.9cm 13.27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line draw:style-name="gr142" draw:text-style-name="P25" draw:layer="layout" svg:x1="25.3cm" svg:y1="10.871cm" svg:x2="19.7cm" svg:y2="10.871cm">
              <text:p/>
            </draw:line>
            <draw:line draw:style-name="gr142" draw:text-style-name="P25" draw:layer="layout" svg:x1="25.3cm" svg:y1="11.671cm" svg:x2="19.7cm" svg:y2="11.671cm">
              <text:p/>
            </draw:line>
            <draw:line draw:style-name="gr142" draw:text-style-name="P25" draw:layer="layout" svg:x1="25.3cm" svg:y1="11.271cm" svg:x2="19.7cm" svg:y2="11.271cm">
              <text:p/>
            </draw:line>
            <draw:line draw:style-name="gr142" draw:text-style-name="P25" draw:layer="layout" svg:x1="25.3cm" svg:y1="10.871cm" svg:x2="25.3cm" svg:y2="12.071cm">
              <text:p/>
            </draw:line>
            <draw:line draw:style-name="gr184" draw:text-style-name="P25" draw:layer="layout" svg:x1="20.5cm" svg:y1="8.471cm" svg:x2="17.7cm" svg:y2="8.071cm">
              <text:p/>
            </draw:line>
            <draw:line draw:style-name="gr142" draw:text-style-name="P25" draw:layer="layout" svg:x1="20.1cm" svg:y1="8.471cm" svg:x2="17.3cm" svg:y2="8.071cm">
              <text:p/>
            </draw:line>
            <draw:custom-shape draw:style-name="gr185" draw:text-style-name="P48" draw:layer="layout" svg:width="2.4cm" svg:height="0.4cm" svg:x="6.9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5" draw:text-style-name="P48" draw:layer="layout" svg:width="2.4cm" svg:height="0.4cm" svg:x="16.5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5" draw:text-style-name="P48" draw:layer="layout" svg:width="2.4cm" svg:height="0.4cm" svg:x="21.3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86" draw:text-style-name="P25" draw:layer="layout" svg:x1="4.9cm" svg:y1="7.271cm" svg:x2="14.5cm" svg:y2="7.271cm">
              <text:p/>
            </draw:line>
            <draw:measure draw:style-name="gr187" draw:text-style-name="P27" draw:layer="measurelines" svg:x1="2.1cm" svg:y1="8.471cm" svg:x2="2.1cm" svg:y2="4.471cm">
              <text:p text:style-name="P27"><text:span text:style-name="T7"><text:measure text:kind="gap"/></text:span><text:span text:style-name="T7"><text:measure text:kind="value">2.000</text:measure></text:span><text:span text:style-name="T7"> </text:span><text:span text:style-name="T7"><text:measure text:kind="unit">mm</text:measure></text:span><text:span text:style-name="T7"><text:measure text:kind="gap"/></text:span></text:p>
            </draw:measure>
            <draw:measure draw:style-name="gr188" draw:text-style-name="P27" draw:layer="layout" svg:x1="18cm" svg:y1="13.271cm" svg:x2="18cm" svg:y2="18.471cm">
              <text:p text:style-name="P27"><text:span text:style-name="T7"><text:measure text:kind="gap"/></text:span><text:span text:style-name="T7"><text:measure text:kind="value">2.600</text:measure></text:span><text:span text:style-name="T7"> </text:span><text:span text:style-name="T7"><text:measure text:kind="unit">mm</text:measure></text:span><text:span text:style-name="T7"><text:measure text:kind="gap"/></text:span></text:p>
            </draw:measure>
            <draw:line draw:style-name="gr189" draw:text-style-name="P25" draw:layer="layout" svg:x1="8.1cm" svg:y1="18.871cm" svg:x2="8.1cm" svg:y2="5.671cm">
              <text:p/>
            </draw:line>
            <draw:line draw:style-name="gr190" draw:text-style-name="P25" draw:layer="layout" svg:x1="3.3cm" svg:y1="8.071cm" svg:x2="9.7cm" svg:y2="4.871cm">
              <text:p/>
            </draw:line>
            <draw:measure draw:style-name="gr191" draw:text-style-name="P28" draw:layer="layout" svg:x1="9.7cm" svg:y1="4.871cm" svg:x2="18.5cm" svg:y2="9.271cm">
              <text:p text:style-name="P28"><text:span text:style-name="T1"><text:measure text:kind="gap"/></text:span><text:span text:style-name="T1"><text:measure text:kind="value">4.919,5</text:measure></text:span><text:span text:style-name="T1"> </text:span><text:span text:style-name="T1"><text:measure text:kind="unit">mm</text:measure></text:span><text:span text:style-name="T1"><text:measure text:kind="gap"/></text:span></text:p>
            </draw:measure>
            <draw:measure draw:style-name="gr192" draw:text-style-name="P27" draw:layer="layout" svg:x1="30.1cm" svg:y1="14.471cm" svg:x2="30.1cm" svg:y2="18.871cm">
              <text:p text:style-name="P27"><text:span text:style-name="T7"><text:measure text:kind="gap"/></text:span><text:span text:style-name="T7"><text:measure text:kind="value">2.200</text:measure></text:span><text:span text:style-name="T7"> </text:span><text:span text:style-name="T7"><text:measure text:kind="unit">mm</text:measure></text:span><text:span text:style-name="T7"><text:measure text:kind="gap"/></text:span></text:p>
            </draw:measure>
            <draw:line draw:style-name="gr190" draw:text-style-name="P25" draw:layer="layout" svg:x1="9.7cm" svg:y1="4.871cm" svg:x2="17.7cm" svg:y2="8.871cm">
              <text:p/>
            </draw:line>
            <draw:line draw:style-name="gr193" draw:text-style-name="P25" draw:layer="layout" svg:x1="2.1cm" svg:y1="8.071cm" svg:x2="10.1cm" svg:y2="4.071cm">
              <text:p/>
            </draw:line>
            <draw:line draw:style-name="gr189" draw:text-style-name="P25" draw:layer="layout" svg:x1="17.7cm" svg:y1="18.871cm" svg:x2="17.7cm" svg:y2="13.271cm">
              <text:p/>
            </draw:line>
            <draw:line draw:style-name="gr193" draw:text-style-name="P25" draw:layer="layout" svg:x1="18.5cm" svg:y1="9.271cm" svg:x2="9.7cm" svg:y2="4.871cm">
              <text:p/>
            </draw:line>
            <draw:measure draw:style-name="gr194" draw:text-style-name="P27" draw:layer="layout" svg:x1="2.5cm" svg:y1="18.871cm" svg:x2="2.5cm" svg:y2="8.471cm">
              <text:p text:style-name="P27"><text:span text:style-name="T7"><text:measure text:kind="gap"/></text:span><text:span text:style-name="T7"><text:measure text:kind="value">5.200</text:measure></text:span><text:span text:style-name="T7"> </text:span><text:span text:style-name="T7"><text:measure text:kind="unit">mm</text:measure></text:span><text:span text:style-name="T7"><text:measure text:kind="gap"/></text:span></text:p>
            </draw:measure>
            <draw:line draw:style-name="gr193" draw:text-style-name="P25" draw:layer="layout" svg:x1="19.7cm" svg:y1="9.271cm" svg:x2="9.3cm" svg:y2="4.071cm">
              <text:p/>
            </draw:line>
            <draw:line draw:style-name="gr193" draw:text-style-name="P25" draw:layer="layout" svg:x1="2.5cm" svg:y1="8.471cm" svg:x2="9.7cm" svg:y2="4.871cm">
              <text:p/>
            </draw:line>
            <draw:measure draw:style-name="gr195" draw:text-style-name="P27" draw:layer="layout" svg:x1="11.374cm" svg:y1="12.471cm" svg:x2="11.374cm" svg:y2="7.271cm">
              <text:p text:style-name="P27"><text:span text:style-name="T7"><text:measure text:kind="gap"/></text:span><text:span text:style-name="T7"><text:measure text:kind="value">2.600</text:measure></text:span><text:span text:style-name="T7"> </text:span><text:span text:style-name="T7"><text:measure text:kind="unit">mm</text:measure></text:span><text:span text:style-name="T7"><text:measure text:kind="gap"/></text:span></text:p>
            </draw:measure>
            <draw:line draw:style-name="gr190" draw:text-style-name="P25" draw:layer="layout" svg:x1="26.5cm" svg:y1="13.271cm" svg:x2="28.9cm" svg:y2="14.471cm">
              <text:p/>
            </draw:line>
            <draw:line draw:style-name="gr193" draw:text-style-name="P25" draw:layer="layout" svg:x1="2.9cm" svg:y1="13.271cm" svg:x2="18.1cm" svg:y2="13.271cm">
              <text:p/>
            </draw:line>
            <draw:line draw:style-name="gr193" draw:text-style-name="P25" draw:layer="layout" svg:x1="2.9cm" svg:y1="12.471cm" svg:x2="18.1cm" svg:y2="12.471cm">
              <text:p/>
            </draw:line>
            <draw:measure draw:style-name="gr196" draw:text-style-name="P28" draw:layer="layout" svg:x1="2.5cm" svg:y1="8.471cm" svg:x2="9.7cm" svg:y2="4.871cm">
              <text:p text:style-name="P28"><text:span text:style-name="T1"><text:measure text:kind="gap"/></text:span><text:span text:style-name="T1"><text:measure text:kind="value">4.025</text:measure></text:span><text:span text:style-name="T1"> </text:span><text:span text:style-name="T1"><text:measure text:kind="unit">mm</text:measure></text:span><text:span text:style-name="T1"><text:measure text:kind="gap"/></text:span></text:p>
            </draw:measure>
            <draw:measure draw:style-name="gr196" draw:text-style-name="P28" draw:layer="layout" svg:x1="26.5cm" svg:y1="13.271cm" svg:x2="29.7cm" svg:y2="14.871cm">
              <text:p text:style-name="P28"><text:span text:style-name="T1"><text:measure text:kind="gap"/></text:span><text:span text:style-name="T1"><text:measure text:kind="value">1.789</text:measure></text:span><text:span text:style-name="T1"> </text:span><text:span text:style-name="T1"><text:measure text:kind="unit">mm</text:measure></text:span><text:span text:style-name="T1"><text:measure text:kind="gap"/></text:span></text:p>
            </draw:measure>
            <draw:measure draw:style-name="gr197" draw:text-style-name="P28" draw:layer="layout" svg:x1="18.5cm" svg:y1="9.271cm" svg:x2="26.5cm" svg:y2="13.271cm">
              <text:p text:style-name="P28"><text:span text:style-name="T1"><text:measure text:kind="gap"/></text:span><text:span text:style-name="T1"><text:measure text:kind="value">4.472</text:measure></text:span><text:span text:style-name="T1"> </text:span><text:span text:style-name="T1"><text:measure text:kind="unit">mm</text:measure></text:span><text:span text:style-name="T1"><text:measure text:kind="gap"/></text:span></text:p>
            </draw:measure>
            <draw:measure draw:style-name="gr198" draw:text-style-name="P4" draw:layer="layout" svg:x1="18.1cm" svg:y1="13.571cm" svg:x2="2.9cm" svg:y2="13.571cm">
              <text:p text:style-name="P4"><text:span text:style-name="T2"><text:measure text:kind="gap"/></text:span><text:span text:style-name="T2"><text:measure text:kind="value">7.6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line draw:style-name="gr193" draw:text-style-name="P25" draw:layer="layout" svg:x1="2.9cm" svg:y1="18.871cm" svg:x2="2.9cm" svg:y2="8.471cm">
              <text:p/>
            </draw:line>
            <draw:measure draw:style-name="gr199" draw:text-style-name="P4" draw:layer="layout" svg:x1="25.3cm" svg:y1="12.933cm" svg:x2="18.9cm" svg:y2="12.933cm">
              <text:p text:style-name="P4"><text:span text:style-name="T2"><text:measure text:kind="gap"/></text:span><text:span text:style-name="T2"><text:measure text:kind="value">3.2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line draw:style-name="gr193" draw:text-style-name="P25" draw:layer="layout" svg:x1="2.1cm" svg:y1="18.871cm" svg:x2="2.1cm" svg:y2="8.071cm">
              <text:p/>
            </draw:line>
            <draw:line draw:style-name="gr193" draw:text-style-name="P25" draw:layer="layout" svg:x1="18.1cm" svg:y1="13.271cm" svg:x2="18.1cm" svg:y2="9.271cm">
              <text:p/>
            </draw:line>
            <draw:line draw:style-name="gr193" draw:text-style-name="P25" draw:layer="layout" svg:x1="18.9cm" svg:y1="12.471cm" svg:x2="26.5cm" svg:y2="12.471cm">
              <text:p/>
            </draw:line>
            <draw:line draw:style-name="gr193" draw:text-style-name="P25" draw:layer="layout" svg:x1="30.1cm" svg:y1="18.871cm" svg:x2="30.1cm" svg:y2="14.471cm">
              <text:p/>
            </draw:line>
            <draw:line draw:style-name="gr193" draw:text-style-name="P25" draw:layer="layout" svg:x1="30.1cm" svg:y1="14.471cm" svg:x2="26.1cm" svg:y2="12.471cm">
              <text:p/>
            </draw:line>
            <draw:measure draw:style-name="gr200" draw:text-style-name="P27" draw:layer="layout" svg:x1="16.591cm" svg:y1="8.471cm" svg:x2="16.591cm" svg:y2="12.471cm">
              <text:p text:style-name="P27"><text:span text:style-name="T7"><text:measure text:kind="gap"/></text:span><text:span text:style-name="T7"><text:measure text:kind="value">2.000</text:measure></text:span><text:span text:style-name="T7"> </text:span><text:span text:style-name="T7"><text:measure text:kind="unit">mm</text:measure></text:span><text:span text:style-name="T7"><text:measure text:kind="gap"/></text:span></text:p>
            </draw:measure>
            <draw:measure draw:style-name="gr201" draw:text-style-name="P4" draw:layer="layout" svg:x1="29.7cm" svg:y1="14.071cm" svg:x2="26.5cm" svg:y2="14.071cm">
              <text:p text:style-name="P4"><text:span text:style-name="T2"><text:measure text:kind="gap"/></text:span><text:span text:style-name="T2"><text:measure text:kind="value">1.6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measure draw:style-name="gr202" draw:text-style-name="P27" draw:layer="layout" svg:x1="17.2cm" svg:y1="9.271cm" svg:x2="17.2cm" svg:y2="12.471cm">
              <text:p text:style-name="P27"><text:span text:style-name="T7"><text:measure text:kind="gap"/></text:span><text:span text:style-name="T7"><text:measure text:kind="value">1.600</text:measure></text:span><text:span text:style-name="T7"> </text:span><text:span text:style-name="T7"><text:measure text:kind="unit">mm</text:measure></text:span><text:span text:style-name="T7"><text:measure text:kind="gap"/></text:span></text:p>
            </draw:measure>
            <draw:measure draw:style-name="gr203" draw:text-style-name="P4" draw:layer="layout" svg:x1="17.7cm" svg:y1="18.871cm" svg:x2="8.1cm" svg:y2="18.871cm">
              <text:p text:style-name="P4"><text:span text:style-name="T2"><text:measure text:kind="gap"/></text:span><text:span text:style-name="T2"><text:measure text:kind="value">4.8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measure draw:style-name="gr204" draw:text-style-name="P4" draw:layer="layout" svg:x1="28.9cm" svg:y1="18.871cm" svg:x2="22.5cm" svg:y2="18.871cm">
              <text:p text:style-name="P4"><text:span text:style-name="T2"><text:measure text:kind="gap"/></text:span><text:span text:style-name="T2"><text:measure text:kind="value">3.2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measure draw:style-name="gr205" draw:text-style-name="P28" draw:layer="layout" svg:x1="30.1cm" svg:y1="20.397cm" svg:x2="2.1cm" svg:y2="20.397cm">
              <text:p text:style-name="P28"><text:span text:style-name="T1"><text:measure text:kind="gap"/></text:span><text:span text:style-name="T1"><text:measure text:kind="value">14.000</text:measure></text:span><text:span text:style-name="T1"> </text:span><text:span text:style-name="T1"><text:measure text:kind="unit">mm</text:measure></text:span><text:span text:style-name="T1"><text:measure text:kind="gap"/></text:span></text:p>
            </draw:measure>
            <draw:line draw:style-name="gr193" draw:text-style-name="P25" draw:layer="layout" svg:x1="18.9cm" svg:y1="12.871cm" svg:x2="18.9cm" svg:y2="9.271cm">
              <text:p/>
            </draw:line>
            <draw:measure draw:style-name="gr206" draw:text-style-name="P4" draw:layer="layout" svg:x1="8.1cm" svg:y1="18.871cm" svg:x2="3.3cm" svg:y2="18.871cm">
  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line draw:style-name="gr193" draw:text-style-name="P25" draw:layer="layout" svg:x1="29.3cm" svg:y1="18.871cm" svg:x2="29.3cm" svg:y2="14.471cm">
              <text:p/>
            </draw:line>
            <draw:measure draw:style-name="gr207" draw:text-style-name="P4" draw:layer="layout" svg:x1="22.5cm" svg:y1="18.871cm" svg:x2="17.7cm" svg:y2="18.871cm">
  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line draw:style-name="gr184" draw:text-style-name="P25" draw:layer="layout" svg:x1="31.3cm" svg:y1="14.871cm" svg:x2="9.7cm" svg:y2="4.071cm">
              <text:p/>
            </draw:line>
            <draw:line draw:style-name="gr193" draw:text-style-name="P25" draw:layer="layout" svg:x1="14.1cm" svg:y1="6.071cm" svg:x2="10.9cm" svg:y2="4.471cm">
              <text:p/>
            </draw:line>
            <draw:line draw:style-name="gr193" draw:text-style-name="P25" draw:layer="layout" svg:x1="17.975cm" svg:y1="8.031cm" svg:x2="14.9cm" svg:y2="6.471cm">
              <text:p/>
            </draw:line>
            <draw:line draw:style-name="gr193" draw:text-style-name="P25" draw:layer="layout" svg:x1="29.3cm" svg:y1="13.671cm" svg:x2="26.1cm" svg:y2="12.071cm">
              <text:p/>
            </draw:line>
            <draw:line draw:style-name="gr184" draw:text-style-name="P25" draw:layer="layout" svg:x1="9.7cm" svg:y1="4.071cm" svg:x2="0.9cm" svg:y2="8.471cm">
              <text:p/>
            </draw:line>
            <draw:custom-shape draw:style-name="gr185" draw:text-style-name="P48" draw:layer="layout" svg:width="2.4cm" svg:height="0.4cm" svg:x="27.3cm" svg:y="18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5" draw:text-style-name="P25" draw:layer="layout" svg:x1="28.9cm" svg:y1="18.871cm" svg:x2="28.9cm" svg:y2="14.471cm">
              <text:p/>
            </draw:line>
            <draw:line draw:style-name="gr189" draw:text-style-name="P25" draw:layer="layout" svg:x1="22.5cm" svg:y1="18.871cm" svg:x2="22.5cm" svg:y2="13.271cm">
              <text:p/>
            </draw:line>
            <draw:line draw:style-name="gr193" draw:text-style-name="P25" draw:layer="layout" svg:x1="18.9cm" svg:y1="13.271cm" svg:x2="26.5cm" svg:y2="13.271cm">
              <text:p/>
            </draw:line>
            <draw:line draw:style-name="gr193" draw:text-style-name="P25" draw:layer="layout" svg:x1="29.7cm" svg:y1="14.871cm" svg:x2="26.5cm" svg:y2="13.271cm">
              <text:p/>
            </draw:line>
            <draw:measure draw:style-name="gr208" draw:text-style-name="P4" draw:layer="layout" svg:x1="26.5cm" svg:y1="13.571cm" svg:x2="18.9cm" svg:y2="13.571cm">
              <text:p text:style-name="P4"><text:span text:style-name="T2"><text:measure text:kind="gap"/></text:span><text:span text:style-name="T2"><text:measure text:kind="value">3.8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measure draw:style-name="gr209" draw:text-style-name="P4" draw:layer="layout" svg:x1="14.5cm" svg:y1="7.671cm" svg:x2="4.9cm" svg:y2="7.671cm">
              <text:p text:style-name="P4"><text:span text:style-name="T2"><text:measure text:kind="gap"/></text:span><text:span text:style-name="T2"><text:measure text:kind="value">4.8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measure draw:style-name="gr210" draw:text-style-name="P27" draw:layer="layout" svg:x1="17.7cm" svg:y1="18.871cm" svg:x2="17.7cm" svg:y2="8.471cm">
              <text:p text:style-name="P27"><text:span text:style-name="T7"><text:measure text:kind="gap"/></text:span><text:span text:style-name="T7"><text:measure text:kind="value">5.200</text:measure></text:span><text:span text:style-name="T7"> </text:span><text:span text:style-name="T7"><text:measure text:kind="unit">mm</text:measure></text:span><text:span text:style-name="T7"><text:measure text:kind="gap"/></text:span></text:p>
            </draw:measure>
            <draw:line draw:style-name="gr193" draw:text-style-name="P25" draw:layer="layout" svg:x1="19.7cm" svg:y1="12.471cm" svg:x2="19.7cm" svg:y2="9.271cm">
              <text:p/>
            </draw:line>
          </draw:g>
          <draw:custom-shape draw:style-name="gr211" draw:text-style-name="P49" draw:layer="layout" svg:width="30.8cm" svg:height="18.4cm" svg:x="0.5cm" svg:y="2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212" draw:text-style-name="P50" draw:layer="layout" svg:width="1.6cm" svg:height="1.6cm" draw:transform="rotate (-1.5707963267949) translate (12.9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13" draw:text-style-name="P19" draw:layer="layout" svg:width="1.6cm" svg:height="1.2cm" draw:transform="rotate (-1.5707963267949) translate (12.7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custom-shape draw:style-name="gr214" draw:text-style-name="P19" draw:layer="layout" svg:width="4cm" svg:height="1.2cm" draw:transform="rotate (-1.5707963267949) translate (20.1cm 14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14" draw:text-style-name="P19" draw:layer="layout" svg:width="4cm" svg:height="1.2cm" draw:transform="rotate (-1.5707963267949) translate (21.7cm 14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15" draw:text-style-name="P51" draw:layer="layout" svg:width="2cm" svg:height="4cm" svg:x="19.3cm" svg:y="14.471cm">
              <text:p/>
              <draw:enhanced-geometry svg:viewBox="0 0 21600 21600" draw:type="rectangle" draw:enhanced-path="M 0 0 L 21600 0 21600 21600 0 21600 0 0 Z N"/>
            </draw:custom-shape>
            <draw:custom-shape draw:style-name="gr216" draw:text-style-name="P19" draw:layer="layout" svg:width="1.2cm" svg:height="1.2cm" draw:transform="rotate (-1.5707963267949) translate (20.9cm 14.8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16" draw:text-style-name="P19" draw:layer="layout" svg:width="1.2cm" svg:height="1.2cm" draw:transform="rotate (-1.5707963267949) translate (20.9cm 16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measure draw:style-name="gr217" draw:text-style-name="P4" draw:layer="layout" svg:x1="13.7cm" svg:y1="17.271cm" svg:x2="8.9cm" svg:y2="17.271cm">
  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measure draw:style-name="gr218" draw:text-style-name="P4" draw:layer="layout" svg:x1="30.1cm" svg:y1="17.271cm" svg:x2="28.1cm" svg:y2="17.271cm">
              <text:p text:style-name="P4"><text:span text:style-name="T2"><text:measure text:kind="gap"/></text:span><text:span text:style-name="T2"><text:measure text:kind="value">1.0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g>
              <draw:custom-shape draw:style-name="gr212" draw:text-style-name="P50" draw:layer="layout" svg:width="1.6cm" svg:height="1.6cm" draw:transform="rotate (-1.5707963267949) translate (9.7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13" draw:text-style-name="P19" draw:layer="layout" svg:width="1.6cm" svg:height="1.2cm" draw:transform="rotate (-1.5707963267949) translate (9.5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g>
              <draw:custom-shape draw:style-name="gr212" draw:text-style-name="P50" draw:layer="layout" svg:width="1.6cm" svg:height="1.6cm" draw:transform="rotate (-1.5707963267949) translate (11.3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13" draw:text-style-name="P19" draw:layer="layout" svg:width="1.6cm" svg:height="1.2cm" draw:transform="rotate (-1.5707963267949) translate (11.1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g>
              <draw:custom-shape draw:style-name="gr212" draw:text-style-name="P50" draw:layer="layout" svg:width="1.6cm" svg:height="1.6cm" draw:transform="rotate (-1.5707963267949) translate (14.5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13" draw:text-style-name="P19" draw:layer="layout" svg:width="1.6cm" svg:height="1.2cm" draw:transform="rotate (-1.5707963267949) translate (14.3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g>
              <draw:custom-shape draw:style-name="gr212" draw:text-style-name="P50" draw:layer="layout" svg:width="1.6cm" svg:height="1.6cm" draw:transform="rotate (-1.5707963267949) translate (16.1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13" draw:text-style-name="P19" draw:layer="layout" svg:width="1.6cm" svg:height="1.2cm" draw:transform="rotate (-1.5707963267949) translate (15.9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g>
              <draw:custom-shape draw:style-name="gr212" draw:text-style-name="P50" draw:layer="layout" svg:width="1.6cm" svg:height="1.6cm" draw:transform="rotate (-1.5707963267949) translate (17.7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13" draw:text-style-name="P19" draw:layer="layout" svg:width="1.6cm" svg:height="1.2cm" draw:transform="rotate (-1.5707963267949) translate (17.5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g>
              <draw:custom-shape draw:style-name="gr212" draw:text-style-name="P50" draw:layer="layout" svg:width="1.6cm" svg:height="1.6cm" draw:transform="rotate (-1.5707963267949) translate (4.5cm 8.8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13" draw:text-style-name="P19" draw:layer="layout" svg:width="1.6cm" svg:height="1.2cm" draw:transform="rotate (-1.5707963267949) translate (4.3cm 8.8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g>
              <draw:custom-shape draw:style-name="gr212" draw:text-style-name="P50" draw:layer="layout" svg:width="1.6cm" svg:height="1.6cm" draw:transform="rotate (-1.5707963267949) translate (15.7cm 8.8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13" draw:text-style-name="P19" draw:layer="layout" svg:width="1.6cm" svg:height="1.2cm" draw:transform="rotate (-1.5707963267949) translate (15.5cm 8.8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g>
              <draw:custom-shape draw:style-name="gr212" draw:text-style-name="P50" draw:layer="layout" svg:width="1.6cm" svg:height="1.6cm" draw:transform="rotate (-1.5707963267949) translate (7.7cm 8.8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13" draw:text-style-name="P19" draw:layer="layout" svg:width="1.6cm" svg:height="1.2cm" draw:transform="rotate (-1.5707963267949) translate (7.5cm 8.8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g>
              <draw:custom-shape draw:style-name="gr212" draw:text-style-name="P50" draw:layer="layout" svg:width="1.6cm" svg:height="1.6cm" draw:transform="rotate (-1.5707963267949) translate (10.9cm 8.8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13" draw:text-style-name="P19" draw:layer="layout" svg:width="1.6cm" svg:height="1.2cm" draw:transform="rotate (-1.5707963267949) translate (10.7cm 8.8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g>
              <draw:custom-shape draw:style-name="gr212" draw:text-style-name="P50" draw:layer="layout" svg:width="1.6cm" svg:height="1.6cm" draw:transform="rotate (-1.5707963267949) translate (14.1cm 8.8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13" draw:text-style-name="P19" draw:layer="layout" svg:width="1.6cm" svg:height="1.2cm" draw:transform="rotate (-1.5707963267949) translate (13.9cm 8.8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g>
              <draw:custom-shape draw:style-name="gr212" draw:text-style-name="P50" draw:layer="layout" svg:width="1.6cm" svg:height="1.6cm" draw:transform="rotate (-1.5707963267949) translate (27.3cm 15.2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19" draw:text-style-name="P19" draw:layer="layout" svg:width="2.8cm" svg:height="1.2cm" draw:transform="rotate (-1.5707963267949) translate (27.1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g>
              <draw:custom-shape draw:style-name="gr212" draw:text-style-name="P50" draw:layer="layout" svg:width="1.6cm" svg:height="1.6cm" draw:transform="rotate (-1.5707963267949) translate (25.7cm 15.2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19" draw:text-style-name="P19" draw:layer="layout" svg:width="2.8cm" svg:height="1.2cm" draw:transform="rotate (-1.5707963267949) translate (25.5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g>
              <draw:custom-shape draw:style-name="gr212" draw:text-style-name="P50" draw:layer="layout" svg:width="1.6cm" svg:height="1.6cm" draw:transform="rotate (-1.5707963267949) translate (24.1cm 15.2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19" draw:text-style-name="P19" draw:layer="layout" svg:width="2.8cm" svg:height="1.2cm" draw:transform="rotate (-1.5707963267949) translate (23.9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g>
              <draw:custom-shape draw:style-name="gr212" draw:text-style-name="P50" draw:layer="layout" svg:width="1.6cm" svg:height="1.6cm" draw:transform="rotate (-1.5707963267949) translate (6.1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13" draw:text-style-name="P19" draw:layer="layout" svg:width="1.6cm" svg:height="1.2cm" draw:transform="rotate (-1.5707963267949) translate (5.9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measure draw:style-name="gr220" draw:text-style-name="P4" draw:layer="layout" svg:x1="23.3cm" svg:y1="17.271cm" svg:x2="18.5cm" svg:y2="17.271cm">
  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measure draw:style-name="gr221" draw:text-style-name="P4" draw:layer="layout" svg:x1="18.5cm" svg:y1="17.271cm" svg:x2="13.7cm" svg:y2="17.271cm">
  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measure draw:style-name="gr222" draw:text-style-name="P4" draw:layer="layout" svg:x1="8.9cm" svg:y1="17.271cm" svg:x2="4.1cm" svg:y2="17.271cm">
  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measure draw:style-name="gr223" draw:text-style-name="P4" draw:layer="layout" svg:x1="4.1cm" svg:y1="17.271cm" svg:x2="2.1cm" svg:y2="17.271cm">
              <text:p text:style-name="P4"><text:span text:style-name="T2"><text:measure text:kind="gap"/></text:span><text:span text:style-name="T2"><text:measure text:kind="value">1.0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measure draw:style-name="gr224" draw:text-style-name="P4" draw:layer="layout" svg:x1="28.1cm" svg:y1="17.271cm" svg:x2="23.3cm" svg:y2="17.271cm">
  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</draw:g>
        </draw:g>
        <draw:frame draw:style-name="gr225" draw:text-style-name="P10" draw:layer="layout" svg:width="0.502cm" svg:height="1.187cm" svg:x="17.5cm" svg:y="14.071cm">
          <draw:text-box>
            <text:p/>
          </draw:text-box>
        </draw:frame>
        <draw:frame draw:style-name="gr150" draw:text-style-name="P40" draw:layer="layout" svg:width="4.38cm" svg:height="2.385cm" svg:x="26.12cm" svg:y="3.671cm">
          <draw:text-box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  <draw:custom-shape draw:style-name="gr88" draw:text-style-name="P32" draw:layer="layout" svg:width="2cm" svg:height="2cm" svg:x="23.7cm" svg:y="3.671cm">
          <text:p text:style-name="P11"><text:span text:style-name="T8"><text:line-break/></text:span><text:span text:style-name="T8">N Z</text:span></text:p>
          <text:p text:style-name="P11"><text:span text:style-name="T8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6" draw:text-style-name="P33" draw:layer="layout" svg:width="8.8cm" svg:height="1.6cm" svg:x="2.9cm" svg:y="1.271cm">
          <draw:text-box>
            <text:p>Gevel Westzijde</text:p>
          </draw:text-box>
        </draw:frame>
      </draw:page>
      <draw:page draw:name="page8" draw:style-name="dp1" draw:master-page-name="Default">
        <draw:custom-shape draw:style-name="gr173" draw:text-style-name="P45" draw:layer="layout" svg:width="9.6cm" svg:height="0.4cm" svg:x="19.3cm" svg:y="18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45" draw:layer="layout" svg:width="16cm" svg:height="0.4cm" svg:x="2.9cm" svg:y="18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47" draw:layer="layout" svg:width="29.6cm" svg:height="2cm" svg:x="1.3cm" svg:y="18.87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g>
          <draw:g>
            <draw:line draw:style-name="gr175" draw:text-style-name="P25" draw:layer="layout" svg:x1="17.3cm" svg:y1="13.271cm" svg:x2="17.3cm" svg:y2="8.871cm">
              <text:p/>
            </draw:line>
            <draw:measure draw:style-name="gr227" draw:text-style-name="P27" draw:layer="measurelines" svg:x1="2.1cm" svg:y1="8.471cm" svg:x2="2.1cm" svg:y2="4.471cm">
              <text:p text:style-name="P27"><text:span text:style-name="T7"><text:measure text:kind="gap"/></text:span><text:span text:style-name="T7"><text:measure text:kind="value">2.000</text:measure></text:span><text:span text:style-name="T7"> </text:span><text:span text:style-name="T7"><text:measure text:kind="unit">mm</text:measure></text:span><text:span text:style-name="T7"><text:measure text:kind="gap"/></text:span></text:p>
            </draw:measure>
            <draw:polygon draw:style-name="gr228" draw:text-style-name="P52" draw:layer="layout" svg:width="0.299cm" svg:height="13.499cm" svg:x="7.8cm" svg:y="5.671cm" svg:viewBox="0 0 300 13500" draw:points="300,13500 0,13500 0,0 300,0">
              <text:p/>
            </draw:polygon>
            <draw:measure draw:style-name="gr191" draw:text-style-name="P28" draw:layer="layout" svg:x1="9.3cm" svg:y1="4.573cm" svg:x2="18.1cm" svg:y2="8.973cm">
              <text:p text:style-name="P28"><text:span text:style-name="T1"><text:measure text:kind="gap"/></text:span><text:span text:style-name="T1"><text:measure text:kind="value">4.919,5</text:measure></text:span><text:span text:style-name="T1"> </text:span><text:span text:style-name="T1"><text:measure text:kind="unit">mm</text:measure></text:span><text:span text:style-name="T1"><text:measure text:kind="gap"/></text:span></text:p>
            </draw:measure>
            <draw:measure draw:style-name="gr229" draw:text-style-name="P27" draw:layer="layout" svg:x1="30.1cm" svg:y1="14.471cm" svg:x2="30.1cm" svg:y2="18.871cm">
              <text:p text:style-name="P27"><text:span text:style-name="T7"><text:measure text:kind="gap"/></text:span><text:span text:style-name="T7"><text:measure text:kind="value">2.200</text:measure></text:span><text:span text:style-name="T7"> </text:span><text:span text:style-name="T7"><text:measure text:kind="unit">mm</text:measure></text:span><text:span text:style-name="T7"><text:measure text:kind="gap"/></text:span></text:p>
            </draw:measure>
            <draw:polygon draw:style-name="gr228" draw:text-style-name="P52" draw:layer="layout" svg:width="0.299cm" svg:height="5.899cm" svg:x="17.3cm" svg:y="13.271cm" svg:viewBox="0 0 300 5900" draw:points="300,5900 0,5900 0,0 300,0">
              <text:p/>
            </draw:polygon>
            <draw:measure draw:style-name="gr230" draw:text-style-name="P27" draw:layer="layout" svg:x1="2.5cm" svg:y1="18.871cm" svg:x2="2.5cm" svg:y2="8.471cm">
              <text:p text:style-name="P27"><text:span text:style-name="T7"><text:measure text:kind="gap"/></text:span><text:span text:style-name="T7"><text:measure text:kind="value">5.200</text:measure></text:span><text:span text:style-name="T7"> </text:span><text:span text:style-name="T7"><text:measure text:kind="unit">mm</text:measure></text:span><text:span text:style-name="T7"><text:measure text:kind="gap"/></text:span></text:p>
            </draw:measure>
            <draw:polygon draw:style-name="gr231" draw:text-style-name="P52" draw:layer="layout" svg:width="3.204cm" svg:height="2.004cm" svg:x="26.096cm" svg:y="12.871cm" svg:viewBox="0 0 3205 2005" draw:points="0,537 268,0 3205,1468 2937,2005">
              <text:p/>
            </draw:polygon>
            <draw:measure draw:style-name="gr196" draw:text-style-name="P28" draw:layer="layout" svg:x1="2.1cm" svg:y1="8.16cm" svg:x2="9.3cm" svg:y2="4.56cm">
              <text:p text:style-name="P28"><text:span text:style-name="T1"><text:measure text:kind="gap"/></text:span><text:span text:style-name="T1"><text:measure text:kind="value">4.025</text:measure></text:span><text:span text:style-name="T1"> </text:span><text:span text:style-name="T1"><text:measure text:kind="unit">mm</text:measure></text:span><text:span text:style-name="T1"><text:measure text:kind="gap"/></text:span></text:p>
            </draw:measure>
            <draw:measure draw:style-name="gr196" draw:text-style-name="P28" draw:layer="layout" svg:x1="26.055cm" svg:y1="12.96cm" svg:x2="29.255cm" svg:y2="14.56cm">
              <text:p text:style-name="P28"><text:span text:style-name="T1"><text:measure text:kind="gap"/></text:span><text:span text:style-name="T1"><text:measure text:kind="value">1.789</text:measure></text:span><text:span text:style-name="T1"> </text:span><text:span text:style-name="T1"><text:measure text:kind="unit">mm</text:measure></text:span><text:span text:style-name="T1"><text:measure text:kind="gap"/></text:span></text:p>
            </draw:measure>
            <draw:measure draw:style-name="gr197" draw:text-style-name="P28" draw:layer="layout" svg:x1="18.1cm" svg:y1="8.96cm" svg:x2="26.1cm" svg:y2="12.96cm">
              <text:p text:style-name="P28"><text:span text:style-name="T1"><text:measure text:kind="gap"/></text:span><text:span text:style-name="T1"><text:measure text:kind="value">4.472</text:measure></text:span><text:span text:style-name="T1"> </text:span><text:span text:style-name="T1"><text:measure text:kind="unit">mm</text:measure></text:span><text:span text:style-name="T1"><text:measure text:kind="gap"/></text:span></text:p>
            </draw:measure>
            <draw:measure draw:style-name="gr232" draw:text-style-name="P4" draw:layer="layout" svg:x1="18.1cm" svg:y1="13.571cm" svg:x2="2.9cm" svg:y2="13.571cm">
              <text:p text:style-name="P4"><text:span text:style-name="T2"><text:measure text:kind="gap"/></text:span><text:span text:style-name="T2"><text:measure text:kind="value">7.6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measure draw:style-name="gr233" draw:text-style-name="P4" draw:layer="layout" svg:x1="28.9cm" svg:y1="14.071cm" svg:x2="26.5cm" svg:y2="14.071cm">
              <text:p text:style-name="P4"><text:span text:style-name="T2"><text:measure text:kind="gap"/></text:span><text:span text:style-name="T2"><text:measure text:kind="value">1.2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measure draw:style-name="gr234" draw:text-style-name="P4" draw:layer="layout" svg:x1="17.7cm" svg:y1="18.871cm" svg:x2="8.1cm" svg:y2="18.871cm">
              <text:p text:style-name="P4"><text:span text:style-name="T2"><text:measure text:kind="gap"/></text:span><text:span text:style-name="T2"><text:measure text:kind="value">4.8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measure draw:style-name="gr235" draw:text-style-name="P4" draw:layer="layout" svg:x1="28.9cm" svg:y1="18.871cm" svg:x2="22.5cm" svg:y2="18.871cm">
              <text:p text:style-name="P4"><text:span text:style-name="T2"><text:measure text:kind="gap"/></text:span><text:span text:style-name="T2"><text:measure text:kind="value">3.2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measure draw:style-name="gr236" draw:text-style-name="P4" draw:layer="layout" svg:x1="22.5cm" svg:y1="18.871cm" svg:x2="17.7cm" svg:y2="18.871cm">
  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polygon draw:style-name="gr231" draw:text-style-name="P52" draw:layer="layout" svg:width="0.599cm" svg:height="4.999cm" svg:x="28.7cm" svg:y="14.271cm" svg:viewBox="0 0 600 5000" draw:points="600,5000 0,5000 0,0 600,0">
              <text:p/>
            </draw:polygon>
            <draw:polygon draw:style-name="gr228" draw:text-style-name="P52" draw:layer="layout" svg:width="0.299cm" svg:height="5.899cm" svg:x="22.1cm" svg:y="13.271cm" svg:viewBox="0 0 300 5900" draw:points="300,5900 0,5900 0,0 300,0">
              <text:p/>
            </draw:polygon>
            <draw:measure draw:style-name="gr237" draw:text-style-name="P4" draw:layer="layout" svg:x1="26.5cm" svg:y1="13.571cm" svg:x2="18.9cm" svg:y2="13.571cm">
              <text:p text:style-name="P4"><text:span text:style-name="T2"><text:measure text:kind="gap"/></text:span><text:span text:style-name="T2"><text:measure text:kind="value">3.8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measure draw:style-name="gr238" draw:text-style-name="P4" draw:layer="layout" svg:x1="14.1cm" svg:y1="7.471cm" svg:x2="4.5cm" svg:y2="7.471cm">
              <text:p text:style-name="P4"><text:span text:style-name="T2"><text:measure text:kind="gap"/></text:span><text:span text:style-name="T2"><text:measure text:kind="value">4.8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polygon draw:style-name="gr231" draw:text-style-name="P52" draw:layer="layout" svg:width="15.799cm" svg:height="0.599cm" svg:x="2.7cm" svg:y="13.071cm" svg:viewBox="0 0 15800 600" draw:points="0,600 0,0 15800,0 15800,600">
              <text:p/>
            </draw:polygon>
            <draw:polygon draw:style-name="gr231" draw:text-style-name="P52" draw:layer="layout" svg:width="10.199cm" svg:height="0.599cm" svg:x="4.3cm" svg:y="7.071cm" svg:viewBox="0 0 10200 600" draw:points="0,600 0,0 10200,0 10200,600">
              <text:p/>
            </draw:polygon>
            <draw:polygon draw:style-name="gr231" draw:text-style-name="P52" draw:layer="layout" svg:width="8.199cm" svg:height="0.599cm" svg:x="18.9cm" svg:y="13.071cm" svg:viewBox="0 0 8200 600" draw:points="0,600 0,0 8200,0 8200,600">
              <text:p/>
            </draw:polygon>
            <draw:polygon draw:style-name="gr231" draw:text-style-name="P52" draw:layer="layout" svg:width="8.804cm" svg:height="4.804cm" svg:x="8.896cm" svg:y="4.471cm" svg:viewBox="0 0 8805 4805" draw:points="0,537 268,0 8805,4268 8537,4805">
              <text:p/>
            </draw:polygon>
            <draw:polygon draw:style-name="gr231" draw:text-style-name="P52" draw:layer="layout" svg:width="7.204cm" svg:height="4.004cm" svg:x="2.5cm" svg:y="4.471cm" svg:viewBox="0 0 7205 4005" draw:points="268,4005 0,3468 6937,0 7205,537">
              <text:p/>
            </draw:polygon>
          </draw:g>
          <draw:custom-shape draw:style-name="gr211" draw:text-style-name="P49" draw:layer="layout" svg:width="30.8cm" svg:height="18.4cm" svg:x="0.5cm" svg:y="2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25" draw:text-style-name="P10" draw:layer="layout" svg:width="0.502cm" svg:height="1.187cm" svg:x="17.5cm" svg:y="14.071cm">
          <draw:text-box>
            <text:p/>
          </draw:text-box>
        </draw:frame>
        <draw:frame draw:style-name="gr150" draw:text-style-name="P40" draw:layer="layout" svg:width="4.38cm" svg:height="2.385cm" svg:x="26.12cm" svg:y="3.671cm">
          <draw:text-box>
            <text:p text:style-name="P42"><text:span text:style-name="T9">Arend Freije</text:span></text:p>
            <text:p text:style-name="P42"><text:span text:style-name="T9">afreije@inn.nl</text:span></text:p>
            <text:p text:style-name="P42"><text:span text:style-name="T9">06-87434979</text:span></text:p>
          </draw:text-box>
        </draw:frame>
        <draw:custom-shape draw:style-name="gr88" draw:text-style-name="P32" draw:layer="layout" svg:width="2cm" svg:height="2cm" svg:x="23.7cm" svg:y="3.671cm">
          <text:p text:style-name="P41"><text:span text:style-name="T8"><text:line-break/></text:span><text:span text:style-name="T8">N Z</text:span></text:p>
          <text:p text:style-name="P41"><text:span text:style-name="T8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6" draw:text-style-name="P33" draw:layer="layout" svg:width="8.8cm" svg:height="1.6cm" svg:x="2.9cm" svg:y="1.271cm">
          <draw:text-box>
            <text:p text:style-name="P53"><text:span text:style-name="T11">Spanten vanaf Westzijde</text:span></text:p>
          </draw:text-box>
        </draw:frame>
        <draw:measure draw:style-name="gr239" draw:text-style-name="P27" draw:layer="layout" svg:x1="3.3cm" svg:y1="18.471cm" svg:x2="3.3cm" svg:y2="13.271cm">
          <text:p text:style-name="P27"><text:span text:style-name="T7"><text:measure text:kind="gap"/></text:span><text:span text:style-name="T7"><text:measure text:kind="value">2.600</text:measure></text:span><text:span text:style-name="T7"> </text:span><text:span text:style-name="T7"><text:measure text:kind="unit">mm</text:measure></text:span><text:span text:style-name="T7"><text:measure text:kind="gap"/></text:span></text:p>
        </draw:measure>
        <draw:custom-shape draw:style-name="gr240" draw:text-style-name="P48" draw:layer="layout" svg:width="2cm" svg:height="0.4cm" svg:x="6.9cm" svg:y="18.8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48" draw:layer="layout" svg:width="2cm" svg:height="0.4cm" svg:x="16.5cm" svg:y="18.8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48" draw:layer="layout" svg:width="2cm" svg:height="0.4cm" svg:x="21.3cm" svg:y="18.8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48" draw:layer="layout" svg:width="2.4cm" svg:height="0.4cm" svg:x="27.3cm" svg:y="18.87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Default">
        <draw:g>
          <draw:g>
            <draw:line draw:style-name="gr163" draw:text-style-name="P25" draw:layer="layout" svg:x1="24.1cm" svg:y1="7.671cm" svg:x2="24.1cm" svg:y2="8.071cm">
              <text:p/>
            </draw:line>
            <draw:line draw:style-name="gr163" draw:text-style-name="P25" draw:layer="layout" svg:x1="9.7cm" svg:y1="13.671cm" svg:x2="9.7cm" svg:y2="14.071cm">
              <text:p/>
            </draw:line>
            <draw:line draw:style-name="gr163" draw:text-style-name="P25" draw:layer="layout" svg:x1="14.5cm" svg:y1="13.671cm" svg:x2="14.5cm" svg:y2="14.071cm">
              <text:p/>
            </draw:line>
            <draw:line draw:style-name="gr163" draw:text-style-name="P25" draw:layer="layout" svg:x1="24.1cm" svg:y1="13.671cm" svg:x2="24.1cm" svg:y2="14.071cm">
              <text:p/>
            </draw:line>
          </draw:g>
          <draw:g>
            <draw:custom-shape draw:style-name="gr167" draw:text-style-name="P44" draw:layer="layout" svg:width="10.8cm" svg:height="16.001cm" draw:transform="rotate (1.5707963267949) translate (14.091cm 18.8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4" draw:text-style-name="P43" draw:layer="layout" svg:width="4cm" svg:height="8cm" draw:transform="rotate (-1.5707963267949) translate (22.5cm 4.071cm)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65" draw:text-style-name="P43" draw:layer="layout" svg:width="8cm" svg:height="4cm" draw:transform="rotate (-3.14159265358979) translate (30.5cm 8.071cm)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66" draw:text-style-name="P43" draw:layer="layout" svg:width="2.399cm" svg:height="4.799cm" draw:transform="rotate (-1.5707963267949) translate (6.493cm 12.064cm)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68" draw:text-style-name="P44" draw:layer="layout" svg:width="5.6cm" svg:height="7.6cm" draw:transform="rotate (1.5707963267949) translate (6.499cm 18.8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9" draw:text-style-name="P44" draw:layer="layout" svg:width="4.4cm" svg:height="4.399cm" draw:transform="rotate (1.5707963267949) translate (2.093cm 18.87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70" draw:text-style-name="P44" draw:layer="layout" svg:width="1.199cm" svg:height="6cm" draw:transform="rotate (1.5707963267949) translate (6.499cm 13.257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71" draw:text-style-name="P44" draw:layer="layout" svg:width="4cm" svg:height="1.6cm" draw:transform="rotate (1.5707963267949) translate (12.499cm 13.27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72" draw:text-style-name="P43" draw:layer="layout" svg:width="0.8cm" svg:height="1.6cm" draw:transform="rotate (-1.5707963267949) translate (14.099cm 8.471cm)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line draw:style-name="gr175" draw:text-style-name="P25" draw:layer="layout" svg:x1="14.5cm" svg:y1="13.271cm" svg:x2="14.5cm" svg:y2="8.871cm">
              <text:p/>
            </draw:line>
            <draw:custom-shape draw:style-name="gr176" draw:text-style-name="P46" draw:layer="layout" svg:width="4cm" svg:height="0.8cm" draw:transform="rotate (1.5707963267949) translate (13.3cm 13.27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line draw:style-name="gr177" draw:text-style-name="P25" draw:layer="layout" svg:x1="28.9cm" svg:y1="13.271cm" svg:x2="13.7cm" svg:y2="13.271cm">
              <text:p/>
            </draw:line>
            <draw:line draw:style-name="gr178" draw:text-style-name="P25" draw:layer="layout" svg:x1="13.3cm" svg:y1="13.271cm" svg:x2="5.7cm" svg:y2="13.271cm">
              <text:p/>
            </draw:line>
            <draw:custom-shape draw:style-name="gr179" draw:text-style-name="P47" draw:layer="layout" svg:width="29.6cm" svg:height="2cm" svg:x="1.3cm" svg:y="18.87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73" draw:text-style-name="P45" draw:layer="layout" svg:width="9.6cm" svg:height="0.4cm" svg:x="3.3cm" svg:y="18.47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80" draw:text-style-name="P46" draw:layer="layout" svg:width="4.4cm" svg:height="0.8cm" draw:transform="rotate (1.5707963267949) translate (2.1cm 18.87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line draw:style-name="gr142" draw:text-style-name="P25" draw:layer="layout" svg:x1="12.5cm" svg:y1="8.871cm" svg:x2="12.1cm" svg:y2="8.471cm">
              <text:p/>
            </draw:line>
            <draw:custom-shape draw:style-name="gr181" draw:text-style-name="P46" draw:layer="layout" svg:width="10.4cm" svg:height="0.8cm" draw:transform="rotate (1.5707963267949) translate (29.3cm 18.87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82" draw:text-style-name="P46" draw:layer="layout" svg:width="0.8cm" svg:height="7.6cm" draw:transform="rotate (1.5707963267949) translate (5.7cm 13.27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83" draw:text-style-name="P46" draw:layer="layout" svg:width="0.8cm" svg:height="15.2cm" draw:transform="rotate (1.5707963267949) translate (14.1cm 13.27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line draw:style-name="gr142" draw:text-style-name="P25" draw:layer="layout" svg:x1="6.9cm" svg:y1="10.871cm" svg:x2="12.5cm" svg:y2="10.871cm">
              <text:p/>
            </draw:line>
            <draw:line draw:style-name="gr142" draw:text-style-name="P25" draw:layer="layout" svg:x1="6.9cm" svg:y1="11.671cm" svg:x2="12.5cm" svg:y2="11.671cm">
              <text:p/>
            </draw:line>
            <draw:line draw:style-name="gr142" draw:text-style-name="P25" draw:layer="layout" svg:x1="6.9cm" svg:y1="11.271cm" svg:x2="12.5cm" svg:y2="11.271cm">
              <text:p/>
            </draw:line>
            <draw:line draw:style-name="gr142" draw:text-style-name="P25" draw:layer="layout" svg:x1="6.9cm" svg:y1="10.871cm" svg:x2="6.9cm" svg:y2="12.071cm">
              <text:p/>
            </draw:line>
            <draw:line draw:style-name="gr184" draw:text-style-name="P25" draw:layer="layout" svg:x1="11.7cm" svg:y1="8.471cm" svg:x2="14.5cm" svg:y2="8.071cm">
              <text:p/>
            </draw:line>
            <draw:line draw:style-name="gr142" draw:text-style-name="P25" draw:layer="layout" svg:x1="12.1cm" svg:y1="8.471cm" svg:x2="14.9cm" svg:y2="8.071cm">
              <text:p/>
            </draw:line>
            <draw:custom-shape draw:style-name="gr185" draw:text-style-name="P48" draw:layer="layout" svg:width="2.4cm" svg:height="0.4cm" svg:x="22.9cm" svg:y="18.87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85" draw:text-style-name="P48" draw:layer="layout" svg:width="2.4cm" svg:height="0.4cm" svg:x="13.3cm" svg:y="18.87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85" draw:text-style-name="P48" draw:layer="layout" svg:width="2.4cm" svg:height="0.4cm" svg:x="8.5cm" svg:y="18.87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line draw:style-name="gr186" draw:text-style-name="P25" draw:layer="layout" svg:x1="27.3cm" svg:y1="7.271cm" svg:x2="17.7cm" svg:y2="7.271cm">
              <text:p/>
            </draw:line>
            <draw:custom-shape draw:style-name="gr174" draw:text-style-name="P45" draw:layer="layout" svg:width="16cm" svg:height="0.4cm" svg:x="13.3cm" svg:y="18.47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line draw:style-name="gr189" draw:text-style-name="P25" draw:layer="layout" svg:x1="24.1cm" svg:y1="18.871cm" svg:x2="24.1cm" svg:y2="5.671cm">
              <text:p/>
            </draw:line>
            <draw:line draw:style-name="gr190" draw:text-style-name="P25" draw:layer="layout" svg:x1="28.9cm" svg:y1="8.071cm" svg:x2="22.5cm" svg:y2="4.871cm">
              <text:p/>
            </draw:line>
            <draw:line draw:style-name="gr190" draw:text-style-name="P25" draw:layer="layout" svg:x1="22.5cm" svg:y1="4.871cm" svg:x2="14.5cm" svg:y2="8.871cm">
              <text:p/>
            </draw:line>
            <draw:line draw:style-name="gr193" draw:text-style-name="P25" draw:layer="layout" svg:x1="30.1cm" svg:y1="8.071cm" svg:x2="22.1cm" svg:y2="4.071cm">
              <text:p/>
            </draw:line>
            <draw:line draw:style-name="gr189" draw:text-style-name="P25" draw:layer="layout" svg:x1="14.5cm" svg:y1="18.871cm" svg:x2="14.5cm" svg:y2="13.271cm">
              <text:p/>
            </draw:line>
            <draw:line draw:style-name="gr193" draw:text-style-name="P25" draw:layer="layout" svg:x1="13.7cm" svg:y1="9.271cm" svg:x2="22.5cm" svg:y2="4.871cm">
              <text:p/>
            </draw:line>
            <draw:line draw:style-name="gr193" draw:text-style-name="P25" draw:layer="layout" svg:x1="12.5cm" svg:y1="9.271cm" svg:x2="22.9cm" svg:y2="4.071cm">
              <text:p/>
            </draw:line>
            <draw:line draw:style-name="gr193" draw:text-style-name="P25" draw:layer="layout" svg:x1="29.7cm" svg:y1="8.471cm" svg:x2="22.5cm" svg:y2="4.871cm">
              <text:p/>
            </draw:line>
            <draw:line draw:style-name="gr190" draw:text-style-name="P25" draw:layer="layout" svg:x1="5.7cm" svg:y1="13.271cm" svg:x2="3.3cm" svg:y2="14.471cm">
              <text:p/>
            </draw:line>
            <draw:line draw:style-name="gr193" draw:text-style-name="P25" draw:layer="layout" svg:x1="29.3cm" svg:y1="13.271cm" svg:x2="14.1cm" svg:y2="13.271cm">
              <text:p/>
            </draw:line>
            <draw:line draw:style-name="gr193" draw:text-style-name="P25" draw:layer="layout" svg:x1="29.3cm" svg:y1="12.471cm" svg:x2="14.1cm" svg:y2="12.471cm">
              <text:p/>
            </draw:line>
            <draw:line draw:style-name="gr193" draw:text-style-name="P25" draw:layer="layout" svg:x1="29.3cm" svg:y1="18.871cm" svg:x2="29.3cm" svg:y2="8.471cm">
              <text:p/>
            </draw:line>
            <draw:line draw:style-name="gr193" draw:text-style-name="P25" draw:layer="layout" svg:x1="30.1cm" svg:y1="18.871cm" svg:x2="30.1cm" svg:y2="8.071cm">
              <text:p/>
            </draw:line>
            <draw:line draw:style-name="gr193" draw:text-style-name="P25" draw:layer="layout" svg:x1="14.1cm" svg:y1="13.271cm" svg:x2="14.1cm" svg:y2="9.271cm">
              <text:p/>
            </draw:line>
            <draw:line draw:style-name="gr193" draw:text-style-name="P25" draw:layer="layout" svg:x1="13.3cm" svg:y1="12.471cm" svg:x2="5.7cm" svg:y2="12.471cm">
              <text:p/>
            </draw:line>
            <draw:line draw:style-name="gr193" draw:text-style-name="P25" draw:layer="layout" svg:x1="2.1cm" svg:y1="18.871cm" svg:x2="2.1cm" svg:y2="14.471cm">
              <text:p/>
            </draw:line>
            <draw:line draw:style-name="gr193" draw:text-style-name="P25" draw:layer="layout" svg:x1="2.1cm" svg:y1="14.471cm" svg:x2="6.1cm" svg:y2="12.471cm">
              <text:p/>
            </draw:line>
            <draw:measure draw:style-name="gr241" draw:text-style-name="P4" draw:layer="layout" svg:x1="14.5cm" svg:y1="18.871cm" svg:x2="24.1cm" svg:y2="18.871cm">
              <text:p text:style-name="P4"><text:span text:style-name="T2"><text:measure text:kind="gap"/></text:span><text:span text:style-name="T2"><text:measure text:kind="value">4.8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measure draw:style-name="gr205" draw:text-style-name="P28" draw:layer="layout" svg:x1="2.1cm" svg:y1="20.397cm" svg:x2="30.1cm" svg:y2="20.397cm">
              <text:p text:style-name="P28"><text:span text:style-name="T1"><text:measure text:kind="gap"/></text:span><text:span text:style-name="T1"><text:measure text:kind="value">14.000</text:measure></text:span><text:span text:style-name="T1"> </text:span><text:span text:style-name="T1"><text:measure text:kind="unit">mm</text:measure></text:span><text:span text:style-name="T1"><text:measure text:kind="gap"/></text:span></text:p>
            </draw:measure>
            <draw:line draw:style-name="gr193" draw:text-style-name="P25" draw:layer="layout" svg:x1="13.3cm" svg:y1="13.271cm" svg:x2="13.3cm" svg:y2="9.271cm">
              <text:p/>
            </draw:line>
            <draw:line draw:style-name="gr193" draw:text-style-name="P25" draw:layer="layout" svg:x1="2.9cm" svg:y1="18.871cm" svg:x2="2.9cm" svg:y2="14.471cm">
              <text:p/>
            </draw:line>
            <draw:line draw:style-name="gr184" draw:text-style-name="P25" draw:layer="layout" svg:x1="0.9cm" svg:y1="14.871cm" svg:x2="22.5cm" svg:y2="4.071cm">
              <text:p/>
            </draw:line>
            <draw:line draw:style-name="gr193" draw:text-style-name="P25" draw:layer="layout" svg:x1="18.1cm" svg:y1="6.071cm" svg:x2="21.3cm" svg:y2="4.471cm">
              <text:p/>
            </draw:line>
            <draw:line draw:style-name="gr193" draw:text-style-name="P25" draw:layer="layout" svg:x1="14.225cm" svg:y1="8.031cm" svg:x2="17.3cm" svg:y2="6.471cm">
              <text:p/>
            </draw:line>
            <draw:line draw:style-name="gr193" draw:text-style-name="P25" draw:layer="layout" svg:x1="2.9cm" svg:y1="13.671cm" svg:x2="6.1cm" svg:y2="12.071cm">
              <text:p/>
            </draw:line>
            <draw:line draw:style-name="gr184" draw:text-style-name="P25" draw:layer="layout" svg:x1="22.5cm" svg:y1="4.071cm" svg:x2="31.3cm" svg:y2="8.471cm">
              <text:p/>
            </draw:line>
            <draw:custom-shape draw:style-name="gr185" draw:text-style-name="P48" draw:layer="layout" svg:width="2.4cm" svg:height="0.4cm" svg:x="2.5cm" svg:y="18.87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line draw:style-name="gr175" draw:text-style-name="P25" draw:layer="layout" svg:x1="3.3cm" svg:y1="18.871cm" svg:x2="3.3cm" svg:y2="14.471cm">
              <text:p/>
            </draw:line>
            <draw:line draw:style-name="gr189" draw:text-style-name="P25" draw:layer="layout" svg:x1="9.7cm" svg:y1="18.871cm" svg:x2="9.7cm" svg:y2="13.271cm">
              <text:p/>
            </draw:line>
            <draw:line draw:style-name="gr193" draw:text-style-name="P25" draw:layer="layout" svg:x1="13.3cm" svg:y1="13.271cm" svg:x2="5.7cm" svg:y2="13.271cm">
              <text:p/>
            </draw:line>
            <draw:line draw:style-name="gr193" draw:text-style-name="P25" draw:layer="layout" svg:x1="2.5cm" svg:y1="14.871cm" svg:x2="5.7cm" svg:y2="13.271cm">
              <text:p/>
            </draw:line>
            <draw:line draw:style-name="gr193" draw:text-style-name="P25" draw:layer="layout" svg:x1="12.5cm" svg:y1="12.471cm" svg:x2="12.5cm" svg:y2="9.271cm">
              <text:p/>
            </draw:line>
          </draw:g>
          <draw:custom-shape draw:style-name="gr211" draw:text-style-name="P49" draw:layer="layout" svg:width="30.8cm" svg:height="18.4cm" svg:x="0.5cm" svg:y="2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212" draw:text-style-name="P50" draw:layer="layout" svg:width="1.6cm" svg:height="1.6cm" draw:transform="rotate (-1.5707963267949) translate (19.3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13" draw:text-style-name="P19" draw:layer="layout" svg:width="1.6cm" svg:height="1.2cm" draw:transform="rotate (-1.5707963267949) translate (19.1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g>
              <draw:custom-shape draw:style-name="gr212" draw:text-style-name="P50" draw:layer="layout" svg:width="1.6cm" svg:height="1.6cm" draw:transform="rotate (-1.5707963267949) translate (16.1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13" draw:text-style-name="P19" draw:layer="layout" svg:width="1.6cm" svg:height="1.2cm" draw:transform="rotate (-1.5707963267949) translate (15.9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g>
              <draw:custom-shape draw:style-name="gr212" draw:text-style-name="P50" draw:layer="layout" svg:width="1.6cm" svg:height="1.6cm" draw:transform="rotate (-1.5707963267949) translate (17.7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13" draw:text-style-name="P19" draw:layer="layout" svg:width="1.6cm" svg:height="1.2cm" draw:transform="rotate (-1.5707963267949) translate (17.5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g>
              <draw:custom-shape draw:style-name="gr212" draw:text-style-name="P50" draw:layer="layout" svg:width="1.6cm" svg:height="1.6cm" draw:transform="rotate (-1.5707963267949) translate (20.9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13" draw:text-style-name="P19" draw:layer="layout" svg:width="1.6cm" svg:height="1.2cm" draw:transform="rotate (-1.5707963267949) translate (20.7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g>
              <draw:custom-shape draw:style-name="gr212" draw:text-style-name="P50" draw:layer="layout" svg:width="1.6cm" svg:height="1.6cm" draw:transform="rotate (-1.5707963267949) translate (22.5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13" draw:text-style-name="P19" draw:layer="layout" svg:width="1.6cm" svg:height="1.2cm" draw:transform="rotate (-1.5707963267949) translate (22.3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g>
              <draw:custom-shape draw:style-name="gr212" draw:text-style-name="P50" draw:layer="layout" svg:width="1.6cm" svg:height="1.6cm" draw:transform="rotate (-1.5707963267949) translate (24.1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13" draw:text-style-name="P19" draw:layer="layout" svg:width="1.6cm" svg:height="1.2cm" draw:transform="rotate (-1.5707963267949) translate (23.9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g>
              <draw:custom-shape draw:style-name="gr212" draw:text-style-name="P50" draw:layer="layout" svg:width="1.6cm" svg:height="1.6cm" draw:transform="rotate (-1.5707963267949) translate (8.1cm 15.2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19" draw:text-style-name="P19" draw:layer="layout" svg:width="2.8cm" svg:height="1.2cm" draw:transform="rotate (-1.5707963267949) translate (7.9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g>
              <draw:custom-shape draw:style-name="gr212" draw:text-style-name="P50" draw:layer="layout" svg:width="1.6cm" svg:height="1.6cm" draw:transform="rotate (-1.5707963267949) translate (6.5cm 15.2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19" draw:text-style-name="P19" draw:layer="layout" svg:width="2.8cm" svg:height="1.2cm" draw:transform="rotate (-1.5707963267949) translate (6.3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g>
              <draw:custom-shape draw:style-name="gr212" draw:text-style-name="P50" draw:layer="layout" svg:width="1.6cm" svg:height="1.6cm" draw:transform="rotate (-1.5707963267949) translate (9.7cm 15.2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19" draw:text-style-name="P19" draw:layer="layout" svg:width="2.8cm" svg:height="1.2cm" draw:transform="rotate (-1.5707963267949) translate (9.5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g>
              <draw:custom-shape draw:style-name="gr212" draw:text-style-name="P50" draw:layer="layout" svg:width="1.6cm" svg:height="1.6cm" draw:transform="rotate (-1.5707963267949) translate (11.3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13" draw:text-style-name="P19" draw:layer="layout" svg:width="1.6cm" svg:height="1.2cm" draw:transform="rotate (-1.5707963267949) translate (11.1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g>
              <draw:custom-shape draw:style-name="gr212" draw:text-style-name="P50" draw:layer="layout" svg:width="1.6cm" svg:height="1.6cm" draw:transform="rotate (-1.5707963267949) translate (12.9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13" draw:text-style-name="P19" draw:layer="layout" svg:width="1.6cm" svg:height="1.2cm" draw:transform="rotate (-1.5707963267949) translate (12.7cm 14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custom-shape draw:style-name="gr214" draw:text-style-name="P19" draw:layer="layout" svg:width="4cm" svg:height="1.2cm" draw:transform="rotate (-1.5707963267949) translate (27.7cm 14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4" draw:text-style-name="P19" draw:layer="layout" svg:width="4cm" svg:height="1.2cm" draw:transform="rotate (-1.5707963267949) translate (26.1cm 14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5" draw:text-style-name="P51" draw:layer="layout" svg:width="2cm" svg:height="4cm" svg:x="25.3cm" svg:y="14.47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216" draw:text-style-name="P19" draw:layer="layout" svg:width="1.2cm" svg:height="1.2cm" draw:transform="rotate (-1.5707963267949) translate (26.9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6" draw:text-style-name="P19" draw:layer="layout" svg:width="1.2cm" svg:height="1.2cm" draw:transform="rotate (-1.5707963267949) translate (26.9cm 16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measure draw:style-name="gr242" draw:text-style-name="P4" draw:layer="layout" svg:x1="28.1cm" svg:y1="17.371cm" svg:x2="30.1cm" svg:y2="17.371cm">
              <text:p text:style-name="P4"><text:span text:style-name="T2"><text:measure text:kind="gap"/></text:span><text:span text:style-name="T2"><text:measure text:kind="value">1.0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measure draw:style-name="gr243" draw:text-style-name="P4" draw:layer="layout" svg:x1="4.1cm" svg:y1="17.371cm" svg:x2="8.9cm" svg:y2="17.371cm">
  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measure draw:style-name="gr244" draw:text-style-name="P4" draw:layer="layout" svg:x1="2.1cm" svg:y1="17.371cm" svg:x2="4.1cm" svg:y2="17.371cm">
              <text:p text:style-name="P4"><text:span text:style-name="T2"><text:measure text:kind="gap"/></text:span><text:span text:style-name="T2"><text:measure text:kind="value">1.0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g>
              <draw:custom-shape draw:style-name="gr212" draw:text-style-name="P50" draw:layer="layout" svg:width="1.6cm" svg:height="1.6cm" draw:transform="rotate (-1.5707963267949) translate (22.5cm 8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13" draw:text-style-name="P19" draw:layer="layout" svg:width="1.6cm" svg:height="1.2cm" draw:transform="rotate (-1.5707963267949) translate (22.3cm 8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g>
              <draw:custom-shape draw:style-name="gr212" draw:text-style-name="P50" draw:layer="layout" svg:width="1.6cm" svg:height="1.6cm" draw:transform="rotate (-1.5707963267949) translate (25.7cm 8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13" draw:text-style-name="P19" draw:layer="layout" svg:width="1.6cm" svg:height="1.2cm" draw:transform="rotate (-1.5707963267949) translate (25.5cm 8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g>
              <draw:custom-shape draw:style-name="gr212" draw:text-style-name="P50" draw:layer="layout" svg:width="1.6cm" svg:height="1.6cm" draw:transform="rotate (-1.5707963267949) translate (28.9cm 8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13" draw:text-style-name="P19" draw:layer="layout" svg:width="1.6cm" svg:height="1.2cm" draw:transform="rotate (-1.5707963267949) translate (28.7cm 8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g>
              <draw:custom-shape draw:style-name="gr212" draw:text-style-name="P50" draw:layer="layout" svg:width="1.6cm" svg:height="1.6cm" draw:transform="rotate (-1.5707963267949) translate (19.3cm 8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13" draw:text-style-name="P19" draw:layer="layout" svg:width="1.6cm" svg:height="1.2cm" draw:transform="rotate (-1.5707963267949) translate (19.1cm 8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g>
              <draw:custom-shape draw:style-name="gr212" draw:text-style-name="P50" draw:layer="layout" svg:width="1.6cm" svg:height="1.6cm" draw:transform="rotate (-1.5707963267949) translate (17.7cm 8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13" draw:text-style-name="P19" draw:layer="layout" svg:width="1.6cm" svg:height="1.2cm" draw:transform="rotate (-1.5707963267949) translate (17.5cm 8.47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measure draw:style-name="gr245" draw:text-style-name="P4" draw:layer="layout" svg:x1="8.9cm" svg:y1="17.371cm" svg:x2="13.7cm" svg:y2="17.371cm">
  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measure draw:style-name="gr246" draw:text-style-name="P4" draw:layer="layout" svg:x1="13.7cm" svg:y1="17.371cm" svg:x2="18.5cm" svg:y2="17.371cm">
  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measure draw:style-name="gr247" draw:text-style-name="P4" draw:layer="layout" svg:x1="18.5cm" svg:y1="17.371cm" svg:x2="23.3cm" svg:y2="17.371cm">
  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measure draw:style-name="gr248" draw:text-style-name="P4" draw:layer="layout" svg:x1="23.3cm" svg:y1="17.371cm" svg:x2="28.1cm" svg:y2="17.371cm">
  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</draw:g>
        </draw:g>
        <draw:frame draw:style-name="gr225" draw:text-style-name="P10" draw:layer="layout" svg:width="0.502cm" svg:height="1.187cm" svg:x="17.5cm" svg:y="14.071cm">
          <draw:text-box>
            <text:p/>
          </draw:text-box>
        </draw:frame>
        <draw:frame draw:style-name="gr150" draw:text-style-name="P40" draw:layer="layout" svg:width="4.38cm" svg:height="2.385cm" svg:x="0.9cm" svg:y="3.671cm">
          <draw:text-box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  <draw:custom-shape draw:style-name="gr88" draw:text-style-name="P32" draw:layer="layout" svg:width="2cm" svg:height="2cm" svg:x="5.7cm" svg:y="3.671cm">
          <text:p text:style-name="P11"><text:span text:style-name="T8"><text:line-break/></text:span><text:span text:style-name="T8">Z N</text:span></text:p>
          <text:p text:style-name="P11"><text:span text:style-name="T8">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6" draw:text-style-name="P33" draw:layer="layout" svg:width="8.8cm" svg:height="1.6cm" svg:x="2.9cm" svg:y="1.271cm">
          <draw:text-box>
            <text:p>Gevel Oostzijde</text:p>
          </draw:text-box>
        </draw:frame>
      </draw:page>
      <draw:page draw:name="page10" draw:style-name="dp1" draw:master-page-name="Default">
        <draw:custom-shape draw:style-name="gr249" draw:text-style-name="P45" draw:layer="layout" svg:width="16.4cm" svg:height="0.4cm" svg:x="3.7cm" svg:y="18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47" draw:layer="layout" svg:width="18.8cm" svg:height="2cm" svg:x="2.5cm" svg:y="18.871cm">
          <text:p/>
          <draw:enhanced-geometry svg:viewBox="0 0 21600 21600" draw:type="rectangle" draw:enhanced-path="M 0 0 L 21600 0 21600 21600 0 21600 0 0 Z N"/>
        </draw:custom-shape>
        <draw:g>
          <draw:custom-shape draw:style-name="gr211" draw:text-style-name="P49" draw:layer="layout" svg:width="30.8cm" svg:height="18.4cm" svg:x="0.5cm" svg:y="2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measure draw:style-name="gr251" draw:text-style-name="P27" draw:layer="measurelines" svg:x1="2.9cm" svg:y1="13.271cm" svg:x2="2.9cm" svg:y2="7.271cm">
              <text:p text:style-name="P27"><text:span text:style-name="T7"><text:measure text:kind="gap"/></text:span><text:span text:style-name="T7"><text:measure text:kind="value">3.000</text:measure></text:span><text:span text:style-name="T7"> </text:span><text:span text:style-name="T7"><text:measure text:kind="unit">mm</text:measure></text:span><text:span text:style-name="T7"><text:measure text:kind="gap"/></text:span></text:p>
            </draw:measure>
            <draw:measure draw:style-name="gr252" draw:text-style-name="P27" draw:layer="layout" svg:x1="3.3cm" svg:y1="18.471cm" svg:x2="3.3cm" svg:y2="13.271cm">
              <text:p text:style-name="P27"><text:span text:style-name="T7"><text:measure text:kind="gap"/></text:span><text:span text:style-name="T7"><text:measure text:kind="value">2.600</text:measure></text:span><text:span text:style-name="T7"> </text:span><text:span text:style-name="T7"><text:measure text:kind="unit">mm</text:measure></text:span><text:span text:style-name="T7"><text:measure text:kind="gap"/></text:span></text:p>
            </draw:measure>
            <draw:measure draw:style-name="gr253" draw:text-style-name="P4" draw:layer="layout" svg:x1="19.7cm" svg:y1="18.871cm" svg:x2="4.1cm" svg:y2="18.871cm">
              <text:p text:style-name="P4"><text:span text:style-name="T2"><text:measure text:kind="gap"/></text:span><text:span text:style-name="T2"><text:measure text:kind="value">7.8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custom-shape draw:style-name="gr254" draw:text-style-name="P54" draw:layer="layout" svg:width="16.4cm" svg:height="0.8cm" svg:x="3.7cm" svg:y="7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4" draw:text-style-name="P54" draw:layer="layout" svg:width="16.4cm" svg:height="0.8cm" svg:x="3.7cm" svg:y="13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5" draw:text-style-name="P54" draw:layer="layout" svg:width="0.8cm" svg:height="13.6cm" svg:x="18.9cm" svg:y="5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6" draw:text-style-name="P54" draw:layer="layout" svg:width="0.4cm" svg:height="4.4cm" svg:x="3.7cm" svg:y="3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5" draw:text-style-name="P54" draw:layer="layout" svg:width="0.8cm" svg:height="13.6cm" svg:x="4.1cm" svg:y="5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7" draw:text-style-name="P54" draw:layer="layout" svg:width="0.4cm" svg:height="0.8cm" svg:x="3.7cm" svg:y="12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7" draw:text-style-name="P54" draw:layer="layout" svg:width="0.4cm" svg:height="0.8cm" svg:x="19.7cm" svg:y="12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6" draw:text-style-name="P54" draw:layer="layout" svg:width="0.4cm" svg:height="4.4cm" svg:x="19.7cm" svg:y="3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6" draw:text-style-name="P54" draw:layer="layout" svg:width="0.4cm" svg:height="4.4cm" svg:x="11.7cm" svg:y="3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7" draw:text-style-name="P54" draw:layer="layout" svg:width="0.4cm" svg:height="0.8cm" svg:x="11.7cm" svg:y="12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measure draw:style-name="gr258" draw:text-style-name="P27" draw:layer="layout" svg:x1="2.9cm" svg:y1="7.271cm" svg:x2="2.9cm" svg:y2="3.271cm">
              <text:p text:style-name="P27"><text:span text:style-name="T7"><text:measure text:kind="gap"/></text:span><text:span text:style-name="T7"><text:measure text:kind="value">2.000</text:measure></text:span><text:span text:style-name="T7"> </text:span><text:span text:style-name="T7"><text:measure text:kind="unit">mm</text:measure></text:span><text:span text:style-name="T7"><text:measure text:kind="gap"/></text:span></text:p>
            </draw:measure>
            <draw:measure draw:style-name="gr259" draw:text-style-name="P4" draw:layer="layout" svg:x1="11.7cm" svg:y1="3.671cm" svg:x2="4.1cm" svg:y2="3.671cm">
              <text:p text:style-name="P4"><text:span text:style-name="T2"><text:measure text:kind="gap"/></text:span><text:span text:style-name="T2"><text:measure text:kind="value">3.8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measure draw:style-name="gr260" draw:text-style-name="P4" draw:layer="layout" svg:x1="19.7cm" svg:y1="3.671cm" svg:x2="12.1cm" svg:y2="3.671cm">
              <text:p text:style-name="P4"><text:span text:style-name="T2"><text:measure text:kind="gap"/></text:span><text:span text:style-name="T2"><text:measure text:kind="value">3.8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</draw:g>
        </draw:g>
        <draw:frame draw:style-name="gr225" draw:text-style-name="P10" draw:layer="layout" svg:width="0.502cm" svg:height="1.187cm" svg:x="17.5cm" svg:y="14.071cm">
          <draw:text-box>
            <text:p/>
          </draw:text-box>
        </draw:frame>
        <draw:frame draw:style-name="gr150" draw:text-style-name="P40" draw:layer="layout" svg:width="4.38cm" svg:height="2.385cm" svg:x="26.12cm" svg:y="3.671cm">
          <draw:text-box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  <draw:custom-shape draw:style-name="gr88" draw:text-style-name="P32" draw:layer="layout" svg:width="2cm" svg:height="2cm" svg:x="23.7cm" svg:y="3.671cm">
          <text:p text:style-name="P11"><text:span text:style-name="T8"><text:line-break/></text:span><text:span text:style-name="T8">O W</text:span></text:p>
          <text:p text:style-name="P11"><text:span text:style-name="T8">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6" draw:text-style-name="P33" draw:layer="layout" svg:width="8.8cm" svg:height="1.6cm" svg:x="2.9cm" svg:y="1.271cm">
          <draw:text-box>
            <text:p><text:span text:style-name="T11">Spanten vanaf Noordzijde</text:span></text:p>
          </draw:text-box>
        </draw:frame>
        <draw:custom-shape draw:style-name="gr185" draw:text-style-name="P48" draw:layer="layout" svg:width="2.4cm" svg:height="0.4cm" svg:x="17.7cm" svg:y="18.8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48" draw:layer="layout" svg:width="2.4cm" svg:height="0.4cm" svg:x="3.7cm" svg:y="18.87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1" draw:style-name="dp1" draw:master-page-name="Default">
        <draw:g>
          <draw:custom-shape draw:style-name="gr261" draw:text-style-name="P55" draw:layer="layout" svg:width="4.4cm" svg:height="4.4cm" svg:x="12.5cm" svg:y="13.671cm">
            <text:p text:style-name="P11"><text:span text:style-name="T4">Bad-</text:span></text:p>
            <text:p text:style-name="P11"><text:span text:style-name="T4">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1" draw:text-style-name="P55" draw:layer="layout" svg:width="4.4cm" svg:height="4.4cm" svg:x="3.7cm" svg:y="13.671cm">
            <text:p text:style-name="P11"><text:span text:style-name="T4">Entree</text:span></text:p>
            <text:p text:style-name="P11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2" draw:text-style-name="P55" draw:layer="layout" svg:width="7.2cm" svg:height="4.4cm" svg:x="3.7cm" svg:y="8.071cm">
            <text:p text:style-name="P11"><text:span text:style-name="T4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3" draw:text-style-name="P55" draw:layer="layout" svg:width="6cm" svg:height="4.4cm" svg:x="14.1cm" svg:y="8.071cm">
            <text:p text:style-name="P11"><text:span text:style-name="T4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4" draw:text-style-name="P55" draw:layer="layout" svg:width="2.4cm" svg:height="4.4cm" svg:x="11.3cm" svg:y="8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65" draw:text-style-name="P55" draw:layer="layout" svg:width="1.6cm" svg:height="4.4cm" svg:x="10.5cm" svg:y="13.671cm">
              <text:p text:style-name="P11"><text:span text:style-name="T4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6" draw:text-style-name="P55" draw:layer="layout" svg:width="0.4cm" svg:height="3.6cm" svg:x="9.7cm" svg:y="14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7" draw:text-style-name="P55" draw:layer="layout" svg:width="0.4cm" svg:height="3.2cm" svg:x="9.3cm" svg:y="14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8" draw:text-style-name="P55" draw:layer="layout" svg:width="0.4cm" svg:height="4cm" svg:x="10.1cm" svg:y="14.071cm">
              <text:p text:style-name="P11"><text:span text:style-name="T4">W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69" draw:text-style-name="P55" draw:layer="layout" svg:width="2.8cm" svg:height="4.4cm" svg:x="17.3cm" svg:y="13.671cm">
            <text:p text:style-name="P11"><text:span text:style-name="T4">C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5" draw:text-style-name="P56" draw:layer="layout" svg:width="0.502cm" svg:height="1.187cm" svg:x="10.5cm" svg:y="16.871cm">
            <draw:text-box>
              <text:p/>
            </draw:text-box>
          </draw:frame>
        </draw:g>
        <draw:g>
          <draw:line draw:style-name="gr193" draw:text-style-name="P25" draw:layer="layout" svg:x1="3.7cm" svg:y1="13.271cm" svg:x2="20.1cm" svg:y2="13.271cm">
            <text:p/>
          </draw:line>
          <draw:custom-shape draw:style-name="gr270" draw:text-style-name="P46" draw:layer="layout" svg:width="0.8cm" svg:height="8cm" draw:transform="rotate (1.5707963267949) translate (12.1cm 13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0" draw:text-style-name="P46" draw:layer="layout" svg:width="0.8cm" svg:height="8cm" draw:transform="rotate (1.5707963267949) translate (3.7cm 13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0" draw:text-style-name="P47" draw:layer="layout" svg:width="18.8cm" svg:height="2cm" svg:x="2.5cm" svg:y="18.871cm">
            <text:p/>
            <draw:enhanced-geometry svg:viewBox="0 0 21600 21600" draw:type="rectangle" draw:enhanced-path="M 0 0 L 21600 0 21600 21600 0 21600 0 0 Z N"/>
          </draw:custom-shape>
          <draw:custom-shape draw:style-name="gr249" draw:text-style-name="P45" draw:layer="layout" svg:width="16.4cm" svg:height="0.4cm" svg:x="3.7cm" svg:y="18.471cm">
            <text:p/>
            <draw:enhanced-geometry svg:viewBox="0 0 21600 21600" draw:type="rectangle" draw:enhanced-path="M 0 0 L 21600 0 21600 21600 0 21600 0 0 Z N"/>
          </draw:custom-shape>
          <draw:custom-shape draw:style-name="gr271" draw:text-style-name="P57" draw:layer="layout" svg:width="0.8cm" svg:height="0.4cm" draw:transform="rotate (1.5707963267949) translate (11.7cm 13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71" draw:text-style-name="P57" draw:layer="layout" svg:width="0.8cm" svg:height="0.4cm" draw:transform="rotate (1.5707963267949) translate (19.7cm 13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71" draw:text-style-name="P57" draw:layer="layout" svg:width="0.8cm" svg:height="0.4cm" draw:transform="rotate (1.5707963267949) translate (3.7cm 13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72" draw:text-style-name="P46" draw:layer="layout" svg:width="14.4cm" svg:height="0.8cm" draw:transform="rotate (1.5707963267949) translate (20.1cm 18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2" draw:text-style-name="P46" draw:layer="layout" svg:width="14.4cm" svg:height="0.8cm" draw:transform="rotate (1.5707963267949) translate (2.9cm 18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93" draw:text-style-name="P25" draw:layer="layout" svg:x1="3.7cm" svg:y1="12.471cm" svg:x2="20.1cm" svg:y2="12.471cm">
            <text:p/>
          </draw:line>
          <draw:custom-shape draw:style-name="gr273" draw:text-style-name="P30" draw:layer="layout" svg:width="0.4cm" svg:height="3.2cm" svg:x="3.7cm" svg:y="4.871cm">
            <text:p/>
            <draw:enhanced-geometry svg:viewBox="0 0 21600 21600" draw:type="rectangle" draw:enhanced-path="M 0 0 L 21600 0 21600 21600 0 21600 0 0 Z N"/>
          </draw:custom-shape>
          <draw:custom-shape draw:style-name="gr273" draw:text-style-name="P30" draw:layer="layout" svg:width="0.4cm" svg:height="3.2cm" svg:x="11.7cm" svg:y="4.871cm">
            <text:p/>
            <draw:enhanced-geometry svg:viewBox="0 0 21600 21600" draw:type="rectangle" draw:enhanced-path="M 0 0 L 21600 0 21600 21600 0 21600 0 0 Z N"/>
          </draw:custom-shape>
          <draw:custom-shape draw:style-name="gr273" draw:text-style-name="P30" draw:layer="layout" svg:width="0.4cm" svg:height="3.2cm" svg:x="19.7cm" svg:y="4.871cm">
            <text:p/>
            <draw:enhanced-geometry svg:viewBox="0 0 21600 21600" draw:type="rectangle" draw:enhanced-path="M 0 0 L 21600 0 21600 21600 0 21600 0 0 Z N"/>
          </draw:custom-shape>
        </draw:g>
        <draw:custom-shape draw:style-name="gr274" draw:text-style-name="P44" draw:layer="layout" svg:width="10.8cm" svg:height="18cm" draw:transform="rotate (1.5707963267949) translate (2.9cm 18.8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16" draw:text-style-name="P19" draw:layer="layout" svg:width="1.2cm" svg:height="1.2cm" draw:transform="rotate (-1.5707963267949) translate (18.1cm 14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6" draw:text-style-name="P19" draw:layer="layout" svg:width="1.2cm" svg:height="1.2cm" draw:transform="rotate (-1.5707963267949) translate (5.3cm 14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6" draw:text-style-name="P19" draw:layer="layout" svg:width="1.2cm" svg:height="1.2cm" draw:transform="rotate (-1.5707963267949) translate (13.3cm 14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6" draw:text-style-name="P19" draw:layer="layout" svg:width="1.2cm" svg:height="1.2cm" draw:transform="rotate (-1.5707963267949) translate (11.7cm 14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3" draw:text-style-name="P19" draw:layer="layout" svg:width="1.6cm" svg:height="1.2cm" draw:transform="rotate (-1.5707963267949) translate (13.3cm 8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3" draw:text-style-name="P19" draw:layer="layout" svg:width="1.6cm" svg:height="1.2cm" draw:transform="rotate (-1.5707963267949) translate (5.3cm 8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3" draw:text-style-name="P19" draw:layer="layout" svg:width="1.6cm" svg:height="1.2cm" draw:transform="rotate (-1.5707963267949) translate (19.7cm 8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3" draw:text-style-name="P19" draw:layer="layout" svg:width="1.6cm" svg:height="1.2cm" draw:transform="rotate (-1.5707963267949) translate (6.9cm 8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6" draw:text-style-name="P19" draw:layer="layout" svg:width="1.2cm" svg:height="1.2cm" draw:transform="rotate (-1.5707963267949) translate (6.9cm 14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3" draw:text-style-name="P19" draw:layer="layout" svg:width="1.6cm" svg:height="1.2cm" draw:transform="rotate (-1.5707963267949) translate (18.1cm 8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3" draw:text-style-name="P19" draw:layer="layout" svg:width="1.6cm" svg:height="1.2cm" draw:transform="rotate (-1.5707963267949) translate (11.7cm 8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6" draw:text-style-name="P19" draw:layer="layout" svg:width="1.2cm" svg:height="1.2cm" draw:transform="rotate (-1.5707963267949) translate (19.7cm 14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3" draw:text-style-name="P19" draw:layer="layout" svg:width="1.6cm" svg:height="1.2cm" draw:transform="rotate (-1.5707963267949) translate (8.5cm 8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3" draw:text-style-name="P19" draw:layer="layout" svg:width="1.6cm" svg:height="1.2cm" draw:transform="rotate (-1.5707963267949) translate (16.5cm 8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275" draw:text-style-name="P58" draw:layer="layout" svg:width="19.545cm" svg:height="4.8cm" svg:x="2.1cm" svg:y="4.071cm">
            <text:p/>
            <draw:enhanced-geometry svg:viewBox="0 0 21600 21600" draw:type="rectangle" draw:enhanced-path="M 0 0 L 21600 0 21600 21600 0 21600 0 0 Z N"/>
          </draw:custom-shape>
        </draw:g>
        <draw:frame draw:style-name="gr225" draw:text-style-name="P10" draw:layer="layout" svg:width="0.502cm" svg:height="1.187cm" svg:x="18.9cm" svg:y="14.471cm">
          <draw:text-box>
            <text:p/>
          </draw:text-box>
        </draw:frame>
        <draw:frame draw:style-name="gr225" draw:text-style-name="P10" draw:layer="layout" svg:width="0.502cm" svg:height="1.187cm" svg:x="16.9cm" svg:y="10.071cm">
          <draw:text-box>
            <text:p/>
          </draw:text-box>
        </draw:frame>
        <draw:measure draw:style-name="gr276" draw:text-style-name="P27" draw:layer="layout" svg:x1="1.964cm" svg:y1="8.471cm" svg:x2="1.964cm" svg:y2="4.471cm">
          <text:p text:style-name="P27"><text:span text:style-name="T7"><text:measure text:kind="gap"/></text:span><text:span text:style-name="T7"><text:measure text:kind="value">2.000</text:measure></text:span><text:span text:style-name="T7"> </text:span><text:span text:style-name="T7"><text:measure text:kind="unit">mm</text:measure></text:span><text:span text:style-name="T7"><text:measure text:kind="gap"/></text:span></text:p>
        </draw:measure>
        <draw:measure draw:style-name="gr277" draw:text-style-name="P27" draw:layer="layout" svg:x1="2.364cm" svg:y1="18.871cm" svg:x2="2.364cm" svg:y2="8.471cm">
          <text:p text:style-name="P27"><text:span text:style-name="T7"><text:measure text:kind="gap"/></text:span><text:span text:style-name="T7"><text:measure text:kind="value">5.200</text:measure></text:span><text:span text:style-name="T7"> </text:span><text:span text:style-name="T7"><text:measure text:kind="unit">mm</text:measure></text:span><text:span text:style-name="T7"><text:measure text:kind="gap"/></text:span></text:p>
        </draw:measure>
        <draw:custom-shape draw:style-name="gr278" draw:text-style-name="P46" draw:layer="layout" svg:width="4cm" svg:height="16.4cm" draw:transform="rotate (1.5707963267949) translate (3.7cm 8.4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0" draw:text-style-name="P40" draw:layer="layout" svg:width="4.38cm" svg:height="2.385cm" svg:x="17.3cm" svg:y="1.286cm">
          <draw:text-box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  <draw:custom-shape draw:style-name="gr88" draw:text-style-name="P32" draw:layer="layout" svg:width="2cm" svg:height="2cm" svg:x="14.1cm" svg:y="1.271cm">
          <text:p text:style-name="P11"><text:span text:style-name="T8"><text:line-break/></text:span><text:span text:style-name="T8">O W</text:span></text:p>
          <text:p text:style-name="P11"><text:span text:style-name="T8">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6" draw:text-style-name="P33" draw:layer="layout" svg:width="8.8cm" svg:height="1.6cm" svg:x="2.9cm" svg:y="1.271cm">
          <draw:text-box>
            <text:p>Gevel Noordzijde</text:p>
          </draw:text-box>
        </draw:frame>
        <draw:g>
          <draw:line draw:style-name="gr279" draw:text-style-name="P25" draw:layer="layout" svg:x1="7.3cm" svg:y1="16.871cm" svg:x2="8.1cm" svg:y2="16.871cm">
            <text:p/>
          </draw:line>
          <draw:line draw:style-name="gr279" draw:text-style-name="P25" draw:layer="layout" svg:x1="6.9cm" svg:y1="17.271cm" svg:x2="7.7cm" svg:y2="17.271cm">
            <text:p/>
          </draw:line>
          <draw:line draw:style-name="gr279" draw:text-style-name="P25" draw:layer="layout" svg:x1="6.5cm" svg:y1="17.671cm" svg:x2="7.3cm" svg:y2="17.671cm">
            <text:p/>
          </draw:line>
          <draw:line draw:style-name="gr279" draw:text-style-name="P25" draw:layer="layout" svg:x1="6.1cm" svg:y1="18.071cm" svg:x2="6.9cm" svg:y2="18.071cm">
            <text:p/>
          </draw:line>
          <draw:line draw:style-name="gr279" draw:text-style-name="P25" draw:layer="layout" svg:x1="8.9cm" svg:y1="15.271cm" svg:x2="9.7cm" svg:y2="15.271cm">
            <text:p/>
          </draw:line>
          <draw:line draw:style-name="gr279" draw:text-style-name="P25" draw:layer="layout" svg:x1="8.5cm" svg:y1="15.671cm" svg:x2="9.3cm" svg:y2="15.671cm">
            <text:p/>
          </draw:line>
          <draw:line draw:style-name="gr279" draw:text-style-name="P25" draw:layer="layout" svg:x1="8.1cm" svg:y1="16.071cm" svg:x2="8.9cm" svg:y2="16.071cm">
            <text:p/>
          </draw:line>
          <draw:line draw:style-name="gr279" draw:text-style-name="P25" draw:layer="layout" svg:x1="7.7cm" svg:y1="16.471cm" svg:x2="8.5cm" svg:y2="16.471cm">
            <text:p/>
          </draw:line>
          <draw:line draw:style-name="gr279" draw:text-style-name="P25" draw:layer="layout" svg:x1="10.5cm" svg:y1="13.671cm" svg:x2="11.3cm" svg:y2="13.671cm">
            <text:p/>
          </draw:line>
          <draw:line draw:style-name="gr279" draw:text-style-name="P25" draw:layer="layout" svg:x1="10.1cm" svg:y1="14.071cm" svg:x2="10.9cm" svg:y2="14.071cm">
            <text:p/>
          </draw:line>
          <draw:line draw:style-name="gr279" draw:text-style-name="P25" draw:layer="layout" svg:x1="9.7cm" svg:y1="14.471cm" svg:x2="10.5cm" svg:y2="14.471cm">
            <text:p/>
          </draw:line>
          <draw:line draw:style-name="gr279" draw:text-style-name="P25" draw:layer="layout" svg:x1="9.3cm" svg:y1="14.871cm" svg:x2="10.1cm" svg:y2="14.871cm">
            <text:p/>
          </draw:line>
          <draw:line draw:style-name="gr279" draw:text-style-name="P25" draw:layer="layout" svg:x1="11.3cm" svg:y1="12.871cm" svg:x2="12.1cm" svg:y2="12.871cm">
            <text:p/>
          </draw:line>
          <draw:line draw:style-name="gr279" draw:text-style-name="P25" draw:layer="layout" svg:x1="10.9cm" svg:y1="13.271cm" svg:x2="11.7cm" svg:y2="13.271cm">
            <text:p/>
          </draw:line>
        </draw:g>
        <draw:g>
          <draw:line draw:style-name="gr189" draw:text-style-name="P25" draw:layer="layout" svg:x1="20.1cm" svg:y1="18.871cm" svg:x2="20.1cm" svg:y2="12.871cm">
            <text:p/>
          </draw:line>
          <draw:line draw:style-name="gr184" draw:text-style-name="P25" draw:layer="layout" svg:x1="13.7cm" svg:y1="15.671cm" svg:x2="22.5cm" svg:y2="11.271cm">
            <text:p/>
          </draw:line>
          <draw:line draw:style-name="gr184" draw:text-style-name="P25" draw:layer="layout" svg:x1="22.5cm" svg:y1="11.271cm" svg:x2="28.1cm" svg:y2="14.071cm">
            <text:p/>
          </draw:line>
          <draw:line draw:style-name="gr189" draw:text-style-name="P25" draw:layer="layout" svg:x1="18.5cm" svg:y1="13.671cm" svg:x2="26.5cm" svg:y2="13.671cm">
            <text:p/>
          </draw:line>
          <draw:line draw:style-name="gr189" draw:text-style-name="P25" draw:layer="layout" svg:x1="22.5cm" svg:y1="11.671cm" svg:x2="27.3cm" svg:y2="14.071cm">
            <text:p/>
          </draw:line>
          <draw:line draw:style-name="gr189" draw:text-style-name="P25" draw:layer="layout" svg:x1="14.5cm" svg:y1="15.671cm" svg:x2="22.5cm" svg:y2="11.671cm">
            <text:p/>
          </draw:line>
          <draw:line draw:style-name="gr189" draw:text-style-name="P25" draw:layer="layout" svg:x1="16.1cm" svg:y1="18.871cm" svg:x2="16.1cm" svg:y2="14.871cm">
            <text:p/>
          </draw:line>
          <draw:line draw:style-name="gr189" draw:text-style-name="P25" draw:layer="layout" svg:x1="15.3cm" svg:y1="15.271cm" svg:x2="16.1cm" svg:y2="15.671cm">
            <text:p/>
          </draw:line>
        </draw:g>
      </draw:page>
      <draw:page draw:name="page12" draw:style-name="dp1" draw:master-page-name="Default">
        <draw:custom-shape draw:style-name="gr280" draw:text-style-name="P44" draw:layer="layout" svg:width="10.4cm" svg:height="18cm" draw:transform="rotate (1.5707963267949) translate (2.9cm 18.8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93" draw:text-style-name="P25" draw:layer="layout" svg:x1="3.7cm" svg:y1="13.271cm" svg:x2="20.1cm" svg:y2="13.271cm">
            <text:p/>
          </draw:line>
          <draw:custom-shape draw:style-name="gr281" draw:text-style-name="P46" draw:layer="layout" svg:width="0.8cm" svg:height="8cm" draw:transform="rotate (1.5707963267949) translate (12.1cm 13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1" draw:text-style-name="P46" draw:layer="layout" svg:width="0.8cm" svg:height="8cm" draw:transform="rotate (1.5707963267949) translate (3.7cm 13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0" draw:text-style-name="P47" draw:layer="layout" svg:width="18.8cm" svg:height="2cm" svg:x="2.5cm" svg:y="18.871cm">
            <text:p/>
            <draw:enhanced-geometry svg:viewBox="0 0 21600 21600" draw:type="rectangle" draw:enhanced-path="M 0 0 L 21600 0 21600 21600 0 21600 0 0 Z N"/>
          </draw:custom-shape>
          <draw:custom-shape draw:style-name="gr282" draw:text-style-name="P45" draw:layer="layout" svg:width="15.6cm" svg:height="0.4cm" svg:x="4.1cm" svg:y="18.471cm">
            <text:p/>
            <draw:enhanced-geometry svg:viewBox="0 0 21600 21600" draw:type="rectangle" draw:enhanced-path="M 0 0 L 21600 0 21600 21600 0 21600 0 0 Z N"/>
          </draw:custom-shape>
          <draw:custom-shape draw:style-name="gr283" draw:text-style-name="P57" draw:layer="layout" svg:width="6cm" svg:height="0.4cm" draw:transform="rotate (1.5707963267949) translate (11.7cm 18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85" draw:text-style-name="P48" draw:layer="layout" svg:width="2.4cm" svg:height="0.4cm" svg:x="3.3cm" svg:y="18.871cm">
            <text:p/>
            <draw:enhanced-geometry svg:viewBox="0 0 21600 21600" draw:type="rectangle" draw:enhanced-path="M 0 0 L 21600 0 21600 21600 0 21600 0 0 Z N"/>
          </draw:custom-shape>
          <draw:custom-shape draw:style-name="gr240" draw:text-style-name="P48" draw:layer="layout" svg:width="2cm" svg:height="0.4cm" svg:x="10.9cm" svg:y="18.871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48" draw:layer="layout" svg:width="2.4cm" svg:height="0.4cm" svg:x="18.1cm" svg:y="18.871cm">
            <text:p/>
            <draw:enhanced-geometry svg:viewBox="0 0 21600 21600" draw:type="rectangle" draw:enhanced-path="M 0 0 L 21600 0 21600 21600 0 21600 0 0 Z N"/>
          </draw:custom-shape>
          <draw:custom-shape draw:style-name="gr283" draw:text-style-name="P57" draw:layer="layout" svg:width="6cm" svg:height="0.4cm" draw:transform="rotate (1.5707963267949) translate (19.7cm 18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83" draw:text-style-name="P57" draw:layer="layout" svg:width="6cm" svg:height="0.4cm" draw:transform="rotate (1.5707963267949) translate (3.7cm 18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84" draw:text-style-name="P46" draw:layer="layout" svg:width="14.4cm" svg:height="0.8cm" draw:transform="rotate (1.5707963267949) translate (20.1cm 18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46" draw:layer="layout" svg:width="14.4cm" svg:height="0.8cm" draw:transform="rotate (1.5707963267949) translate (2.9cm 18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93" draw:text-style-name="P25" draw:layer="layout" svg:x1="3.7cm" svg:y1="12.471cm" svg:x2="20.1cm" svg:y2="12.471cm">
            <text:p/>
          </draw:line>
        </draw:g>
        <draw:frame draw:style-name="gr225" draw:text-style-name="P10" draw:layer="layout" svg:width="0.502cm" svg:height="1.187cm" svg:x="20.798cm" svg:y="14.471cm">
          <draw:text-box>
            <text:p/>
          </draw:text-box>
        </draw:frame>
        <draw:measure draw:style-name="gr285" draw:text-style-name="P27" draw:layer="layout" svg:x1="1.964cm" svg:y1="8.471cm" svg:x2="1.964cm" svg:y2="4.471cm">
          <text:p text:style-name="P27"><text:span text:style-name="T7"><text:measure text:kind="gap"/></text:span><text:span text:style-name="T7"><text:measure text:kind="value">2.000</text:measure></text:span><text:span text:style-name="T7"> </text:span><text:span text:style-name="T7"><text:measure text:kind="unit">mm</text:measure></text:span><text:span text:style-name="T7"><text:measure text:kind="gap"/></text:span></text:p>
        </draw:measure>
        <draw:measure draw:style-name="gr286" draw:text-style-name="P27" draw:layer="layout" svg:x1="2.364cm" svg:y1="18.871cm" svg:x2="2.364cm" svg:y2="8.471cm">
          <text:p text:style-name="P27"><text:span text:style-name="T7"><text:measure text:kind="gap"/></text:span><text:span text:style-name="T7"><text:measure text:kind="value">5.200</text:measure></text:span><text:span text:style-name="T7"> </text:span><text:span text:style-name="T7"><text:measure text:kind="unit">mm</text:measure></text:span><text:span text:style-name="T7"><text:measure text:kind="gap"/></text:span></text:p>
        </draw:measure>
        <draw:g>
          <draw:custom-shape draw:style-name="gr214" draw:text-style-name="P19" draw:layer="layout" svg:width="4cm" svg:height="1.2cm" draw:transform="rotate (-1.5707963267949) translate (13.3cm 8.4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87" draw:text-style-name="P19" draw:layer="layout" svg:width="2cm" svg:height="1.2cm" draw:transform="rotate (-1.5707963267949) translate (14.9cm 14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87" draw:text-style-name="P19" draw:layer="layout" svg:width="2cm" svg:height="1.2cm" draw:transform="rotate (-1.5707963267949) translate (11.7cm 14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6" draw:text-style-name="P19" draw:layer="layout" svg:width="1.2cm" svg:height="1.2cm" draw:transform="rotate (-1.5707963267949) translate (8.5cm 8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4" draw:text-style-name="P19" draw:layer="layout" svg:width="4cm" svg:height="1.2cm" draw:transform="rotate (-1.5707963267949) translate (14.9cm 8.4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87" draw:text-style-name="P19" draw:layer="layout" svg:width="2cm" svg:height="1.2cm" draw:transform="rotate (-1.5707963267949) translate (6.9cm 14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3" draw:text-style-name="P19" draw:layer="layout" svg:width="1.6cm" svg:height="1.2cm" draw:transform="rotate (-1.5707963267949) translate (11.7cm 8.4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87" draw:text-style-name="P19" draw:layer="layout" svg:width="2cm" svg:height="1.2cm" draw:transform="rotate (-1.5707963267949) translate (8.5cm 14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6" draw:text-style-name="P19" draw:layer="layout" svg:width="1.2cm" svg:height="1.2cm" draw:transform="rotate (-1.5707963267949) translate (18.1cm 8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87" draw:text-style-name="P19" draw:layer="layout" svg:width="2cm" svg:height="1.2cm" draw:transform="rotate (-1.5707963267949) translate (13.3cm 14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87" draw:text-style-name="P19" draw:layer="layout" svg:width="2cm" svg:height="1.2cm" draw:transform="rotate (-1.5707963267949) translate (16.5cm 14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5" draw:text-style-name="P51" draw:layer="layout" svg:width="2cm" svg:height="4cm" svg:x="12.5cm" svg:y="8.471cm">
            <text:p/>
            <draw:enhanced-geometry svg:viewBox="0 0 21600 21600" draw:type="rectangle" draw:enhanced-path="M 0 0 L 21600 0 21600 21600 0 21600 0 0 Z N"/>
          </draw:custom-shape>
          <draw:custom-shape draw:style-name="gr216" draw:text-style-name="P19" draw:layer="layout" svg:width="1.2cm" svg:height="1.2cm" draw:transform="rotate (-1.5707963267949) translate (16.5cm 8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87" draw:text-style-name="P19" draw:layer="layout" svg:width="2cm" svg:height="1.2cm" draw:transform="rotate (-1.5707963267949) translate (10.1cm 14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87" draw:text-style-name="P19" draw:layer="layout" svg:width="2cm" svg:height="1.2cm" draw:transform="rotate (-1.5707963267949) translate (5.3cm 14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6" draw:text-style-name="P19" draw:layer="layout" svg:width="1.2cm" svg:height="1.2cm" draw:transform="rotate (-1.5707963267949) translate (6.9cm 8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3" draw:text-style-name="P19" draw:layer="layout" svg:width="1.6cm" svg:height="1.2cm" draw:transform="rotate (-1.5707963267949) translate (10.1cm 8.4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87" draw:text-style-name="P19" draw:layer="layout" svg:width="2cm" svg:height="1.2cm" draw:transform="rotate (-1.5707963267949) translate (18.1cm 14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87" draw:text-style-name="P19" draw:layer="layout" svg:width="2cm" svg:height="1.2cm" draw:transform="rotate (-1.5707963267949) translate (19.7cm 14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288" draw:text-style-name="P58" draw:layer="layout" svg:width="2cm" svg:height="3.6cm" svg:x="19.3cm" svg:y="8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58" draw:layer="layout" svg:width="2cm" svg:height="3.6cm" svg:x="2.5cm" svg:y="8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9" draw:text-style-name="P59" draw:layer="layout" svg:width="7.6cm" svg:height="0.4cm" svg:x="8.1cm" svg:y="8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0" draw:text-style-name="P58" draw:layer="layout" svg:width="3.6cm" svg:height="0.8cm" svg:x="4.5cm" svg:y="8.0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91" draw:text-style-name="P58" draw:layer="layout" svg:width="3.702cm" svg:height="0.8cm" svg:x="15.7cm" svg:y="8.0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89" draw:text-style-name="P59" draw:layer="layout" svg:width="7.6cm" svg:height="0.4cm" svg:x="8.1cm" svg:y="14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2" draw:text-style-name="P58" draw:layer="layout" svg:width="18.8cm" svg:height="0.4cm" svg:x="2.5cm" svg:y="14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3" draw:text-style-name="P58" draw:layer="layout" svg:width="18.8cm" svg:height="0.8cm" svg:x="2.5cm" svg:y="11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94" draw:text-style-name="P58" draw:layer="layout" svg:width="2cm" svg:height="2cm" svg:x="8.9cm" svg:y="4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5" draw:text-style-name="P60" draw:layer="layout" svg:width="1.6cm" svg:height="1.8cm" svg:x="9.1cm" svg:y="4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92" draw:text-style-name="P58" draw:layer="layout" svg:width="18.8cm" svg:height="0.4cm" svg:x="2.5cm" svg:y="3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6" draw:text-style-name="P58" draw:layer="layout" svg:width="0.4cm" svg:height="4cm" svg:x="2.5cm" svg:y="4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6" draw:text-style-name="P58" draw:layer="layout" svg:width="0.4cm" svg:height="4cm" svg:x="20.9cm" svg:y="4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7" draw:text-style-name="P58" draw:layer="layout" svg:width="0.4cm" svg:height="2cm" svg:x="2.5cm" svg:y="1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7" draw:text-style-name="P58" draw:layer="layout" svg:width="0.4cm" svg:height="2cm" svg:x="20.9cm" svg:y="1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94" draw:text-style-name="P58" draw:layer="layout" svg:width="2cm" svg:height="2cm" svg:x="10.9cm" svg:y="4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5" draw:text-style-name="P60" draw:layer="layout" svg:width="1.6cm" svg:height="1.8cm" svg:x="11.1cm" svg:y="4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4" draw:text-style-name="P58" draw:layer="layout" svg:width="2cm" svg:height="2cm" svg:x="12.9cm" svg:y="4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5" draw:text-style-name="P60" draw:layer="layout" svg:width="1.6cm" svg:height="1.8cm" svg:x="13.1cm" svg:y="4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4" draw:text-style-name="P58" draw:layer="layout" svg:width="2cm" svg:height="2cm" svg:x="2.9cm" svg:y="4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5" draw:text-style-name="P60" draw:layer="layout" svg:width="1.6cm" svg:height="1.8cm" svg:x="3.1cm" svg:y="4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4" draw:text-style-name="P58" draw:layer="layout" svg:width="2cm" svg:height="2cm" svg:x="4.9cm" svg:y="4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5" draw:text-style-name="P60" draw:layer="layout" svg:width="1.6cm" svg:height="1.8cm" svg:x="5.1cm" svg:y="4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4" draw:text-style-name="P58" draw:layer="layout" svg:width="2cm" svg:height="2cm" svg:x="6.9cm" svg:y="4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5" draw:text-style-name="P60" draw:layer="layout" svg:width="1.6cm" svg:height="1.8cm" svg:x="7.1cm" svg:y="4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4" draw:text-style-name="P58" draw:layer="layout" svg:width="2cm" svg:height="2cm" svg:x="14.9cm" svg:y="4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5" draw:text-style-name="P60" draw:layer="layout" svg:width="1.6cm" svg:height="1.8cm" svg:x="15.1cm" svg:y="4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4" draw:text-style-name="P58" draw:layer="layout" svg:width="2cm" svg:height="2cm" svg:x="16.9cm" svg:y="4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5" draw:text-style-name="P60" draw:layer="layout" svg:width="1.6cm" svg:height="1.8cm" svg:x="17.1cm" svg:y="4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4" draw:text-style-name="P58" draw:layer="layout" svg:width="2cm" svg:height="2cm" svg:x="18.9cm" svg:y="4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5" draw:text-style-name="P60" draw:layer="layout" svg:width="1.6cm" svg:height="1.8cm" svg:x="19.1cm" svg:y="4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4" draw:text-style-name="P58" draw:layer="layout" svg:width="2cm" svg:height="2cm" svg:x="2.9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5" draw:text-style-name="P60" draw:layer="layout" svg:width="1.6cm" svg:height="1.8cm" svg:x="3.1cm" svg:y="6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4" draw:text-style-name="P58" draw:layer="layout" svg:width="2cm" svg:height="2cm" svg:x="4.9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5" draw:text-style-name="P60" draw:layer="layout" svg:width="1.6cm" svg:height="1.8cm" svg:x="5.1cm" svg:y="6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4" draw:text-style-name="P58" draw:layer="layout" svg:width="2cm" svg:height="2cm" svg:x="6.9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5" draw:text-style-name="P60" draw:layer="layout" svg:width="1.6cm" svg:height="1.8cm" svg:x="7.1cm" svg:y="6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4" draw:text-style-name="P58" draw:layer="layout" svg:width="2cm" svg:height="2cm" svg:x="8.9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5" draw:text-style-name="P60" draw:layer="layout" svg:width="1.6cm" svg:height="1.8cm" svg:x="9.1cm" svg:y="6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4" draw:text-style-name="P58" draw:layer="layout" svg:width="2cm" svg:height="2cm" svg:x="10.9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5" draw:text-style-name="P60" draw:layer="layout" svg:width="1.6cm" svg:height="1.8cm" svg:x="11.1cm" svg:y="6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4" draw:text-style-name="P58" draw:layer="layout" svg:width="2cm" svg:height="2cm" svg:x="12.9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5" draw:text-style-name="P60" draw:layer="layout" svg:width="1.6cm" svg:height="1.8cm" svg:x="13.1cm" svg:y="6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4" draw:text-style-name="P58" draw:layer="layout" svg:width="2cm" svg:height="2cm" svg:x="14.9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5" draw:text-style-name="P60" draw:layer="layout" svg:width="1.6cm" svg:height="1.8cm" svg:x="15.1cm" svg:y="6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4" draw:text-style-name="P58" draw:layer="layout" svg:width="2cm" svg:height="2cm" svg:x="16.9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5" draw:text-style-name="P60" draw:layer="layout" svg:width="1.6cm" svg:height="1.8cm" svg:x="17.1cm" svg:y="6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4" draw:text-style-name="P58" draw:layer="layout" svg:width="2cm" svg:height="2cm" svg:x="18.9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5" draw:text-style-name="P60" draw:layer="layout" svg:width="1.6cm" svg:height="1.8cm" svg:x="19.1cm" svg:y="6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4" draw:text-style-name="P58" draw:layer="layout" svg:width="2cm" svg:height="2cm" svg:x="2.9cm" svg:y="1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5" draw:text-style-name="P60" draw:layer="layout" svg:width="1.6cm" svg:height="1.8cm" svg:x="3.1cm" svg:y="12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4" draw:text-style-name="P58" draw:layer="layout" svg:width="2cm" svg:height="2cm" svg:x="4.9cm" svg:y="1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5" draw:text-style-name="P60" draw:layer="layout" svg:width="1.6cm" svg:height="1.8cm" svg:x="5.1cm" svg:y="12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4" draw:text-style-name="P58" draw:layer="layout" svg:width="2cm" svg:height="2cm" svg:x="6.9cm" svg:y="1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5" draw:text-style-name="P60" draw:layer="layout" svg:width="1.6cm" svg:height="1.8cm" svg:x="7.1cm" svg:y="12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4" draw:text-style-name="P58" draw:layer="layout" svg:width="2cm" svg:height="2cm" svg:x="8.9cm" svg:y="1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5" draw:text-style-name="P60" draw:layer="layout" svg:width="1.6cm" svg:height="1.8cm" svg:x="9.1cm" svg:y="12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4" draw:text-style-name="P58" draw:layer="layout" svg:width="2cm" svg:height="2cm" svg:x="10.9cm" svg:y="1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5" draw:text-style-name="P60" draw:layer="layout" svg:width="1.6cm" svg:height="1.8cm" svg:x="11.1cm" svg:y="12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4" draw:text-style-name="P58" draw:layer="layout" svg:width="2cm" svg:height="2cm" svg:x="12.9cm" svg:y="1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5" draw:text-style-name="P60" draw:layer="layout" svg:width="1.6cm" svg:height="1.8cm" svg:x="13.1cm" svg:y="12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4" draw:text-style-name="P58" draw:layer="layout" svg:width="2cm" svg:height="2cm" svg:x="14.9cm" svg:y="1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5" draw:text-style-name="P60" draw:layer="layout" svg:width="1.6cm" svg:height="1.8cm" svg:x="15.1cm" svg:y="12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4" draw:text-style-name="P58" draw:layer="layout" svg:width="2cm" svg:height="2cm" svg:x="16.9cm" svg:y="1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5" draw:text-style-name="P60" draw:layer="layout" svg:width="1.6cm" svg:height="1.8cm" svg:x="17.1cm" svg:y="12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4" draw:text-style-name="P58" draw:layer="layout" svg:width="2cm" svg:height="2cm" svg:x="18.9cm" svg:y="1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5" draw:text-style-name="P60" draw:layer="layout" svg:width="1.6cm" svg:height="1.8cm" svg:x="19.1cm" svg:y="12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142" draw:text-style-name="P25" draw:layer="layout" svg:x1="19.3cm" svg:y1="10.871cm" svg:x2="4.5cm" svg:y2="10.871cm">
            <text:p/>
          </draw:line>
          <draw:line draw:style-name="gr142" draw:text-style-name="P25" draw:layer="layout" svg:x1="19.3cm" svg:y1="11.671cm" svg:x2="4.5cm" svg:y2="11.671cm">
            <text:p/>
          </draw:line>
          <draw:line draw:style-name="gr142" draw:text-style-name="P25" draw:layer="layout" svg:x1="19.3cm" svg:y1="11.271cm" svg:x2="4.5cm" svg:y2="11.271cm">
            <text:p/>
          </draw:line>
          <draw:line draw:style-name="gr142" draw:text-style-name="P25" draw:layer="layout" svg:x1="19.3cm" svg:y1="10.871cm" svg:x2="19.3cm" svg:y2="12.071cm">
            <text:p/>
          </draw:line>
          <draw:line draw:style-name="gr142" draw:text-style-name="P25" draw:layer="layout" svg:x1="8.1cm" svg:y1="9.271cm" svg:x2="8.1cm" svg:y2="8.471cm">
            <text:p/>
          </draw:line>
          <draw:line draw:style-name="gr142" draw:text-style-name="P25" draw:layer="layout" svg:x1="4.5cm" svg:y1="10.871cm" svg:x2="4.5cm" svg:y2="12.071cm">
            <text:p/>
          </draw:line>
          <draw:line draw:style-name="gr142" draw:text-style-name="P25" draw:layer="layout" svg:x1="9.3cm" svg:y1="10.871cm" svg:x2="9.3cm" svg:y2="12.071cm">
            <text:p/>
          </draw:line>
          <draw:line draw:style-name="gr142" draw:text-style-name="P25" draw:layer="layout" svg:x1="14.5cm" svg:y1="10.871cm" svg:x2="14.5cm" svg:y2="12.071cm">
            <text:p/>
          </draw:line>
          <draw:line draw:style-name="gr142" draw:text-style-name="P25" draw:layer="layout" svg:x1="15.7cm" svg:y1="9.271cm" svg:x2="15.7cm" svg:y2="8.471cm">
            <text:p/>
          </draw:line>
          <draw:line draw:style-name="gr142" draw:text-style-name="P25" draw:layer="layout" svg:x1="15.7cm" svg:y1="8.471cm" svg:x2="8.1cm" svg:y2="8.471cm">
            <text:p/>
          </draw:line>
        </draw:g>
        <draw:frame draw:style-name="gr150" draw:text-style-name="P40" draw:layer="layout" svg:width="4.38cm" svg:height="2.385cm" svg:x="16.52cm" svg:y="0.871cm">
          <draw:text-box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  <draw:custom-shape draw:style-name="gr88" draw:text-style-name="P32" draw:layer="layout" svg:width="2cm" svg:height="2cm" svg:x="14.101cm" svg:y="1.272cm">
          <text:p text:style-name="P11"><text:span text:style-name="T8"><text:line-break/></text:span><text:span text:style-name="T8">W O</text:span></text:p>
          <text:p text:style-name="P11"><text:span text:style-name="T8">Z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6" draw:text-style-name="P33" draw:layer="layout" svg:width="8.8cm" svg:height="1.6cm" svg:x="2.9cm" svg:y="1.271cm">
          <draw:text-box>
            <text:p>Gevel Zuidzij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hatch draw:name="Hatching_20_1" draw:display-name="Hatching 1" draw:style="single" draw:color="#000000" draw:distance="0.4cm" draw:rotation="0"/>
    <draw:hatch draw:name="Hatching_20_betonplaat" draw:display-name="Hatching betonplaat" draw:style="single" draw:color="#808080" draw:distance="0.102cm" draw:rotation="45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71cm" fo:margin-bottom="0.5cm" fo:margin-left="0.5cm" fo:margin-right="0.5cm" fo:page-width="32.4cm" fo:page-height="22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23:55:28.274565553</meta:creation-date>
    <meta:editing-duration>P4DT11H51M16S</meta:editing-duration>
    <meta:editing-cycles>413</meta:editing-cycles>
    <meta:generator>LibreOffice/5.0.2.2$Linux_X86_64 LibreOffice_project/00m0$Build-2</meta:generator>
    <dc:date>2017-01-29T23:25:44.487557795</dc:date>
    <meta:document-statistic meta:object-count="1656"/>
  </office:meta>
</office:document-meta>
</file>